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415cm"/>
    </style:style>
    <style:style style:name="co9" style:family="table-column">
      <style:table-column-properties fo:break-before="auto" style:column-width="3.611cm"/>
    </style:style>
    <style:style style:name="co10" style:family="table-column">
      <style:table-column-properties fo:break-before="auto" style:column-width="4.563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764cm"/>
    </style:style>
    <style:style style:name="co13" style:family="table-column">
      <style:table-column-properties fo:break-before="auto" style:column-width="2.379cm"/>
    </style:style>
    <style:style style:name="co14" style:family="table-column">
      <style:table-column-properties fo:break-before="auto" style:column-width="2.127cm"/>
    </style:style>
    <style:style style:name="co15" style:family="table-column">
      <style:table-column-properties fo:break-before="auto" style:column-width="1.6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ind_5f_nifty200list_5f_analysis_5f_202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style:rotation-align="none"/>
    </style:style>
    <style:style style:name="ce5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_nifty200list_analysis_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Market Cap</text:p>
          </table:table-cell>
          <table:table-cell table:style-name="ce1" office:value-type="string" calcext:value-type="string">
            <text:p>OCF(-2)</text:p>
          </table:table-cell>
          <table:table-cell table:style-name="ce1" office:value-type="string" calcext:value-type="string">
            <text:p>OCF(-1)</text:p>
          </table:table-cell>
          <table:table-cell table:style-name="ce1" office:value-type="string" calcext:value-type="string">
            <text:p>OCF(0)</text:p>
          </table:table-cell>
          <table:table-cell table:style-name="ce1" office:value-type="string" calcext:value-type="string">
            <text:p>Capex(-2)</text:p>
          </table:table-cell>
          <table:table-cell table:style-name="ce1" office:value-type="string" calcext:value-type="string">
            <text:p>Capex(-1)</text:p>
          </table:table-cell>
          <table:table-cell table:style-name="ce1" office:value-type="string" calcext:value-type="string">
            <text:p>Capex(0)</text:p>
          </table:table-cell>
          <table:table-cell table:style-name="ce1" office:value-type="string" calcext:value-type="string">
            <text:p>Average Capex</text:p>
          </table:table-cell>
          <table:table-cell table:style-name="ce1" office:value-type="string" calcext:value-type="string">
            <text:p>CurrentLiability(-2)</text:p>
          </table:table-cell>
          <table:table-cell table:style-name="ce1" office:value-type="string" calcext:value-type="string">
            <text:p>CurrentLiability(-1)</text:p>
          </table:table-cell>
          <table:table-cell table:style-name="ce1" office:value-type="string" calcext:value-type="string">
            <text:p>CurrentLiability(0)</text:p>
          </table:table-cell>
          <table:table-cell table:style-name="ce1" office:value-type="string" calcext:value-type="string">
            <text:p>NonCurrentLiab(-2)</text:p>
          </table:table-cell>
          <table:table-cell table:style-name="ce1" office:value-type="string" calcext:value-type="string">
            <text:p>NonCurrentLiab(-1)</text:p>
          </table:table-cell>
          <table:table-cell table:style-name="ce1" office:value-type="string" calcext:value-type="string">
            <text:p>NonCurrentLiab(0)</text:p>
          </table:table-cell>
          <table:table-cell table:style-name="ce1" office:value-type="string" calcext:value-type="string">
            <text:p>Mkt/OCF</text:p>
          </table:table-cell>
          <table:table-cell table:style-name="ce1" office:value-type="string" calcext:value-type="string">
            <text:p>OCF/liability</text:p>
          </table:table-cell>
          <table:table-cell table:style-name="ce1" office:value-type="string" calcext:value-type="string">
            <text:p>OCF/Capex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CEMENT &amp; CEMENT PRODUCTS</text:p>
          </table:table-cell>
          <table:table-cell office:value-type="float" office:value="39088" calcext:value-type="float">
            <text:p>39088</text:p>
          </table:table-cell>
          <table:table-cell office:value-type="float" office:value="1117.54" calcext:value-type="float">
            <text:p>1117.54</text:p>
          </table:table-cell>
          <table:table-cell office:value-type="float" office:value="2254.71" calcext:value-type="float">
            <text:p>2254.71</text:p>
          </table:table-cell>
          <table:table-cell office:value-type="float" office:value="2219.2" calcext:value-type="float">
            <text:p>2219.2</text:p>
          </table:table-cell>
          <table:table-cell office:value-type="float" office:value="520" calcext:value-type="float">
            <text:p>52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table:style-name="ce5" table:formula="of:=AVERAGE([.G2:.I2])" office:value-type="float" office:value="606.666666666667" calcext:value-type="float">
            <text:p>606.67</text:p>
          </table:table-cell>
          <table:table-cell office:value-type="float" office:value="4706" calcext:value-type="float">
            <text:p>4706</text:p>
          </table:table-cell>
          <table:table-cell office:value-type="float" office:value="4698" calcext:value-type="float">
            <text:p>4698</text:p>
          </table:table-cell>
          <table:table-cell office:value-type="float" office:value="4804" calcext:value-type="float">
            <text:p>4804</text:p>
          </table:table-cell>
          <table:table-cell office:value-type="float" office:value="814.86" calcext:value-type="float">
            <text:p>814.86</text:p>
          </table:table-cell>
          <table:table-cell office:value-type="float" office:value="890" calcext:value-type="float">
            <text:p>890</text:p>
          </table:table-cell>
          <table:table-cell office:value-type="float" office:value="693" calcext:value-type="float">
            <text:p>693</text:p>
          </table:table-cell>
          <table:table-cell table:style-name="ce5" table:formula="of:=[.C2]/AVERAGE([.D2:.F2])" office:value-type="float" office:value="20.9720197802001" calcext:value-type="float">
            <text:p>20.97</text:p>
          </table:table-cell>
          <table:table-cell table:style-name="ce5" table:formula="of:=(AVERAGE([.D2:.F2])/(AVERAGE([.K2:.M2])+(AVERAGE([.N2:.P2])/2)))" office:value-type="float" office:value="0.362917855796061" calcext:value-type="float">
            <text:p>0.36</text:p>
          </table:table-cell>
          <table:table-cell table:style-name="ce5" table:formula="of:=AVERAGE([.D2:.F2])/[.J2]" office:value-type="float" office:value="3.07222527472527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UBANK</text:p>
          </table:table-cell>
          <table:table-cell office:value-type="string" calcext:value-type="string">
            <text:p>FINANCIAL SERVICES</text:p>
          </table:table-cell>
          <table:table-cell table:style-name="ce2" office:value-type="float" office:value="37295" calcext:value-type="float">
            <text:p>37,295</text:p>
          </table:table-cell>
          <table:table-cell table:style-name="ce4" office:value-type="float" office:value="2504.77" calcext:value-type="float">
            <text:p>2,504.77</text:p>
          </table:table-cell>
          <table:table-cell office:value-type="float" office:value="847.78" calcext:value-type="float">
            <text:p>847.78</text:p>
          </table:table-cell>
          <table:table-cell office:value-type="float" office:value="659.57" calcext:value-type="float">
            <text:p>659.57</text:p>
          </table:table-cell>
          <table:table-cell office:value-type="float" office:value="164.97" calcext:value-type="float">
            <text:p>164.97</text:p>
          </table:table-cell>
          <table:table-cell office:value-type="float" office:value="125.72" calcext:value-type="float">
            <text:p>125.72</text:p>
          </table:table-cell>
          <table:table-cell office:value-type="float" office:value="92.2" calcext:value-type="float">
            <text:p>92.2</text:p>
          </table:table-cell>
          <table:table-cell table:style-name="ce5" table:formula="of:=AVERAGE([.G3:.I3])" office:value-type="float" office:value="127.63" calcext:value-type="float">
            <text:p>127.63</text:p>
          </table:table-cell>
          <table:table-cell table:style-name="ce4" office:value-type="float" office:value="7923.32" calcext:value-type="float">
            <text:p>7,923.32</text:p>
          </table:table-cell>
          <table:table-cell table:style-name="ce4" office:value-type="float" office:value="19422.44" calcext:value-type="float">
            <text:p>19,422.44</text:p>
          </table:table-cell>
          <table:table-cell table:style-name="ce4" office:value-type="float" office:value="26163.93" calcext:value-type="float">
            <text:p>26,163.93</text:p>
          </table:table-cell>
          <table:table-cell table:style-name="ce4" office:value-type="float" office:value="8647.15" calcext:value-type="float">
            <text:p>8,647.15</text:p>
          </table:table-cell>
          <table:table-cell table:style-name="ce4" office:value-type="float" office:value="10075.51" calcext:value-type="float">
            <text:p>10,075.51</text:p>
          </table:table-cell>
          <table:table-cell table:style-name="ce4" office:value-type="float" office:value="11644.68" calcext:value-type="float">
            <text:p>11,644.68</text:p>
          </table:table-cell>
          <table:table-cell table:style-name="ce5" table:formula="of:=[.C3]/AVERAGE([.D3:.F3])" office:value-type="float" office:value="27.8867531379919" calcext:value-type="float">
            <text:p>27.89</text:p>
          </table:table-cell>
          <table:table-cell table:style-name="ce5" table:formula="of:=(AVERAGE([.D3:.F3])/(AVERAGE([.K3:.M3])+(AVERAGE([.N3:.P3])/2)))" office:value-type="float" office:value="0.0584062273267751" calcext:value-type="float">
            <text:p>0.06</text:p>
          </table:table-cell>
          <table:table-cell table:style-name="ce5" table:formula="of:=AVERAGE([.D3:.F3])/[.J3]" office:value-type="float" office:value="10.4785186345948" calcext:value-type="float">
            <text:p>10.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ARTIIND</text:p>
          </table:table-cell>
          <table:table-cell office:value-type="string" calcext:value-type="string">
            <text:p>CHEMICALS</text:p>
          </table:table-cell>
          <table:table-cell table:style-name="ce2" office:value-type="float" office:value="31146" calcext:value-type="float">
            <text:p>31,146</text:p>
          </table:table-cell>
          <table:table-cell office:value-type="float" office:value="334.9" calcext:value-type="float">
            <text:p>334.9</text:p>
          </table:table-cell>
          <table:table-cell office:value-type="float" office:value="736.2" calcext:value-type="float">
            <text:p>736.2</text:p>
          </table:table-cell>
          <table:table-cell table:style-name="ce4" office:value-type="float" office:value="1102.06" calcext:value-type="float">
            <text:p>1,102.06</text:p>
          </table:table-cell>
          <table:table-cell office:value-type="float" office:value="614.78" calcext:value-type="float">
            <text:p>614.78</text:p>
          </table:table-cell>
          <table:table-cell office:value-type="float" office:value="793.61" calcext:value-type="float">
            <text:p>793.61</text:p>
          </table:table-cell>
          <table:table-cell table:style-name="ce4" office:value-type="float" office:value="1153.29" calcext:value-type="float">
            <text:p>1,153.29</text:p>
          </table:table-cell>
          <table:table-cell table:style-name="ce5" table:formula="of:=AVERAGE([.G4:.I4])" office:value-type="float" office:value="853.893333333333" calcext:value-type="float">
            <text:p>853.89</text:p>
          </table:table-cell>
          <table:table-cell table:style-name="ce4" office:value-type="float" office:value="1586.33" calcext:value-type="float">
            <text:p>1,586.33</text:p>
          </table:table-cell>
          <table:table-cell table:style-name="ce4" office:value-type="float" office:value="1932.17" calcext:value-type="float">
            <text:p>1,932.17</text:p>
          </table:table-cell>
          <table:table-cell table:style-name="ce4" office:value-type="float" office:value="1916.37" calcext:value-type="float">
            <text:p>1,916.37</text:p>
          </table:table-cell>
          <table:table-cell table:style-name="ce4" office:value-type="float" office:value="1149.68" calcext:value-type="float">
            <text:p>1,149.68</text:p>
          </table:table-cell>
          <table:table-cell table:style-name="ce4" office:value-type="float" office:value="1211.05" calcext:value-type="float">
            <text:p>1,211.05</text:p>
          </table:table-cell>
          <table:table-cell table:style-name="ce4" office:value-type="float" office:value="1342.74" calcext:value-type="float">
            <text:p>1,342.74</text:p>
          </table:table-cell>
          <table:table-cell table:style-name="ce5" table:formula="of:=[.C4]/AVERAGE([.D4:.F4])" office:value-type="float" office:value="42.9963739439342" calcext:value-type="float">
            <text:p>43.00</text:p>
          </table:table-cell>
          <table:table-cell table:style-name="ce5" table:formula="of:=(AVERAGE([.D4:.F4])/(AVERAGE([.K4:.M4])+(AVERAGE([.N4:.P4])/2)))" office:value-type="float" office:value="0.298240401394065" calcext:value-type="float">
            <text:p>0.30</text:p>
          </table:table-cell>
          <table:table-cell table:style-name="ce5" table:formula="of:=AVERAGE([.D4:.F4])/[.J4]" office:value-type="float" office:value="0.84833390587427" calcext:value-type="float">
            <text:p>0.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BOTINDIA</text:p>
          </table:table-cell>
          <table:table-cell office:value-type="string" calcext:value-type="string">
            <text:p>PHARMA</text:p>
          </table:table-cell>
          <table:table-cell table:style-name="ce2" office:value-type="float" office:value="36949" calcext:value-type="float">
            <text:p>36,949</text:p>
          </table:table-cell>
          <table:table-cell office:value-type="float" office:value="499.13" calcext:value-type="float">
            <text:p>499.13</text:p>
          </table:table-cell>
          <table:table-cell office:value-type="float" office:value="626.13" calcext:value-type="float">
            <text:p>626.13</text:p>
          </table:table-cell>
          <table:table-cell office:value-type="float" office:value="726.74" calcext:value-type="float">
            <text:p>726.74</text:p>
          </table:table-cell>
          <table:table-cell office:value-type="float" office:value="12.49" calcext:value-type="float">
            <text:p>12.49</text:p>
          </table:table-cell>
          <table:table-cell office:value-type="float" office:value="15.74" calcext:value-type="float">
            <text:p>15.74</text:p>
          </table:table-cell>
          <table:table-cell office:value-type="float" office:value="23.31" calcext:value-type="float">
            <text:p>23.31</text:p>
          </table:table-cell>
          <table:table-cell table:style-name="ce5" table:formula="of:=AVERAGE([.G5:.I5])" office:value-type="float" office:value="17.18" calcext:value-type="float">
            <text:p>17.18</text:p>
          </table:table-cell>
          <table:table-cell office:value-type="float" office:value="856.9" calcext:value-type="float">
            <text:p>856.9</text:p>
          </table:table-cell>
          <table:table-cell office:value-type="float" office:value="891.11" calcext:value-type="float">
            <text:p>891.11</text:p>
          </table:table-cell>
          <table:table-cell table:style-name="ce4" office:value-type="float" office:value="1030.86" calcext:value-type="float">
            <text:p>1,030.86</text:p>
          </table:table-cell>
          <table:table-cell office:value-type="float" office:value="75.42" calcext:value-type="float">
            <text:p>75.42</text:p>
          </table:table-cell>
          <table:table-cell office:value-type="float" office:value="224.04" calcext:value-type="float">
            <text:p>224.04</text:p>
          </table:table-cell>
          <table:table-cell office:value-type="float" office:value="207.43" calcext:value-type="float">
            <text:p>207.43</text:p>
          </table:table-cell>
          <table:table-cell table:style-name="ce5" table:formula="of:=[.C5]/AVERAGE([.D5:.F5])" office:value-type="float" office:value="59.8525917926566" calcext:value-type="float">
            <text:p>59.85</text:p>
          </table:table-cell>
          <table:table-cell table:style-name="ce5" table:formula="of:=(AVERAGE([.D5:.F5])/(AVERAGE([.K5:.M5])+(AVERAGE([.N5:.P5])/2)))" office:value-type="float" office:value="0.610754489556659" calcext:value-type="float">
            <text:p>0.61</text:p>
          </table:table-cell>
          <table:table-cell table:style-name="ce5" table:formula="of:=AVERAGE([.D5:.F5])/[.J5]" office:value-type="float" office:value="35.9332557237097" calcext:value-type="float">
            <text:p>35.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NIENT</text:p>
          </table:table-cell>
          <table:table-cell office:value-type="string" calcext:value-type="string">
            <text:p>METALS</text:p>
          </table:table-cell>
          <table:table-cell table:style-name="ce2" office:value-type="float" office:value="154198" calcext:value-type="float">
            <text:p>1,54,198</text:p>
          </table:table-cell>
          <table:table-cell table:style-name="ce4" office:value-type="float" office:value="3235.92" calcext:value-type="float">
            <text:p>3,235.92</text:p>
          </table:table-cell>
          <table:table-cell table:style-name="ce4" office:value-type="float" office:value="2453.56" calcext:value-type="float">
            <text:p>2,453.56</text:p>
          </table:table-cell>
          <table:table-cell table:style-name="ce4" office:value-type="float" office:value="4093.53" calcext:value-type="float">
            <text:p>4,093.53</text:p>
          </table:table-cell>
          <table:table-cell table:style-name="ce4" office:value-type="float" office:value="1772.32" calcext:value-type="float">
            <text:p>1,772.32</text:p>
          </table:table-cell>
          <table:table-cell table:style-name="ce4" office:value-type="float" office:value="2901.16" calcext:value-type="float">
            <text:p>2,901.16</text:p>
          </table:table-cell>
          <table:table-cell table:style-name="ce4" office:value-type="float" office:value="4138.98" calcext:value-type="float">
            <text:p>4,138.98</text:p>
          </table:table-cell>
          <table:table-cell table:style-name="ce5" table:formula="of:=AVERAGE([.D6:.F6])" office:value-type="float" office:value="3261.00333333333" calcext:value-type="float">
            <text:p>3261.00</text:p>
          </table:table-cell>
          <table:table-cell table:style-name="ce4" office:value-type="float" office:value="22509.29" calcext:value-type="float">
            <text:p>22,509.29</text:p>
          </table:table-cell>
          <table:table-cell table:style-name="ce4" office:value-type="float" office:value="23288.88" calcext:value-type="float">
            <text:p>23,288.88</text:p>
          </table:table-cell>
          <table:table-cell table:style-name="ce4" office:value-type="float" office:value="21483.09" calcext:value-type="float">
            <text:p>21,483.09</text:p>
          </table:table-cell>
          <table:table-cell table:style-name="ce4" office:value-type="float" office:value="4883.18" calcext:value-type="float">
            <text:p>4,883.18</text:p>
          </table:table-cell>
          <table:table-cell table:style-name="ce4" office:value-type="float" office:value="5376.24" calcext:value-type="float">
            <text:p>5,376.24</text:p>
          </table:table-cell>
          <table:table-cell table:style-name="ce4" office:value-type="float" office:value="11223.62" calcext:value-type="float">
            <text:p>11,223.62</text:p>
          </table:table-cell>
          <table:table-cell table:style-name="ce5" table:formula="of:=[.C6]/AVERAGE([.D6:.F6])" office:value-type="float" office:value="47.2854469125555" calcext:value-type="float">
            <text:p>47.29</text:p>
          </table:table-cell>
          <table:table-cell table:style-name="ce5" table:formula="of:=(AVERAGE([.D6:.F6])/(AVERAGE([.K6:.M6])+(AVERAGE([.N6:.P6])/2)))" office:value-type="float" office:value="0.125386585815066" calcext:value-type="float">
            <text:p>0.13</text:p>
          </table:table-cell>
          <table:table-cell table:style-name="ce5" table:formula="of:=AVERAGE([.D6:.F6])/[.J6]"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NIGREEN</text:p>
          </table:table-cell>
          <table:table-cell office:value-type="string" calcext:value-type="string">
            <text:p>POWER</text:p>
          </table:table-cell>
          <table:table-cell table:style-name="ce2" office:value-type="float" office:value="153226" calcext:value-type="float">
            <text:p>1,53,226</text:p>
          </table:table-cell>
          <table:table-cell table:style-name="ce4" office:value-type="float" office:value="1624.55" calcext:value-type="float">
            <text:p>1,624.55</text:p>
          </table:table-cell>
          <table:table-cell table:style-name="ce4" office:value-type="float" office:value="1965" calcext:value-type="float">
            <text:p>1,965.00</text:p>
          </table:table-cell>
          <table:table-cell table:style-name="ce4" office:value-type="float" office:value="1601" calcext:value-type="float">
            <text:p>1,601.00</text:p>
          </table:table-cell>
          <table:table-cell table:style-name="ce4" office:value-type="float" office:value="2869.31" calcext:value-type="float">
            <text:p>2,869.31</text:p>
          </table:table-cell>
          <table:table-cell table:style-name="ce4" office:value-type="float" office:value="3399" calcext:value-type="float">
            <text:p>3,399.00</text:p>
          </table:table-cell>
          <table:table-cell table:style-name="ce4" office:value-type="float" office:value="6143" calcext:value-type="float">
            <text:p>6,143.00</text:p>
          </table:table-cell>
          <table:table-cell table:style-name="ce5" table:formula="of:=AVERAGE([.G7:.I7])" office:value-type="float" office:value="4137.10333333333" calcext:value-type="float">
            <text:p>4137.10</text:p>
          </table:table-cell>
          <table:table-cell table:style-name="ce4" office:value-type="float" office:value="2699" calcext:value-type="float">
            <text:p>2,699.00</text:p>
          </table:table-cell>
          <table:table-cell table:style-name="ce4" office:value-type="float" office:value="3016" calcext:value-type="float">
            <text:p>3,016.00</text:p>
          </table:table-cell>
          <table:table-cell table:style-name="ce4" office:value-type="float" office:value="5797" calcext:value-type="float">
            <text:p>5,797.00</text:p>
          </table:table-cell>
          <table:table-cell table:style-name="ce4" office:value-type="float" office:value="10026.3" calcext:value-type="float">
            <text:p>10,026.30</text:p>
          </table:table-cell>
          <table:table-cell table:style-name="ce4" office:value-type="float" office:value="13098" calcext:value-type="float">
            <text:p>13,098.00</text:p>
          </table:table-cell>
          <table:table-cell table:style-name="ce4" office:value-type="float" office:value="20769" calcext:value-type="float">
            <text:p>20,769.00</text:p>
          </table:table-cell>
          <table:table-cell table:style-name="ce5" table:formula="of:=[.C7]/AVERAGE([.D7:.F7])" office:value-type="float" office:value="88.5605571663889" calcext:value-type="float">
            <text:p>88.56</text:p>
          </table:table-cell>
          <table:table-cell table:style-name="ce5" table:formula="of:=(AVERAGE([.D7:.F7])/(AVERAGE([.K7:.M7])+(AVERAGE([.N7:.P7])/2)))" office:value-type="float" office:value="0.155133276447197" calcext:value-type="float">
            <text:p>0.16</text:p>
          </table:table-cell>
          <table:table-cell table:style-name="ce5" table:formula="of:=AVERAGE([.D7:.F7])/[.J7]" office:value-type="float" office:value="0.418211292764422" calcext:value-type="float">
            <text:p>0.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NIPORTS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42361" calcext:value-type="float">
            <text:p>1,42,361</text:p>
          </table:table-cell>
          <table:table-cell table:style-name="ce4" office:value-type="float" office:value="6029.4" calcext:value-type="float">
            <text:p>6,029.40</text:p>
          </table:table-cell>
          <table:table-cell table:style-name="ce4" office:value-type="float" office:value="7401.81" calcext:value-type="float">
            <text:p>7,401.81</text:p>
          </table:table-cell>
          <table:table-cell table:style-name="ce4" office:value-type="float" office:value="7555.78" calcext:value-type="float">
            <text:p>7,555.78</text:p>
          </table:table-cell>
          <table:table-cell table:style-name="ce4" office:value-type="float" office:value="2940.49" calcext:value-type="float">
            <text:p>2,940.49</text:p>
          </table:table-cell>
          <table:table-cell table:style-name="ce4" office:value-type="float" office:value="3621.41" calcext:value-type="float">
            <text:p>3,621.41</text:p>
          </table:table-cell>
          <table:table-cell table:style-name="ce4" office:value-type="float" office:value="2351.7" calcext:value-type="float">
            <text:p>2,351.70</text:p>
          </table:table-cell>
          <table:table-cell table:style-name="ce5" table:formula="of:=AVERAGE([.G8:.I8])" office:value-type="float" office:value="2971.2" calcext:value-type="float">
            <text:p>2971.20</text:p>
          </table:table-cell>
          <table:table-cell table:style-name="ce4" office:value-type="float" office:value="10351.69" calcext:value-type="float">
            <text:p>10,351.69</text:p>
          </table:table-cell>
          <table:table-cell table:style-name="ce4" office:value-type="float" office:value="7696.47" calcext:value-type="float">
            <text:p>7,696.47</text:p>
          </table:table-cell>
          <table:table-cell table:style-name="ce4" office:value-type="float" office:value="7215.95" calcext:value-type="float">
            <text:p>7,215.95</text:p>
          </table:table-cell>
          <table:table-cell table:style-name="ce4" office:value-type="float" office:value="21111.66" calcext:value-type="float">
            <text:p>21,111.66</text:p>
          </table:table-cell>
          <table:table-cell table:style-name="ce4" office:value-type="float" office:value="28280.06" calcext:value-type="float">
            <text:p>28,280.06</text:p>
          </table:table-cell>
          <table:table-cell table:style-name="ce4" office:value-type="float" office:value="35023.54" calcext:value-type="float">
            <text:p>35,023.54</text:p>
          </table:table-cell>
          <table:table-cell table:style-name="ce5" table:formula="of:=[.C8]/AVERAGE([.D8:.F8])" office:value-type="float" office:value="20.3498929574941" calcext:value-type="float">
            <text:p>20.35</text:p>
          </table:table-cell>
          <table:table-cell table:style-name="ce5" table:formula="of:=(AVERAGE([.D8:.F8])/(AVERAGE([.K8:.M8])+(AVERAGE([.N8:.P8])/2)))" office:value-type="float" office:value="0.31104859604925" calcext:value-type="float">
            <text:p>0.31</text:p>
          </table:table-cell>
          <table:table-cell table:style-name="ce5" table:formula="of:=AVERAGE([.D8:.F8])/[.J8]" office:value-type="float" office:value="2.3544908903249" calcext:value-type="float">
            <text:p>2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GL</text:p>
          </table:table-cell>
          <table:table-cell office:value-type="string" calcext:value-type="string">
            <text:p>OIL &amp; GAS</text:p>
          </table:table-cell>
          <table:table-cell table:style-name="ce2" office:value-type="float" office:value="96920" calcext:value-type="float">
            <text:p>96,920</text:p>
          </table:table-cell>
          <table:table-cell office:value-type="float" office:value="356.1" calcext:value-type="float">
            <text:p>356.1</text:p>
          </table:table-cell>
          <table:table-cell office:value-type="float" office:value="492.4" calcext:value-type="float">
            <text:p>492.4</text:p>
          </table:table-cell>
          <table:table-cell office:value-type="float" office:value="653.5" calcext:value-type="float">
            <text:p>653.5</text:p>
          </table:table-cell>
          <table:table-cell office:value-type="float" office:value="240.69" calcext:value-type="float">
            <text:p>240.69</text:p>
          </table:table-cell>
          <table:table-cell office:value-type="float" office:value="441.89" calcext:value-type="float">
            <text:p>441.89</text:p>
          </table:table-cell>
          <table:table-cell office:value-type="float" office:value="606.43" calcext:value-type="float">
            <text:p>606.43</text:p>
          </table:table-cell>
          <table:table-cell table:style-name="ce5" table:formula="of:=AVERAGE([.G9:.I9])" office:value-type="float" office:value="429.67" calcext:value-type="float">
            <text:p>429.67</text:p>
          </table:table-cell>
          <table:table-cell office:value-type="float" office:value="491.84" calcext:value-type="float">
            <text:p>491.84</text:p>
          </table:table-cell>
          <table:table-cell office:value-type="float" office:value="591.09" calcext:value-type="float">
            <text:p>591.09</text:p>
          </table:table-cell>
          <table:table-cell office:value-type="float" office:value="808.24" calcext:value-type="float">
            <text:p>808.24</text:p>
          </table:table-cell>
          <table:table-cell office:value-type="float" office:value="454.27" calcext:value-type="float">
            <text:p>454.27</text:p>
          </table:table-cell>
          <table:table-cell office:value-type="float" office:value="414.3" calcext:value-type="float">
            <text:p>414.3</text:p>
          </table:table-cell>
          <table:table-cell office:value-type="float" office:value="461.54" calcext:value-type="float">
            <text:p>461.54</text:p>
          </table:table-cell>
          <table:table-cell table:style-name="ce5" table:formula="of:=[.C9]/AVERAGE([.D9:.F9])" office:value-type="float" office:value="193.58189081225" calcext:value-type="float">
            <text:p>193.58</text:p>
          </table:table-cell>
          <table:table-cell table:style-name="ce5" table:formula="of:=(AVERAGE([.D9:.F9])/(AVERAGE([.K9:.M9])+(AVERAGE([.N9:.P9])/2)))" office:value-type="float" office:value="0.587585208657297" calcext:value-type="float">
            <text:p>0.59</text:p>
          </table:table-cell>
          <table:table-cell table:style-name="ce5" table:formula="of:=AVERAGE([.D9:.F9])/[.J9]" office:value-type="float" office:value="1.16523533564519" calcext:value-type="float">
            <text:p>1.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ANITRANS</text:p>
          </table:table-cell>
          <table:table-cell office:value-type="string" calcext:value-type="string">
            <text:p>POWER</text:p>
          </table:table-cell>
          <table:table-cell table:style-name="ce2" office:value-type="float" office:value="107138" calcext:value-type="float">
            <text:p>1,07,138</text:p>
          </table:table-cell>
          <table:table-cell table:style-name="ce4" office:value-type="float" office:value="2591.38" calcext:value-type="float">
            <text:p>2,591.38</text:p>
          </table:table-cell>
          <table:table-cell table:style-name="ce4" office:value-type="float" office:value="5437.2" calcext:value-type="float">
            <text:p>5,437.20</text:p>
          </table:table-cell>
          <table:table-cell table:style-name="ce4" office:value-type="float" office:value="3784.33" calcext:value-type="float">
            <text:p>3,784.33</text:p>
          </table:table-cell>
          <table:table-cell table:style-name="ce4" office:value-type="float" office:value="1198.55" calcext:value-type="float">
            <text:p>1,198.55</text:p>
          </table:table-cell>
          <table:table-cell table:style-name="ce4" office:value-type="float" office:value="2762.67" calcext:value-type="float">
            <text:p>2,762.67</text:p>
          </table:table-cell>
          <table:table-cell table:style-name="ce4" office:value-type="float" office:value="3952.32" calcext:value-type="float">
            <text:p>3,952.32</text:p>
          </table:table-cell>
          <table:table-cell table:style-name="ce5" table:formula="of:=AVERAGE([.G10:.I10])" office:value-type="float" office:value="2637.84666666667" calcext:value-type="float">
            <text:p>2637.85</text:p>
          </table:table-cell>
          <table:table-cell table:style-name="ce4" office:value-type="float" office:value="6418.17" calcext:value-type="float">
            <text:p>6,418.17</text:p>
          </table:table-cell>
          <table:table-cell table:style-name="ce4" office:value-type="float" office:value="5381.94" calcext:value-type="float">
            <text:p>5,381.94</text:p>
          </table:table-cell>
          <table:table-cell table:style-name="ce4" office:value-type="float" office:value="6417.07" calcext:value-type="float">
            <text:p>6,417.07</text:p>
          </table:table-cell>
          <table:table-cell table:style-name="ce4" office:value-type="float" office:value="18097.41" calcext:value-type="float">
            <text:p>18,097.41</text:p>
          </table:table-cell>
          <table:table-cell table:style-name="ce4" office:value-type="float" office:value="24768.16" calcext:value-type="float">
            <text:p>24,768.16</text:p>
          </table:table-cell>
          <table:table-cell table:style-name="ce4" office:value-type="float" office:value="26793.65" calcext:value-type="float">
            <text:p>26,793.65</text:p>
          </table:table-cell>
          <table:table-cell table:style-name="ce5" table:formula="of:=[.C10]/AVERAGE([.D10:.F10])" office:value-type="float" office:value="27.2087064068041" calcext:value-type="float">
            <text:p>27.21</text:p>
          </table:table-cell>
          <table:table-cell table:style-name="ce5" table:formula="of:=(AVERAGE([.D10:.F10])/(AVERAGE([.K10:.M10])+(AVERAGE([.N10:.P10])/2)))" office:value-type="float" office:value="0.222688498210731" calcext:value-type="float">
            <text:p>0.22</text:p>
          </table:table-cell>
          <table:table-cell table:style-name="ce5" table:formula="of:=AVERAGE([.D10:.F10])/[.J10]" office:value-type="float" office:value="1.49274660897651" calcext:value-type="float">
            <text:p>1.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CAPITAL</text:p>
          </table:table-cell>
          <table:table-cell office:value-type="string" calcext:value-type="string">
            <text:p>FINANCIAL SERVICES</text:p>
          </table:table-cell>
          <table:table-cell table:style-name="ce2" office:value-type="float" office:value="29171" calcext:value-type="float">
            <text:p>29,171</text:p>
          </table:table-cell>
          <table:table-cell table:style-name="ce4" office:value-type="float" office:value="-11893.7" calcext:value-type="float">
            <text:p>-11,893.70</text:p>
          </table:table-cell>
          <table:table-cell table:style-name="ce4" office:value-type="float" office:value="-10255.81" calcext:value-type="float">
            <text:p>-10,255.81</text:p>
          </table:table-cell>
          <table:table-cell table:style-name="ce4" office:value-type="float" office:value="4165.07" calcext:value-type="float">
            <text:p>4,165.07</text:p>
          </table:table-cell>
          <table:table-cell office:value-type="float" office:value="156.57" calcext:value-type="float">
            <text:p>156.57</text:p>
          </table:table-cell>
          <table:table-cell office:value-type="float" office:value="162.5" calcext:value-type="float">
            <text:p>162.5</text:p>
          </table:table-cell>
          <table:table-cell office:value-type="float" office:value="157.29" calcext:value-type="float">
            <text:p>157.29</text:p>
          </table:table-cell>
          <table:table-cell table:style-name="ce5" table:formula="of:=AVERAGE([.G11:.I11])" office:value-type="float" office:value="158.786666666667" calcext:value-type="float">
            <text:p>158.79</text:p>
          </table:table-cell>
          <table:table-cell table:style-name="ce4" office:value-type="float" office:value="13208.16" calcext:value-type="float">
            <text:p>13,208.16</text:p>
          </table:table-cell>
          <table:table-cell table:style-name="ce4" office:value-type="float" office:value="55093.96" calcext:value-type="float">
            <text:p>55,093.96</text:p>
          </table:table-cell>
          <table:table-cell table:style-name="ce4" office:value-type="float" office:value="49258.49" calcext:value-type="float">
            <text:p>49,258.49</text:p>
          </table:table-cell>
          <table:table-cell table:style-name="ce4" office:value-type="float" office:value="70753.88" calcext:value-type="float">
            <text:p>70,753.88</text:p>
          </table:table-cell>
          <table:table-cell table:style-name="ce4" office:value-type="float" office:value="43706.18" calcext:value-type="float">
            <text:p>43,706.18</text:p>
          </table:table-cell>
          <table:table-cell table:style-name="ce4" office:value-type="float" office:value="50343.55" calcext:value-type="float">
            <text:p>50,343.55</text:p>
          </table:table-cell>
          <table:table-cell table:style-name="ce5" table:formula="of:=[.C11]/AVERAGE([.D11:.F11])" office:value-type="float" office:value="-4.86603975436544" calcext:value-type="float">
            <text:p>-4.87</text:p>
          </table:table-cell>
          <table:table-cell table:style-name="ce5" table:formula="of:=(AVERAGE([.D11:.F11])/(AVERAGE([.K11:.M11])+(AVERAGE([.N11:.P11])/2)))" office:value-type="float" office:value="-0.0899391018057069" calcext:value-type="float">
            <text:p>-0.09</text:p>
          </table:table-cell>
          <table:table-cell table:style-name="ce5" table:formula="of:=AVERAGE([.D11:.F11])/[.J11]" office:value-type="float" office:value="-37.7538836174322" calcext:value-type="float">
            <text:p>-37.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FRL</text:p>
          </table:table-cell>
          <table:table-cell office:value-type="string" calcext:value-type="string">
            <text:p>CONSUMER SERVICES</text:p>
          </table:table-cell>
          <table:table-cell table:style-name="ce2" office:value-type="float" office:value="20855" calcext:value-type="float">
            <text:p>20,855</text:p>
          </table:table-cell>
          <table:table-cell office:value-type="float" office:value="595.12" calcext:value-type="float">
            <text:p>595.12</text:p>
          </table:table-cell>
          <table:table-cell office:value-type="float" office:value="527.61" calcext:value-type="float">
            <text:p>527.61</text:p>
          </table:table-cell>
          <table:table-cell office:value-type="float" office:value="644.04" calcext:value-type="float">
            <text:p>644.04</text:p>
          </table:table-cell>
          <table:table-cell office:value-type="float" office:value="339.09" calcext:value-type="float">
            <text:p>339.09</text:p>
          </table:table-cell>
          <table:table-cell office:value-type="float" office:value="286.72" calcext:value-type="float">
            <text:p>286.72</text:p>
          </table:table-cell>
          <table:table-cell office:value-type="float" office:value="318.44" calcext:value-type="float">
            <text:p>318.44</text:p>
          </table:table-cell>
          <table:table-cell table:style-name="ce5" table:formula="of:=AVERAGE([.G12:.I12])" office:value-type="float" office:value="314.75" calcext:value-type="float">
            <text:p>314.75</text:p>
          </table:table-cell>
          <table:table-cell table:style-name="ce4" office:value-type="float" office:value="3171.02" calcext:value-type="float">
            <text:p>3,171.02</text:p>
          </table:table-cell>
          <table:table-cell table:style-name="ce4" office:value-type="float" office:value="4077.86" calcext:value-type="float">
            <text:p>4,077.86</text:p>
          </table:table-cell>
          <table:table-cell table:style-name="ce4" office:value-type="float" office:value="5710.46" calcext:value-type="float">
            <text:p>5,710.46</text:p>
          </table:table-cell>
          <table:table-cell table:style-name="ce4" office:value-type="float" office:value="1469.7" calcext:value-type="float">
            <text:p>1,469.70</text:p>
          </table:table-cell>
          <table:table-cell table:style-name="ce4" office:value-type="float" office:value="1113.82" calcext:value-type="float">
            <text:p>1,113.82</text:p>
          </table:table-cell>
          <table:table-cell table:style-name="ce4" office:value-type="float" office:value="2959.55" calcext:value-type="float">
            <text:p>2,959.55</text:p>
          </table:table-cell>
          <table:table-cell table:style-name="ce5" table:formula="of:=[.C12]/AVERAGE([.D12:.F12])" office:value-type="float" office:value="35.4120796708117" calcext:value-type="float">
            <text:p>35.41</text:p>
          </table:table-cell>
          <table:table-cell table:style-name="ce5" table:formula="of:=(AVERAGE([.D12:.F12])/(AVERAGE([.K12:.M12])+(AVERAGE([.N12:.P12])/2)))" office:value-type="float" office:value="0.112312252179234" calcext:value-type="float">
            <text:p>0.11</text:p>
          </table:table-cell>
          <table:table-cell table:style-name="ce5" table:formula="of:=AVERAGE([.D12:.F12])/[.J12]" office:value-type="float" office:value="1.87108287000265" calcext:value-type="float">
            <text:p>1.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JANTPHARM</text:p>
          </table:table-cell>
          <table:table-cell office:value-type="string" calcext:value-type="string">
            <text:p>PHARMA</text:p>
          </table:table-cell>
          <table:table-cell table:style-name="ce2" office:value-type="float" office:value="18525" calcext:value-type="float">
            <text:p>18,525</text:p>
          </table:table-cell>
          <table:table-cell office:value-type="float" office:value="374.51" calcext:value-type="float">
            <text:p>374.51</text:p>
          </table:table-cell>
          <table:table-cell office:value-type="float" office:value="456.77" calcext:value-type="float">
            <text:p>456.77</text:p>
          </table:table-cell>
          <table:table-cell office:value-type="float" office:value="576.31" calcext:value-type="float">
            <text:p>576.31</text:p>
          </table:table-cell>
          <table:table-cell office:value-type="float" office:value="342.97" calcext:value-type="float">
            <text:p>342.97</text:p>
          </table:table-cell>
          <table:table-cell office:value-type="float" office:value="239.42" calcext:value-type="float">
            <text:p>239.42</text:p>
          </table:table-cell>
          <table:table-cell office:value-type="float" office:value="171.61" calcext:value-type="float">
            <text:p>171.61</text:p>
          </table:table-cell>
          <table:table-cell table:style-name="ce5" table:formula="of:=AVERAGE([.G13:.I13])" office:value-type="float" office:value="251.333333333333" calcext:value-type="float">
            <text:p>251.33</text:p>
          </table:table-cell>
          <table:table-cell office:value-type="float" office:value="377.64" calcext:value-type="float">
            <text:p>377.64</text:p>
          </table:table-cell>
          <table:table-cell office:value-type="float" office:value="606.17" calcext:value-type="float">
            <text:p>606.17</text:p>
          </table:table-cell>
          <table:table-cell office:value-type="float" office:value="648.63" calcext:value-type="float">
            <text:p>648.63</text:p>
          </table:table-cell>
          <table:table-cell office:value-type="float" office:value="41.52" calcext:value-type="float">
            <text:p>41.52</text:p>
          </table:table-cell>
          <table:table-cell office:value-type="float" office:value="88.25" calcext:value-type="float">
            <text:p>88.25</text:p>
          </table:table-cell>
          <table:table-cell office:value-type="float" office:value="84.36" calcext:value-type="float">
            <text:p>84.36</text:p>
          </table:table-cell>
          <table:table-cell table:style-name="ce5" table:formula="of:=[.C13]/AVERAGE([.D13:.F13])" office:value-type="float" office:value="39.4823776810009" calcext:value-type="float">
            <text:p>39.48</text:p>
          </table:table-cell>
          <table:table-cell table:style-name="ce5" table:formula="of:=(AVERAGE([.D13:.F13])/(AVERAGE([.K13:.M13])+(AVERAGE([.N13:.P13])/2)))" office:value-type="float" office:value="0.809189970710058" calcext:value-type="float">
            <text:p>0.81</text:p>
          </table:table-cell>
          <table:table-cell table:style-name="ce5" table:formula="of:=AVERAGE([.D13:.F13])/[.J13]" office:value-type="float" office:value="1.86683023872679" calcext:value-type="float">
            <text:p>1.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PLLTD</text:p>
          </table:table-cell>
          <table:table-cell office:value-type="string" calcext:value-type="string">
            <text:p>PHARMA</text:p>
          </table:table-cell>
          <table:table-cell table:style-name="ce2" office:value-type="float" office:value="19017" calcext:value-type="float">
            <text:p>19,017</text:p>
          </table:table-cell>
          <table:table-cell office:value-type="float" office:value="811.96" calcext:value-type="float">
            <text:p>811.96</text:p>
          </table:table-cell>
          <table:table-cell office:value-type="float" office:value="449.13" calcext:value-type="float">
            <text:p>449.13</text:p>
          </table:table-cell>
          <table:table-cell table:style-name="ce4" office:value-type="float" office:value="1463.38" calcext:value-type="float">
            <text:p>1,463.38</text:p>
          </table:table-cell>
          <table:table-cell office:value-type="float" office:value="764.37" calcext:value-type="float">
            <text:p>764.37</text:p>
          </table:table-cell>
          <table:table-cell office:value-type="float" office:value="734.89" calcext:value-type="float">
            <text:p>734.89</text:p>
          </table:table-cell>
          <table:table-cell office:value-type="float" office:value="659.51" calcext:value-type="float">
            <text:p>659.51</text:p>
          </table:table-cell>
          <table:table-cell table:style-name="ce5" table:formula="of:=AVERAGE([.G14:.I14])" office:value-type="float" office:value="719.59" calcext:value-type="float">
            <text:p>719.59</text:p>
          </table:table-cell>
          <table:table-cell table:style-name="ce4" office:value-type="float" office:value="1489.69" calcext:value-type="float">
            <text:p>1,489.69</text:p>
          </table:table-cell>
          <table:table-cell table:style-name="ce4" office:value-type="float" office:value="1751.61" calcext:value-type="float">
            <text:p>1,751.61</text:p>
          </table:table-cell>
          <table:table-cell table:style-name="ce4" office:value-type="float" office:value="1280.85" calcext:value-type="float">
            <text:p>1,280.85</text:p>
          </table:table-cell>
          <table:table-cell office:value-type="float" office:value="570.07" calcext:value-type="float">
            <text:p>570.07</text:p>
          </table:table-cell>
          <table:table-cell table:style-name="ce4" office:value-type="float" office:value="1046.99" calcext:value-type="float">
            <text:p>1,046.99</text:p>
          </table:table-cell>
          <table:table-cell office:value-type="float" office:value="361.16" calcext:value-type="float">
            <text:p>361.16</text:p>
          </table:table-cell>
          <table:table-cell table:style-name="ce5" table:formula="of:=[.C14]/AVERAGE([.D14:.F14])" office:value-type="float" office:value="20.9402195656403" calcext:value-type="float">
            <text:p>20.94</text:p>
          </table:table-cell>
          <table:table-cell table:style-name="ce5" table:formula="of:=(AVERAGE([.D14:.F14])/(AVERAGE([.K14:.M14])+(AVERAGE([.N14:.P14])/2)))" office:value-type="float" office:value="0.494346120487874" calcext:value-type="float">
            <text:p>0.49</text:p>
          </table:table-cell>
          <table:table-cell table:style-name="ce5" table:formula="of:=AVERAGE([.D14:.F14])/[.J14]" office:value-type="float" office:value="1.26204736956693" calcext:value-type="float">
            <text:p>1.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KEM</text:p>
          </table:table-cell>
          <table:table-cell office:value-type="string" calcext:value-type="string">
            <text:p>PHARMA</text:p>
          </table:table-cell>
          <table:table-cell table:style-name="ce2" office:value-type="float" office:value="39672" calcext:value-type="float">
            <text:p>39,672</text:p>
          </table:table-cell>
          <table:table-cell office:value-type="float" office:value="266.04" calcext:value-type="float">
            <text:p>266.04</text:p>
          </table:table-cell>
          <table:table-cell office:value-type="float" office:value="779.65" calcext:value-type="float">
            <text:p>779.65</text:p>
          </table:table-cell>
          <table:table-cell office:value-type="float" office:value="585.08" calcext:value-type="float">
            <text:p>585.08</text:p>
          </table:table-cell>
          <table:table-cell office:value-type="float" office:value="683.75" calcext:value-type="float">
            <text:p>683.75</text:p>
          </table:table-cell>
          <table:table-cell office:value-type="float" office:value="529.16" calcext:value-type="float">
            <text:p>529.16</text:p>
          </table:table-cell>
          <table:table-cell office:value-type="float" office:value="363.09" calcext:value-type="float">
            <text:p>363.09</text:p>
          </table:table-cell>
          <table:table-cell table:style-name="ce5" table:formula="of:=AVERAGE([.G15:.I15])" office:value-type="float" office:value="525.333333333333" calcext:value-type="float">
            <text:p>525.33</text:p>
          </table:table-cell>
          <table:table-cell table:style-name="ce4" office:value-type="float" office:value="2383.31" calcext:value-type="float">
            <text:p>2,383.31</text:p>
          </table:table-cell>
          <table:table-cell table:style-name="ce4" office:value-type="float" office:value="2217.53" calcext:value-type="float">
            <text:p>2,217.53</text:p>
          </table:table-cell>
          <table:table-cell table:style-name="ce4" office:value-type="float" office:value="3243.31" calcext:value-type="float">
            <text:p>3,243.31</text:p>
          </table:table-cell>
          <table:table-cell office:value-type="float" office:value="295.33" calcext:value-type="float">
            <text:p>295.33</text:p>
          </table:table-cell>
          <table:table-cell office:value-type="float" office:value="418.41" calcext:value-type="float">
            <text:p>418.41</text:p>
          </table:table-cell>
          <table:table-cell office:value-type="float" office:value="391.05" calcext:value-type="float">
            <text:p>391.05</text:p>
          </table:table-cell>
          <table:table-cell table:style-name="ce5" table:formula="of:=[.C15]/AVERAGE([.D15:.F15])" office:value-type="float" office:value="72.9814750087382" calcext:value-type="float">
            <text:p>72.98</text:p>
          </table:table-cell>
          <table:table-cell table:style-name="ce5" table:formula="of:=(AVERAGE([.D15:.F15])/(AVERAGE([.K15:.M15])+(AVERAGE([.N15:.P15])/2)))" office:value-type="float" office:value="0.194219169908575" calcext:value-type="float">
            <text:p>0.19</text:p>
          </table:table-cell>
          <table:table-cell table:style-name="ce5" table:formula="of:=AVERAGE([.D15:.F15])/[.J15]" office:value-type="float" office:value="1.03475253807107" calcext:value-type="float">
            <text:p>1.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ARAJABAT</text:p>
          </table:table-cell>
          <table:table-cell office:value-type="string" calcext:value-type="string">
            <text:p>AUTOMOBILE</text:p>
          </table:table-cell>
          <table:table-cell table:style-name="ce2" office:value-type="float" office:value="12594" calcext:value-type="float">
            <text:p>12,594</text:p>
          </table:table-cell>
          <table:table-cell office:value-type="float" office:value="321.66" calcext:value-type="float">
            <text:p>321.66</text:p>
          </table:table-cell>
          <table:table-cell office:value-type="float" office:value="541.14" calcext:value-type="float">
            <text:p>541.14</text:p>
          </table:table-cell>
          <table:table-cell table:style-name="ce4" office:value-type="float" office:value="1176.56" calcext:value-type="float">
            <text:p>1,176.56</text:p>
          </table:table-cell>
          <table:table-cell office:value-type="float" office:value="386.61" calcext:value-type="float">
            <text:p>386.61</text:p>
          </table:table-cell>
          <table:table-cell office:value-type="float" office:value="528.47" calcext:value-type="float">
            <text:p>528.47</text:p>
          </table:table-cell>
          <table:table-cell office:value-type="float" office:value="701.38" calcext:value-type="float">
            <text:p>701.38</text:p>
          </table:table-cell>
          <table:table-cell table:style-name="ce5" table:formula="of:=AVERAGE([.G16:.I16])" office:value-type="float" office:value="538.82" calcext:value-type="float">
            <text:p>538.82</text:p>
          </table:table-cell>
          <table:table-cell office:value-type="float" office:value="992.98" calcext:value-type="float">
            <text:p>992.98</text:p>
          </table:table-cell>
          <table:table-cell office:value-type="float" office:value="902.51" calcext:value-type="float">
            <text:p>902.51</text:p>
          </table:table-cell>
          <table:table-cell table:style-name="ce4" office:value-type="float" office:value="1102.05" calcext:value-type="float">
            <text:p>1,102.05</text:p>
          </table:table-cell>
          <table:table-cell office:value-type="float" office:value="238.18" calcext:value-type="float">
            <text:p>238.18</text:p>
          </table:table-cell>
          <table:table-cell office:value-type="float" office:value="258.15" calcext:value-type="float">
            <text:p>258.15</text:p>
          </table:table-cell>
          <table:table-cell office:value-type="float" office:value="45.62" calcext:value-type="float">
            <text:p>45.62</text:p>
          </table:table-cell>
          <table:table-cell table:style-name="ce5" table:formula="of:=[.C16]/AVERAGE([.D16:.F16])" office:value-type="float" office:value="18.5264004393535" calcext:value-type="float">
            <text:p>18.53</text:p>
          </table:table-cell>
          <table:table-cell table:style-name="ce5" table:formula="of:=(AVERAGE([.D16:.F16])/(AVERAGE([.K16:.M16])+(AVERAGE([.N16:.P16])/2)))" office:value-type="float" office:value="0.623940841636034" calcext:value-type="float">
            <text:p>0.62</text:p>
          </table:table-cell>
          <table:table-cell table:style-name="ce5" table:formula="of:=AVERAGE([.D16:.F16])/[.J16]" office:value-type="float" office:value="1.26162107320936" calcext:value-type="float">
            <text:p>1.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MBUJACEM</text:p>
          </table:table-cell>
          <table:table-cell office:value-type="string" calcext:value-type="string">
            <text:p>CEMENT &amp; CEMENT PRODUCTS</text:p>
          </table:table-cell>
          <table:table-cell table:style-name="ce2" office:value-type="float" office:value="74064" calcext:value-type="float">
            <text:p>74,064</text:p>
          </table:table-cell>
          <table:table-cell table:style-name="ce4" office:value-type="float" office:value="1703.41" calcext:value-type="float">
            <text:p>1,703.41</text:p>
          </table:table-cell>
          <table:table-cell table:style-name="ce4" office:value-type="float" office:value="4738.7" calcext:value-type="float">
            <text:p>4,738.70</text:p>
          </table:table-cell>
          <table:table-cell table:style-name="ce4" office:value-type="float" office:value="4832.37" calcext:value-type="float">
            <text:p>4,832.37</text:p>
          </table:table-cell>
          <table:table-cell table:style-name="ce4" office:value-type="float" office:value="1107.99" calcext:value-type="float">
            <text:p>1,107.99</text:p>
          </table:table-cell>
          <table:table-cell table:style-name="ce4" office:value-type="float" office:value="1667.43" calcext:value-type="float">
            <text:p>1,667.43</text:p>
          </table:table-cell>
          <table:table-cell table:style-name="ce4" office:value-type="float" office:value="1733.65" calcext:value-type="float">
            <text:p>1,733.65</text:p>
          </table:table-cell>
          <table:table-cell table:style-name="ce5" table:formula="of:=AVERAGE([.G17:.I17])" office:value-type="float" office:value="1503.02333333333" calcext:value-type="float">
            <text:p>1503.02</text:p>
          </table:table-cell>
          <table:table-cell table:style-name="ce4" office:value-type="float" office:value="8448.14" calcext:value-type="float">
            <text:p>8,448.14</text:p>
          </table:table-cell>
          <table:table-cell table:style-name="ce4" office:value-type="float" office:value="9070.31" calcext:value-type="float">
            <text:p>9,070.31</text:p>
          </table:table-cell>
          <table:table-cell table:style-name="ce4" office:value-type="float" office:value="9260.4" calcext:value-type="float">
            <text:p>9,260.40</text:p>
          </table:table-cell>
          <table:table-cell table:style-name="ce4" office:value-type="float" office:value="1340.94" calcext:value-type="float">
            <text:p>1,340.94</text:p>
          </table:table-cell>
          <table:table-cell table:style-name="ce4" office:value-type="float" office:value="1293.12" calcext:value-type="float">
            <text:p>1,293.12</text:p>
          </table:table-cell>
          <table:table-cell table:style-name="ce4" office:value-type="float" office:value="1358.9" calcext:value-type="float">
            <text:p>1,358.90</text:p>
          </table:table-cell>
          <table:table-cell table:style-name="ce5" table:formula="of:=[.C17]/AVERAGE([.D17:.F17])" office:value-type="float" office:value="19.7075164442174" calcext:value-type="float">
            <text:p>19.71</text:p>
          </table:table-cell>
          <table:table-cell table:style-name="ce5" table:formula="of:=(AVERAGE([.D17:.F17])/(AVERAGE([.K17:.M17])+(AVERAGE([.N17:.P17])/2)))" office:value-type="float" office:value="0.391810623892063" calcext:value-type="float">
            <text:p>0.39</text:p>
          </table:table-cell>
          <table:table-cell table:style-name="ce5" table:formula="of:=AVERAGE([.D17:.F17])/[.J17]" office:value-type="float" office:value="2.5004003042756" calcext:value-type="float">
            <text:p>2.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POLLOHOSP</text:p>
          </table:table-cell>
          <table:table-cell office:value-type="string" calcext:value-type="string">
            <text:p>HEALTHCARE SERVICES</text:p>
          </table:table-cell>
          <table:table-cell table:style-name="ce2" office:value-type="float" office:value="53988" calcext:value-type="float">
            <text:p>53,988</text:p>
          </table:table-cell>
          <table:table-cell office:value-type="float" office:value="536.96" calcext:value-type="float">
            <text:p>536.96</text:p>
          </table:table-cell>
          <table:table-cell office:value-type="float" office:value="905.2" calcext:value-type="float">
            <text:p>905.2</text:p>
          </table:table-cell>
          <table:table-cell table:style-name="ce4" office:value-type="float" office:value="1292.8" calcext:value-type="float">
            <text:p>1,292.80</text:p>
          </table:table-cell>
          <table:table-cell office:value-type="float" office:value="621.39" calcext:value-type="float">
            <text:p>621.39</text:p>
          </table:table-cell>
          <table:table-cell office:value-type="float" office:value="678.9" calcext:value-type="float">
            <text:p>678.9</text:p>
          </table:table-cell>
          <table:table-cell office:value-type="float" office:value="513" calcext:value-type="float">
            <text:p>513</text:p>
          </table:table-cell>
          <table:table-cell table:style-name="ce5" table:formula="of:=AVERAGE([.G18:.I18])" office:value-type="float" office:value="604.43" calcext:value-type="float">
            <text:p>604.43</text:p>
          </table:table-cell>
          <table:table-cell table:style-name="ce4" office:value-type="float" office:value="1567.23" calcext:value-type="float">
            <text:p>1,567.23</text:p>
          </table:table-cell>
          <table:table-cell table:style-name="ce4" office:value-type="float" office:value="1955.5" calcext:value-type="float">
            <text:p>1,955.50</text:p>
          </table:table-cell>
          <table:table-cell table:style-name="ce4" office:value-type="float" office:value="2337.3" calcext:value-type="float">
            <text:p>2,337.30</text:p>
          </table:table-cell>
          <table:table-cell table:style-name="ce4" office:value-type="float" office:value="3644.45" calcext:value-type="float">
            <text:p>3,644.45</text:p>
          </table:table-cell>
          <table:table-cell table:style-name="ce4" office:value-type="float" office:value="3741.4" calcext:value-type="float">
            <text:p>3,741.40</text:p>
          </table:table-cell>
          <table:table-cell table:style-name="ce4" office:value-type="float" office:value="5481.7" calcext:value-type="float">
            <text:p>5,481.70</text:p>
          </table:table-cell>
          <table:table-cell table:style-name="ce5" table:formula="of:=[.C18]/AVERAGE([.D18:.F18])" office:value-type="float" office:value="59.2198789013368" calcext:value-type="float">
            <text:p>59.22</text:p>
          </table:table-cell>
          <table:table-cell table:style-name="ce5" table:formula="of:=(AVERAGE([.D18:.F18])/(AVERAGE([.K18:.M18])+(AVERAGE([.N18:.P18])/2)))" office:value-type="float" office:value="0.222466518705966" calcext:value-type="float">
            <text:p>0.22</text:p>
          </table:table-cell>
          <table:table-cell table:style-name="ce5" table:formula="of:=AVERAGE([.D18:.F18])/[.J18]" office:value-type="float" office:value="1.50828604360031" calcext:value-type="float">
            <text:p>1.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POLLOTYRE</text:p>
          </table:table-cell>
          <table:table-cell office:value-type="string" calcext:value-type="string">
            <text:p>AUTOMOBILE</text:p>
          </table:table-cell>
          <table:table-cell table:style-name="ce2" office:value-type="float" office:value="15271" calcext:value-type="float">
            <text:p>15,271</text:p>
          </table:table-cell>
          <table:table-cell table:style-name="ce4" office:value-type="float" office:value="1071.12" calcext:value-type="float">
            <text:p>1,071.12</text:p>
          </table:table-cell>
          <table:table-cell table:style-name="ce4" office:value-type="float" office:value="2517.36" calcext:value-type="float">
            <text:p>2,517.36</text:p>
          </table:table-cell>
          <table:table-cell table:style-name="ce4" office:value-type="float" office:value="2446.87" calcext:value-type="float">
            <text:p>2,446.87</text:p>
          </table:table-cell>
          <table:table-cell table:style-name="ce4" office:value-type="float" office:value="2293.17" calcext:value-type="float">
            <text:p>2,293.17</text:p>
          </table:table-cell>
          <table:table-cell table:style-name="ce4" office:value-type="float" office:value="2836.12" calcext:value-type="float">
            <text:p>2,836.12</text:p>
          </table:table-cell>
          <table:table-cell table:style-name="ce4" office:value-type="float" office:value="1190.22" calcext:value-type="float">
            <text:p>1,190.22</text:p>
          </table:table-cell>
          <table:table-cell table:style-name="ce5" table:formula="of:=AVERAGE([.G19:.I19])" office:value-type="float" office:value="2106.50333333333" calcext:value-type="float">
            <text:p>2106.50</text:p>
          </table:table-cell>
          <table:table-cell table:style-name="ce4" office:value-type="float" office:value="4374.42" calcext:value-type="float">
            <text:p>4,374.42</text:p>
          </table:table-cell>
          <table:table-cell table:style-name="ce4" office:value-type="float" office:value="5713.43" calcext:value-type="float">
            <text:p>5,713.43</text:p>
          </table:table-cell>
          <table:table-cell table:style-name="ce4" office:value-type="float" office:value="6730.66" calcext:value-type="float">
            <text:p>6,730.66</text:p>
          </table:table-cell>
          <table:table-cell table:style-name="ce4" office:value-type="float" office:value="5736.66" calcext:value-type="float">
            <text:p>5,736.66</text:p>
          </table:table-cell>
          <table:table-cell table:style-name="ce4" office:value-type="float" office:value="7562.05" calcext:value-type="float">
            <text:p>7,562.05</text:p>
          </table:table-cell>
          <table:table-cell table:style-name="ce4" office:value-type="float" office:value="7670.73" calcext:value-type="float">
            <text:p>7,670.73</text:p>
          </table:table-cell>
          <table:table-cell table:style-name="ce5" table:formula="of:=[.C19]/AVERAGE([.D19:.F19])" office:value-type="float" office:value="7.59077766823796" calcext:value-type="float">
            <text:p>7.59</text:p>
          </table:table-cell>
          <table:table-cell table:style-name="ce5" table:formula="of:=(AVERAGE([.D19:.F19])/(AVERAGE([.K19:.M19])+(AVERAGE([.N19:.P19])/2)))" office:value-type="float" office:value="0.221048938165924" calcext:value-type="float">
            <text:p>0.22</text:p>
          </table:table-cell>
          <table:table-cell table:style-name="ce5" table:formula="of:=AVERAGE([.D19:.F19])/[.J19]" office:value-type="float" office:value="0.955034488433438" calcext:value-type="float">
            <text:p>0.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SHOKLEY</text:p>
          </table:table-cell>
          <table:table-cell office:value-type="string" calcext:value-type="string">
            <text:p>AUTOMOBILE</text:p>
          </table:table-cell>
          <table:table-cell table:style-name="ce2" office:value-type="float" office:value="37545" calcext:value-type="float">
            <text:p>37,545</text:p>
          </table:table-cell>
          <table:table-cell table:style-name="ce4" office:value-type="float" office:value="1462.43" calcext:value-type="float">
            <text:p>1,462.43</text:p>
          </table:table-cell>
          <table:table-cell table:style-name="ce4" office:value-type="float" office:value="-3745.49" calcext:value-type="float">
            <text:p>-3,745.49</text:p>
          </table:table-cell>
          <table:table-cell office:value-type="float" office:value="383.18" calcext:value-type="float">
            <text:p>383.18</text:p>
          </table:table-cell>
          <table:table-cell office:value-type="float" office:value="651.16" calcext:value-type="float">
            <text:p>651.16</text:p>
          </table:table-cell>
          <table:table-cell table:style-name="ce4" office:value-type="float" office:value="1126.35" calcext:value-type="float">
            <text:p>1,126.35</text:p>
          </table:table-cell>
          <table:table-cell table:style-name="ce4" office:value-type="float" office:value="1349.08" calcext:value-type="float">
            <text:p>1,349.08</text:p>
          </table:table-cell>
          <table:table-cell table:style-name="ce5" table:formula="of:=AVERAGE([.G20:.I20])" office:value-type="float" office:value="1042.19666666667" calcext:value-type="float">
            <text:p>1042.20</text:p>
          </table:table-cell>
          <table:table-cell table:style-name="ce4" office:value-type="float" office:value="14198.13" calcext:value-type="float">
            <text:p>14,198.13</text:p>
          </table:table-cell>
          <table:table-cell table:style-name="ce4" office:value-type="float" office:value="15329.85" calcext:value-type="float">
            <text:p>15,329.85</text:p>
          </table:table-cell>
          <table:table-cell table:style-name="ce4" office:value-type="float" office:value="14805.48" calcext:value-type="float">
            <text:p>14,805.48</text:p>
          </table:table-cell>
          <table:table-cell table:style-name="ce4" office:value-type="float" office:value="10938.81" calcext:value-type="float">
            <text:p>10,938.81</text:p>
          </table:table-cell>
          <table:table-cell table:style-name="ce4" office:value-type="float" office:value="13975.11" calcext:value-type="float">
            <text:p>13,975.11</text:p>
          </table:table-cell>
          <table:table-cell table:style-name="ce4" office:value-type="float" office:value="14428.6" calcext:value-type="float">
            <text:p>14,428.60</text:p>
          </table:table-cell>
          <table:table-cell table:style-name="ce5" table:formula="of:=[.C20]/AVERAGE([.D20:.F20])" office:value-type="float" office:value="-59.2853232835758" calcext:value-type="float">
            <text:p>-59.29</text:p>
          </table:table-cell>
          <table:table-cell table:style-name="ce5" table:formula="of:=(AVERAGE([.D20:.F20])/(AVERAGE([.K20:.M20])+(AVERAGE([.N20:.P20])/2)))" office:value-type="float" office:value="-0.0296834358466063" calcext:value-type="float">
            <text:p>-0.03</text:p>
          </table:table-cell>
          <table:table-cell table:style-name="ce5" table:formula="of:=AVERAGE([.D20:.F20])/[.J20]" office:value-type="float" office:value="-0.607652426445424" calcext:value-type="float">
            <text:p>-0.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SIANPAINT</text:p>
          </table:table-cell>
          <table:table-cell office:value-type="string" calcext:value-type="string">
            <text:p>CONSUMER GOODS</text:p>
          </table:table-cell>
          <table:table-cell table:style-name="ce2" office:value-type="float" office:value="287946" calcext:value-type="float">
            <text:p>2,87,946</text:p>
          </table:table-cell>
          <table:table-cell table:style-name="ce4" office:value-type="float" office:value="2469.54" calcext:value-type="float">
            <text:p>2,469.54</text:p>
          </table:table-cell>
          <table:table-cell table:style-name="ce4" office:value-type="float" office:value="3038.15" calcext:value-type="float">
            <text:p>3,038.15</text:p>
          </table:table-cell>
          <table:table-cell table:style-name="ce4" office:value-type="float" office:value="3683.35" calcext:value-type="float">
            <text:p>3,683.35</text:p>
          </table:table-cell>
          <table:table-cell table:style-name="ce4" office:value-type="float" office:value="1150.79" calcext:value-type="float">
            <text:p>1,150.79</text:p>
          </table:table-cell>
          <table:table-cell office:value-type="float" office:value="403.54" calcext:value-type="float">
            <text:p>403.54</text:p>
          </table:table-cell>
          <table:table-cell office:value-type="float" office:value="281.87" calcext:value-type="float">
            <text:p>281.87</text:p>
          </table:table-cell>
          <table:table-cell table:style-name="ce5" table:formula="of:=AVERAGE([.G21:.I21])" office:value-type="float" office:value="612.066666666667" calcext:value-type="float">
            <text:p>612.07</text:p>
          </table:table-cell>
          <table:table-cell table:style-name="ce4" office:value-type="float" office:value="5180.1" calcext:value-type="float">
            <text:p>5,180.10</text:p>
          </table:table-cell>
          <table:table-cell table:style-name="ce4" office:value-type="float" office:value="4380.38" calcext:value-type="float">
            <text:p>4,380.38</text:p>
          </table:table-cell>
          <table:table-cell table:style-name="ce4" office:value-type="float" office:value="5925.86" calcext:value-type="float">
            <text:p>5,925.86</text:p>
          </table:table-cell>
          <table:table-cell table:style-name="ce4" office:value-type="float" office:value="1236.94" calcext:value-type="float">
            <text:p>1,236.94</text:p>
          </table:table-cell>
          <table:table-cell table:style-name="ce4" office:value-type="float" office:value="1223.9" calcext:value-type="float">
            <text:p>1,223.90</text:p>
          </table:table-cell>
          <table:table-cell table:style-name="ce4" office:value-type="float" office:value="1200.33" calcext:value-type="float">
            <text:p>1,200.33</text:p>
          </table:table-cell>
          <table:table-cell table:style-name="ce5" table:formula="of:=[.C21]/AVERAGE([.D21:.F21])" office:value-type="float" office:value="93.9869699185293" calcext:value-type="float">
            <text:p>93.99</text:p>
          </table:table-cell>
          <table:table-cell table:style-name="ce5" table:formula="of:=(AVERAGE([.D21:.F21])/(AVERAGE([.K21:.M21])+(AVERAGE([.N21:.P21])/2)))" office:value-type="float" office:value="0.530754738500051" calcext:value-type="float">
            <text:p>0.53</text:p>
          </table:table-cell>
          <table:table-cell table:style-name="ce5" table:formula="of:=AVERAGE([.D21:.F21])/[.J21]" office:value-type="float" office:value="5.00546781396362" calcext:value-type="float">
            <text:p>5.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UROPHARMA</text:p>
          </table:table-cell>
          <table:table-cell office:value-type="string" calcext:value-type="string">
            <text:p>PHARMA</text:p>
          </table:table-cell>
          <table:table-cell table:style-name="ce2" office:value-type="float" office:value="56422" calcext:value-type="float">
            <text:p>56,422</text:p>
          </table:table-cell>
          <table:table-cell table:style-name="ce4" office:value-type="float" office:value="1954.52" calcext:value-type="float">
            <text:p>1,954.52</text:p>
          </table:table-cell>
          <table:table-cell table:style-name="ce4" office:value-type="float" office:value="1650.97" calcext:value-type="float">
            <text:p>1,650.97</text:p>
          </table:table-cell>
          <table:table-cell table:style-name="ce4" office:value-type="float" office:value="4381.28" calcext:value-type="float">
            <text:p>4,381.28</text:p>
          </table:table-cell>
          <table:table-cell table:style-name="ce4" office:value-type="float" office:value="1529.92" calcext:value-type="float">
            <text:p>1,529.92</text:p>
          </table:table-cell>
          <table:table-cell table:style-name="ce4" office:value-type="float" office:value="1559.1" calcext:value-type="float">
            <text:p>1,559.10</text:p>
          </table:table-cell>
          <table:table-cell table:style-name="ce4" office:value-type="float" office:value="1431.09" calcext:value-type="float">
            <text:p>1,431.09</text:p>
          </table:table-cell>
          <table:table-cell table:style-name="ce5" table:formula="of:=AVERAGE([.G22:.I22])" office:value-type="float" office:value="1506.70333333333" calcext:value-type="float">
            <text:p>1506.70</text:p>
          </table:table-cell>
          <table:table-cell table:style-name="ce4" office:value-type="float" office:value="8665.89" calcext:value-type="float">
            <text:p>8,665.89</text:p>
          </table:table-cell>
          <table:table-cell table:style-name="ce4" office:value-type="float" office:value="12020.57" calcext:value-type="float">
            <text:p>12,020.57</text:p>
          </table:table-cell>
          <table:table-cell table:style-name="ce4" office:value-type="float" office:value="11386.75" calcext:value-type="float">
            <text:p>11,386.75</text:p>
          </table:table-cell>
          <table:table-cell office:value-type="float" office:value="594.11" calcext:value-type="float">
            <text:p>594.11</text:p>
          </table:table-cell>
          <table:table-cell office:value-type="float" office:value="358.13" calcext:value-type="float">
            <text:p>358.13</text:p>
          </table:table-cell>
          <table:table-cell office:value-type="float" office:value="565.88" calcext:value-type="float">
            <text:p>565.88</text:p>
          </table:table-cell>
          <table:table-cell table:style-name="ce5" table:formula="of:=[.C22]/AVERAGE([.D22:.F22])" office:value-type="float" office:value="21.1932984172575" calcext:value-type="float">
            <text:p>21.19</text:p>
          </table:table-cell>
          <table:table-cell table:style-name="ce5" table:formula="of:=(AVERAGE([.D22:.F22])/(AVERAGE([.K22:.M22])+(AVERAGE([.N22:.P22])/2)))" office:value-type="float" office:value="0.243259756331195" calcext:value-type="float">
            <text:p>0.24</text:p>
          </table:table-cell>
          <table:table-cell table:style-name="ce5" table:formula="of:=AVERAGE([.D22:.F22])/[.J22]" office:value-type="float" office:value="1.76694151248532" calcext:value-type="float">
            <text:p>1.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MART</text:p>
          </table:table-cell>
          <table:table-cell office:value-type="string" calcext:value-type="string">
            <text:p>CONSUMER SERVICES</text:p>
          </table:table-cell>
          <table:table-cell table:style-name="ce2" office:value-type="float" office:value="215712" calcext:value-type="float">
            <text:p>2,15,712</text:p>
          </table:table-cell>
          <table:table-cell office:value-type="float" office:value="729.99" calcext:value-type="float">
            <text:p>729.99</text:p>
          </table:table-cell>
          <table:table-cell office:value-type="float" office:value="806.84" calcext:value-type="float">
            <text:p>806.84</text:p>
          </table:table-cell>
          <table:table-cell table:style-name="ce4" office:value-type="float" office:value="1280.14" calcext:value-type="float">
            <text:p>1,280.14</text:p>
          </table:table-cell>
          <table:table-cell office:value-type="float" office:value="915.63" calcext:value-type="float">
            <text:p>915.63</text:p>
          </table:table-cell>
          <table:table-cell table:style-name="ce4" office:value-type="float" office:value="1416.8" calcext:value-type="float">
            <text:p>1,416.80</text:p>
          </table:table-cell>
          <table:table-cell table:style-name="ce4" office:value-type="float" office:value="1712.17" calcext:value-type="float">
            <text:p>1,712.17</text:p>
          </table:table-cell>
          <table:table-cell table:style-name="ce5" table:formula="of:=AVERAGE([.G23:.I23])" office:value-type="float" office:value="1348.2" calcext:value-type="float">
            <text:p>1348.20</text:p>
          </table:table-cell>
          <table:table-cell office:value-type="float" office:value="685.96" calcext:value-type="float">
            <text:p>685.96</text:p>
          </table:table-cell>
          <table:table-cell table:style-name="ce4" office:value-type="float" office:value="1226.92" calcext:value-type="float">
            <text:p>1,226.92</text:p>
          </table:table-cell>
          <table:table-cell office:value-type="float" office:value="725.8" calcext:value-type="float">
            <text:p>725.8</text:p>
          </table:table-cell>
          <table:table-cell office:value-type="float" office:value="292.57" calcext:value-type="float">
            <text:p>292.57</text:p>
          </table:table-cell>
          <table:table-cell office:value-type="float" office:value="190.57" calcext:value-type="float">
            <text:p>190.57</text:p>
          </table:table-cell>
          <table:table-cell office:value-type="float" office:value="270.16" calcext:value-type="float">
            <text:p>270.16</text:p>
          </table:table-cell>
          <table:table-cell table:style-name="ce5" table:formula="of:=[.C23]/AVERAGE([.D23:.F23])" office:value-type="float" office:value="229.727686130843" calcext:value-type="float">
            <text:p>229.73</text:p>
          </table:table-cell>
          <table:table-cell table:style-name="ce5" table:formula="of:=(AVERAGE([.D23:.F23])/(AVERAGE([.K23:.M23])+(AVERAGE([.N23:.P23])/2)))" office:value-type="float" office:value="0.934216155445673" calcext:value-type="float">
            <text:p>0.93</text:p>
          </table:table-cell>
          <table:table-cell table:style-name="ce5" table:formula="of:=AVERAGE([.D23:.F23])/[.J23]" office:value-type="float" office:value="0.696476783859961" calcext:value-type="float">
            <text:p>0.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XISBANK</text:p>
          </table:table-cell>
          <table:table-cell office:value-type="string" calcext:value-type="string">
            <text:p>FINANCIAL SERVICES</text:p>
          </table:table-cell>
          <table:table-cell table:style-name="ce2" office:value-type="float" office:value="236051" calcext:value-type="float">
            <text:p>2,36,051</text:p>
          </table:table-cell>
          <table:table-cell table:style-name="ce4" office:value-type="float" office:value="37125.25" calcext:value-type="float">
            <text:p>37,125.25</text:p>
          </table:table-cell>
          <table:table-cell table:style-name="ce4" office:value-type="float" office:value="30415.64" calcext:value-type="float">
            <text:p>30,415.64</text:p>
          </table:table-cell>
          <table:table-cell table:style-name="ce4" office:value-type="float" office:value="12632.88" calcext:value-type="float">
            <text:p>12,632.88</text:p>
          </table:table-cell>
          <table:table-cell office:value-type="float" office:value="880.37" calcext:value-type="float">
            <text:p>880.37</text:p>
          </table:table-cell>
          <table:table-cell table:style-name="ce4" office:value-type="float" office:value="1104.27" calcext:value-type="float">
            <text:p>1,104.27</text:p>
          </table:table-cell>
          <table:table-cell office:value-type="float" office:value="938.44" calcext:value-type="float">
            <text:p>938.44</text:p>
          </table:table-cell>
          <table:table-cell table:style-name="ce5" table:formula="of:=AVERAGE([.G24:.I24])" office:value-type="float" office:value="974.36" calcext:value-type="float">
            <text:p>974.36</text:p>
          </table:table-cell>
          <table:table-cell table:style-name="ce4" office:value-type="float" office:value="550745.94" calcext:value-type="float">
            <text:p>5,50,745.94</text:p>
          </table:table-cell>
          <table:table-cell table:style-name="ce4" office:value-type="float" office:value="642157.21" calcext:value-type="float">
            <text:p>6,42,157.21</text:p>
          </table:table-cell>
          <table:table-cell table:style-name="ce4" office:value-type="float" office:value="707623.42" calcext:value-type="float">
            <text:p>7,07,623.42</text:p>
          </table:table-cell>
          <table:table-cell table:style-name="ce4" office:value-type="float" office:value="195502.74" calcext:value-type="float">
            <text:p>1,95,502.74</text:p>
          </table:table-cell>
          <table:table-cell table:style-name="ce4" office:value-type="float" office:value="199320.55" calcext:value-type="float">
            <text:p>1,99,320.55</text:p>
          </table:table-cell>
          <table:table-cell table:style-name="ce4" office:value-type="float" office:value="198977.41" calcext:value-type="float">
            <text:p>1,98,977.41</text:p>
          </table:table-cell>
          <table:table-cell table:style-name="ce5" table:formula="of:=[.C24]/AVERAGE([.D24:.F24])" office:value-type="float" office:value="8.83272671348747" calcext:value-type="float">
            <text:p>8.83</text:p>
          </table:table-cell>
          <table:table-cell table:style-name="ce5" table:formula="of:=(AVERAGE([.D24:.F24])/(AVERAGE([.K24:.M24])+(AVERAGE([.N24:.P24])/2)))" office:value-type="float" office:value="0.0364852952652459" calcext:value-type="float">
            <text:p>0.04</text:p>
          </table:table-cell>
          <table:table-cell table:style-name="ce5" table:formula="of:=AVERAGE([.D24:.F24])/[.J24]" office:value-type="float" office:value="27.4278398128002" calcext:value-type="float">
            <text:p>27.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JAJ-AUTO</text:p>
          </table:table-cell>
          <table:table-cell office:value-type="string" calcext:value-type="string">
            <text:p>AUTOMOBILE</text:p>
          </table:table-cell>
          <table:table-cell table:style-name="ce2" office:value-type="float" office:value="114411" calcext:value-type="float">
            <text:p>1,14,411</text:p>
          </table:table-cell>
          <table:table-cell table:style-name="ce4" office:value-type="float" office:value="2486.86" calcext:value-type="float">
            <text:p>2,486.86</text:p>
          </table:table-cell>
          <table:table-cell table:style-name="ce4" office:value-type="float" office:value="3850.44" calcext:value-type="float">
            <text:p>3,850.44</text:p>
          </table:table-cell>
          <table:table-cell table:style-name="ce4" office:value-type="float" office:value="3119.88" calcext:value-type="float">
            <text:p>3,119.88</text:p>
          </table:table-cell>
          <table:table-cell office:value-type="float" office:value="184.31" calcext:value-type="float">
            <text:p>184.31</text:p>
          </table:table-cell>
          <table:table-cell office:value-type="float" office:value="296.74" calcext:value-type="float">
            <text:p>296.74</text:p>
          </table:table-cell>
          <table:table-cell office:value-type="float" office:value="259.59" calcext:value-type="float">
            <text:p>259.59</text:p>
          </table:table-cell>
          <table:table-cell table:style-name="ce5" table:formula="of:=AVERAGE([.G25:.I25])" office:value-type="float" office:value="246.88" calcext:value-type="float">
            <text:p>246.88</text:p>
          </table:table-cell>
          <table:table-cell table:style-name="ce4" office:value-type="float" office:value="4873.78" calcext:value-type="float">
            <text:p>4,873.78</text:p>
          </table:table-cell>
          <table:table-cell table:style-name="ce4" office:value-type="float" office:value="4253.33" calcext:value-type="float">
            <text:p>4,253.33</text:p>
          </table:table-cell>
          <table:table-cell table:style-name="ce4" office:value-type="float" office:value="5643.54" calcext:value-type="float">
            <text:p>5,643.54</text:p>
          </table:table-cell>
          <table:table-cell office:value-type="float" office:value="726.81" calcext:value-type="float">
            <text:p>726.81</text:p>
          </table:table-cell>
          <table:table-cell office:value-type="float" office:value="594.6" calcext:value-type="float">
            <text:p>594.6</text:p>
          </table:table-cell>
          <table:table-cell office:value-type="float" office:value="684.73" calcext:value-type="float">
            <text:p>684.73</text:p>
          </table:table-cell>
          <table:table-cell table:style-name="ce5" table:formula="of:=[.C25]/AVERAGE([.D25:.F25])" office:value-type="float" office:value="36.2933770954978" calcext:value-type="float">
            <text:p>36.29</text:p>
          </table:table-cell>
          <table:table-cell table:style-name="ce5" table:formula="of:=(AVERAGE([.D25:.F25])/(AVERAGE([.K25:.M25])+(AVERAGE([.N25:.P25])/2)))" office:value-type="float" office:value="0.599552927273972" calcext:value-type="float">
            <text:p>0.60</text:p>
          </table:table-cell>
          <table:table-cell table:style-name="ce5" table:formula="of:=AVERAGE([.D25:.F25])/[.J25]" office:value-type="float" office:value="12.7689295744221" calcext:value-type="float">
            <text:p>12.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JFINANCE</text:p>
          </table:table-cell>
          <table:table-cell office:value-type="string" calcext:value-type="string">
            <text:p>FINANCIAL SERVICES</text:p>
          </table:table-cell>
          <table:table-cell table:style-name="ce2" office:value-type="float" office:value="369612" calcext:value-type="float">
            <text:p>3,69,612</text:p>
          </table:table-cell>
          <table:table-cell table:style-name="ce4" office:value-type="float" office:value="-29061.53" calcext:value-type="float">
            <text:p>-29,061.53</text:p>
          </table:table-cell>
          <table:table-cell table:style-name="ce4" office:value-type="float" office:value="-24411.7" calcext:value-type="float">
            <text:p>-24,411.70</text:p>
          </table:table-cell>
          <table:table-cell office:value-type="float" office:value="-880.95" calcext:value-type="float">
            <text:p>-880.95</text:p>
          </table:table-cell>
          <table:table-cell office:value-type="float" office:value="397.52" calcext:value-type="float">
            <text:p>397.52</text:p>
          </table:table-cell>
          <table:table-cell office:value-type="float" office:value="507.87" calcext:value-type="float">
            <text:p>507.87</text:p>
          </table:table-cell>
          <table:table-cell office:value-type="float" office:value="309.49" calcext:value-type="float">
            <text:p>309.49</text:p>
          </table:table-cell>
          <table:table-cell table:style-name="ce5" table:formula="of:=AVERAGE([.G26:.I26])" office:value-type="float" office:value="404.96" calcext:value-type="float">
            <text:p>404.96</text:p>
          </table:table-cell>
          <table:table-cell table:style-name="ce4" office:value-type="float" office:value="15450.79" calcext:value-type="float">
            <text:p>15,450.79</text:p>
          </table:table-cell>
          <table:table-cell table:style-name="ce4" office:value-type="float" office:value="12674.61" calcext:value-type="float">
            <text:p>12,674.61</text:p>
          </table:table-cell>
          <table:table-cell table:style-name="ce4" office:value-type="float" office:value="17666.65" calcext:value-type="float">
            <text:p>17,666.65</text:p>
          </table:table-cell>
          <table:table-cell table:style-name="ce4" office:value-type="float" office:value="89084.7" calcext:value-type="float">
            <text:p>89,084.70</text:p>
          </table:table-cell>
          <table:table-cell table:style-name="ce4" office:value-type="float" office:value="119388.89" calcext:value-type="float">
            <text:p>1,19,388.89</text:p>
          </table:table-cell>
          <table:table-cell table:style-name="ce4" office:value-type="float" office:value="116941.81" calcext:value-type="float">
            <text:p>1,16,941.81</text:p>
          </table:table-cell>
          <table:table-cell table:style-name="ce5" table:formula="of:=[.C26]/AVERAGE([.D26:.F26])" office:value-type="float" office:value="-20.4001973721248" calcext:value-type="float">
            <text:p>-20.40</text:p>
          </table:table-cell>
          <table:table-cell table:style-name="ce5" table:formula="of:=(AVERAGE([.D26:.F26])/(AVERAGE([.K26:.M26])+(AVERAGE([.N26:.P26])/2)))" office:value-type="float" office:value="-0.260691823371491" calcext:value-type="float">
            <text:p>-0.26</text:p>
          </table:table-cell>
          <table:table-cell table:style-name="ce5" table:formula="of:=AVERAGE([.D26:.F26])/[.J26]" office:value-type="float" office:value="-44.7403694192019" calcext:value-type="float">
            <text:p>-44.7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JAJFINSV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202199" calcext:value-type="float">
            <text:p>202199</text:p>
          </table:table-cell>
          <table:table-cell table:style-name="ce3" office:value-type="float" office:value="-27076.37" calcext:value-type="float">
            <text:p>-27076.37</text:p>
          </table:table-cell>
          <table:table-cell table:style-name="ce3" office:value-type="float" office:value="-23369.03" calcext:value-type="float">
            <text:p>-23369.03</text:p>
          </table:table-cell>
          <table:table-cell table:style-name="ce3" office:value-type="float" office:value="4547.4" calcext:value-type="float">
            <text:p>4547.4</text:p>
          </table:table-cell>
          <table:table-cell table:style-name="ce3" office:value-type="float" office:value="646.51" calcext:value-type="float">
            <text:p>646.51</text:p>
          </table:table-cell>
          <table:table-cell table:style-name="ce3" office:value-type="float" office:value="879.32" calcext:value-type="float">
            <text:p>879.32</text:p>
          </table:table-cell>
          <table:table-cell table:style-name="ce3" office:value-type="float" office:value="470.85" calcext:value-type="float">
            <text:p>470.85</text:p>
          </table:table-cell>
          <table:table-cell table:style-name="ce5" table:formula="of:=AVERAGE([.G27:.I27])" office:value-type="float" office:value="665.56" calcext:value-type="float">
            <text:p>665.56</text:p>
          </table:table-cell>
          <table:table-cell table:style-name="ce3" office:value-type="float" office:value="84629.26" calcext:value-type="float">
            <text:p>84629.26</text:p>
          </table:table-cell>
          <table:table-cell table:style-name="ce3" office:value-type="float" office:value="83648.26" calcext:value-type="float">
            <text:p>83648.26</text:p>
          </table:table-cell>
          <table:table-cell table:style-name="ce3" office:value-type="float" office:value="107793.45" calcext:value-type="float">
            <text:p>107793.45</text:p>
          </table:table-cell>
          <table:table-cell table:style-name="ce3" office:value-type="float" office:value="87251.2" calcext:value-type="float">
            <text:p>87251.2</text:p>
          </table:table-cell>
          <table:table-cell table:style-name="ce3" office:value-type="float" office:value="116794.49" calcext:value-type="float">
            <text:p>116794.49</text:p>
          </table:table-cell>
          <table:table-cell table:style-name="ce3" office:value-type="float" office:value="113757.28" calcext:value-type="float">
            <text:p>113757.28</text:p>
          </table:table-cell>
          <table:table-cell table:style-name="ce5" table:formula="of:=[.C27]/AVERAGE([.D27:.F27])" office:value-type="float" office:value="-13.2161967841736" calcext:value-type="float">
            <text:p>-13.22</text:p>
          </table:table-cell>
          <table:table-cell table:style-name="ce5" table:formula="of:=(AVERAGE([.D27:.F27])/(AVERAGE([.K27:.M27])+(AVERAGE([.N27:.P27])/2)))" office:value-type="float" office:value="-0.105519325355901" calcext:value-type="float">
            <text:p>-0.11</text:p>
          </table:table-cell>
          <table:table-cell table:style-name="ce5" table:formula="of:=AVERAGE([.D27:.F27])/[.J27]" office:value-type="float" office:value="-22.9871586834145" calcext:value-type="float">
            <text:p>-22.9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JAJHLDNG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44309" calcext:value-type="float">
            <text:p>44309</text:p>
          </table:table-cell>
          <table:table-cell table:style-name="ce3" office:value-type="float" office:value="627.64" calcext:value-type="float">
            <text:p>627.64</text:p>
          </table:table-cell>
          <table:table-cell table:style-name="ce3" office:value-type="float" office:value="1919.83" calcext:value-type="float">
            <text:p>1919.83</text:p>
          </table:table-cell>
          <table:table-cell table:style-name="ce3" office:value-type="float" office:value="271.66" calcext:value-type="float">
            <text:p>271.6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3.71" calcext:value-type="float">
            <text:p>3.71</text:p>
          </table:table-cell>
          <table:table-cell table:style-name="ce3" office:value-type="float" office:value="1.13" calcext:value-type="float">
            <text:p>1.13</text:p>
          </table:table-cell>
          <table:table-cell table:style-name="ce5" table:formula="of:=AVERAGE([.G28:.I28])" office:value-type="float" office:value="1.62666666666667" calcext:value-type="float">
            <text:p>1.63</text:p>
          </table:table-cell>
          <table:table-cell table:style-name="ce3" office:value-type="float" office:value="56.11" calcext:value-type="float">
            <text:p>56.11</text:p>
          </table:table-cell>
          <table:table-cell table:style-name="ce3" office:value-type="float" office:value="81.14" calcext:value-type="float">
            <text:p>81.14</text:p>
          </table:table-cell>
          <table:table-cell table:style-name="ce3" office:value-type="float" office:value="66.54" calcext:value-type="float">
            <text:p>66.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.97" calcext:value-type="float">
            <text:p>347.97</text:p>
          </table:table-cell>
          <table:table-cell table:style-name="ce3" office:value-type="float" office:value="1305.42" calcext:value-type="float">
            <text:p>1305.42</text:p>
          </table:table-cell>
          <table:table-cell table:style-name="ce5" table:formula="of:=[.C28]/AVERAGE([.D28:.F28])" office:value-type="float" office:value="47.1517808685658" calcext:value-type="float">
            <text:p>47.15</text:p>
          </table:table-cell>
          <table:table-cell table:style-name="ce5" table:formula="of:=(AVERAGE([.D28:.F28])/(AVERAGE([.K28:.M28])+(AVERAGE([.N28:.P28])/2)))" office:value-type="float" office:value="2.73573123335129" calcext:value-type="float">
            <text:p>2.74</text:p>
          </table:table-cell>
          <table:table-cell table:style-name="ce5" table:formula="of:=AVERAGE([.D28:.F28])/[.J28]" office:value-type="float" office:value="577.690573770492" calcext:value-type="float">
            <text:p>577.6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LKRISIND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46110" calcext:value-type="float">
            <text:p>46110</text:p>
          </table:table-cell>
          <table:table-cell table:style-name="ce3" office:value-type="float" office:value="820.41" calcext:value-type="float">
            <text:p>820.41</text:p>
          </table:table-cell>
          <table:table-cell table:style-name="ce3" office:value-type="float" office:value="1173.14" calcext:value-type="float">
            <text:p>1173.14</text:p>
          </table:table-cell>
          <table:table-cell table:style-name="ce3" office:value-type="float" office:value="1339.03" calcext:value-type="float">
            <text:p>1339.03</text:p>
          </table:table-cell>
          <table:table-cell table:style-name="ce3" office:value-type="float" office:value="739.72" calcext:value-type="float">
            <text:p>739.72</text:p>
          </table:table-cell>
          <table:table-cell table:style-name="ce3" office:value-type="float" office:value="784.09" calcext:value-type="float">
            <text:p>784.09</text:p>
          </table:table-cell>
          <table:table-cell table:style-name="ce3" office:value-type="float" office:value="926.22" calcext:value-type="float">
            <text:p>926.22</text:p>
          </table:table-cell>
          <table:table-cell table:style-name="ce5" table:formula="of:=AVERAGE([.G29:.I29])" office:value-type="float" office:value="816.676666666667" calcext:value-type="float">
            <text:p>816.68</text:p>
          </table:table-cell>
          <table:table-cell table:style-name="ce3" office:value-type="float" office:value="1454.87" calcext:value-type="float">
            <text:p>1454.87</text:p>
          </table:table-cell>
          <table:table-cell table:style-name="ce3" office:value-type="float" office:value="1557.85" calcext:value-type="float">
            <text:p>1557.85</text:p>
          </table:table-cell>
          <table:table-cell table:style-name="ce3" office:value-type="float" office:value="1901.53" calcext:value-type="float">
            <text:p>1901.53</text:p>
          </table:table-cell>
          <table:table-cell table:style-name="ce3" office:value-type="float" office:value="370.48" calcext:value-type="float">
            <text:p>370.48</text:p>
          </table:table-cell>
          <table:table-cell table:style-name="ce3" office:value-type="float" office:value="240.22" calcext:value-type="float">
            <text:p>240.22</text:p>
          </table:table-cell>
          <table:table-cell table:style-name="ce3" office:value-type="float" office:value="265.14" calcext:value-type="float">
            <text:p>265.14</text:p>
          </table:table-cell>
          <table:table-cell table:style-name="ce5" table:formula="of:=[.C29]/AVERAGE([.D29:.F29])" office:value-type="float" office:value="41.5083808940821" calcext:value-type="float">
            <text:p>41.51</text:p>
          </table:table-cell>
          <table:table-cell table:style-name="ce5" table:formula="of:=(AVERAGE([.D29:.F29])/(AVERAGE([.K29:.M29])+(AVERAGE([.N29:.P29])/2)))" office:value-type="float" office:value="0.622659594145926" calcext:value-type="float">
            <text:p>0.62</text:p>
          </table:table-cell>
          <table:table-cell table:style-name="ce5" table:formula="of:=AVERAGE([.D29:.F29])/[.J29]" office:value-type="float" office:value="1.36022007893781" calcext:value-type="float">
            <text:p>1.3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NDHANBNK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49793" calcext:value-type="float">
            <text:p>49793</text:p>
          </table:table-cell>
          <table:table-cell table:style-name="ce3" office:value-type="float" office:value="2695.4" calcext:value-type="float">
            <text:p>2695.4</text:p>
          </table:table-cell>
          <table:table-cell table:style-name="ce3" office:value-type="float" office:value="6583.01" calcext:value-type="float">
            <text:p>6583.01</text:p>
          </table:table-cell>
          <table:table-cell table:style-name="ce3" office:value-type="float" office:value="-944.56" calcext:value-type="float">
            <text:p>-944.56</text:p>
          </table:table-cell>
          <table:table-cell table:style-name="ce3" office:value-type="float" office:value="171.34" calcext:value-type="float">
            <text:p>171.34</text:p>
          </table:table-cell>
          <table:table-cell table:style-name="ce3" office:value-type="float" office:value="103.2" calcext:value-type="float">
            <text:p>103.2</text:p>
          </table:table-cell>
          <table:table-cell table:style-name="ce3" office:value-type="float" office:value="222.51" calcext:value-type="float">
            <text:p>222.51</text:p>
          </table:table-cell>
          <table:table-cell table:style-name="ce5" table:formula="of:=AVERAGE([.G30:.I30])" office:value-type="float" office:value="165.683333333333" calcext:value-type="float">
            <text:p>165.68</text:p>
          </table:table-cell>
          <table:table-cell table:style-name="ce3" office:value-type="float" office:value="43231.62" calcext:value-type="float">
            <text:p>43231.62</text:p>
          </table:table-cell>
          <table:table-cell table:style-name="ce3" office:value-type="float" office:value="57081.5" calcext:value-type="float">
            <text:p>57081.5</text:p>
          </table:table-cell>
          <table:table-cell table:style-name="ce3" office:value-type="float" office:value="77972.22" calcext:value-type="float">
            <text:p>77972.22</text:p>
          </table:table-cell>
          <table:table-cell table:style-name="ce3" office:value-type="float" office:value="2008.34" calcext:value-type="float">
            <text:p>2008.34</text:p>
          </table:table-cell>
          <table:table-cell table:style-name="ce3" office:value-type="float" office:value="19628.41" calcext:value-type="float">
            <text:p>19628.41</text:p>
          </table:table-cell>
          <table:table-cell table:style-name="ce3" office:value-type="float" office:value="19818.95" calcext:value-type="float">
            <text:p>19818.95</text:p>
          </table:table-cell>
          <table:table-cell table:style-name="ce5" table:formula="of:=[.C30]/AVERAGE([.D30:.F30])" office:value-type="float" office:value="17.9243686891413" calcext:value-type="float">
            <text:p>17.92</text:p>
          </table:table-cell>
          <table:table-cell table:style-name="ce5" table:formula="of:=(AVERAGE([.D30:.F30])/(AVERAGE([.K30:.M30])+(AVERAGE([.N30:.P30])/2)))" office:value-type="float" office:value="0.0418758676246534" calcext:value-type="float">
            <text:p>0.04</text:p>
          </table:table-cell>
          <table:table-cell table:style-name="ce5" table:formula="of:=AVERAGE([.D30:.F30])/[.J30]" office:value-type="float" office:value="16.7666230761493" calcext:value-type="float">
            <text:p>16.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NKBARODA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42250" calcext:value-type="float">
            <text:p>42250</text:p>
          </table:table-cell>
          <table:table-cell table:style-name="ce3" office:value-type="float" office:value="-1449.07" calcext:value-type="float">
            <text:p>-1449.07</text:p>
          </table:table-cell>
          <table:table-cell table:style-name="ce3" office:value-type="float" office:value="18530.57" calcext:value-type="float">
            <text:p>18530.57</text:p>
          </table:table-cell>
          <table:table-cell table:style-name="ce3" office:value-type="float" office:value="-887.05" calcext:value-type="float">
            <text:p>-887.05</text:p>
          </table:table-cell>
          <table:table-cell table:style-name="ce3" office:value-type="float" office:value="2666.03" calcext:value-type="float">
            <text:p>2666.03</text:p>
          </table:table-cell>
          <table:table-cell table:style-name="ce3" office:value-type="float" office:value="3303.37" calcext:value-type="float">
            <text:p>3303.37</text:p>
          </table:table-cell>
          <table:table-cell table:style-name="ce3" office:value-type="float" office:value="2786.05" calcext:value-type="float">
            <text:p>2786.05</text:p>
          </table:table-cell>
          <table:table-cell table:style-name="ce5" table:formula="of:=AVERAGE([.G31:.I31])" office:value-type="float" office:value="2918.48333333333" calcext:value-type="float">
            <text:p>2918.48</text:p>
          </table:table-cell>
          <table:table-cell table:style-name="ce3" office:value-type="float" office:value="665588.69" calcext:value-type="float">
            <text:p>665588.69</text:p>
          </table:table-cell>
          <table:table-cell table:style-name="ce3" office:value-type="float" office:value="973228.15" calcext:value-type="float">
            <text:p>973228.15</text:p>
          </table:table-cell>
          <table:table-cell table:style-name="ce3" office:value-type="float" office:value="995909.81" calcext:value-type="float">
            <text:p>995909.81</text:p>
          </table:table-cell>
          <table:table-cell table:style-name="ce3" office:value-type="float" office:value="101884.13" calcext:value-type="float">
            <text:p>101884.13</text:p>
          </table:table-cell>
          <table:table-cell table:style-name="ce3" office:value-type="float" office:value="154152.22" calcext:value-type="float">
            <text:p>154152.22</text:p>
          </table:table-cell>
          <table:table-cell table:style-name="ce3" office:value-type="float" office:value="126662.4" calcext:value-type="float">
            <text:p>126662.4</text:p>
          </table:table-cell>
          <table:table-cell table:style-name="ce5" table:formula="of:=[.C31]/AVERAGE([.D31:.F31])" office:value-type="float" office:value="7.82675546251957" calcext:value-type="float">
            <text:p>7.83</text:p>
          </table:table-cell>
          <table:table-cell table:style-name="ce5" table:formula="of:=(AVERAGE([.D31:.F31])/(AVERAGE([.K31:.M31])+(AVERAGE([.N31:.P31])/2)))" office:value-type="float" office:value="0.00573036601165038" calcext:value-type="float">
            <text:p>0.01</text:p>
          </table:table-cell>
          <table:table-cell table:style-name="ce5" table:formula="of:=AVERAGE([.D31:.F31])/[.J31]" office:value-type="float" office:value="1.84964222284406" calcext:value-type="float">
            <text:p>1.8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NKINDIA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27809" calcext:value-type="float">
            <text:p>27809</text:p>
          </table:table-cell>
          <table:table-cell table:style-name="ce3" office:value-type="float" office:value="-9218.1" calcext:value-type="float">
            <text:p>-9218.1</text:p>
          </table:table-cell>
          <table:table-cell table:style-name="ce3" office:value-type="float" office:value="-4827.08" calcext:value-type="float">
            <text:p>-4827.08</text:p>
          </table:table-cell>
          <table:table-cell table:style-name="ce3" office:value-type="float" office:value="37868" calcext:value-type="float">
            <text:p>37868</text:p>
          </table:table-cell>
          <table:table-cell table:style-name="ce3" office:value-type="float" office:value="297.82" calcext:value-type="float">
            <text:p>297.82</text:p>
          </table:table-cell>
          <table:table-cell table:style-name="ce3" office:value-type="float" office:value="961.88" calcext:value-type="float">
            <text:p>961.88</text:p>
          </table:table-cell>
          <table:table-cell table:style-name="ce3" office:value-type="float" office:value="349" calcext:value-type="float">
            <text:p>349</text:p>
          </table:table-cell>
          <table:table-cell table:style-name="ce5" table:formula="of:=AVERAGE([.G32:.I32])" office:value-type="float" office:value="536.233333333334" calcext:value-type="float">
            <text:p>536.23</text:p>
          </table:table-cell>
          <table:table-cell table:style-name="ce3" office:value-type="float" office:value="522554.96" calcext:value-type="float">
            <text:p>522554.96</text:p>
          </table:table-cell>
          <table:table-cell table:style-name="ce3" office:value-type="float" office:value="557386.43" calcext:value-type="float">
            <text:p>557386.43</text:p>
          </table:table-cell>
          <table:table-cell table:style-name="ce3" office:value-type="float" office:value="629098.36" calcext:value-type="float">
            <text:p>629098.36</text:p>
          </table:table-cell>
          <table:table-cell table:style-name="ce3" office:value-type="float" office:value="62469.11" calcext:value-type="float">
            <text:p>62469.11</text:p>
          </table:table-cell>
          <table:table-cell table:style-name="ce3" office:value-type="float" office:value="62406.85" calcext:value-type="float">
            <text:p>62406.85</text:p>
          </table:table-cell>
          <table:table-cell table:style-name="ce3" office:value-type="float" office:value="55693.92" calcext:value-type="float">
            <text:p>55693.92</text:p>
          </table:table-cell>
          <table:table-cell table:style-name="ce5" table:formula="of:=[.C32]/AVERAGE([.D32:.F32])" office:value-type="float" office:value="3.50197835520732" calcext:value-type="float">
            <text:p>3.50</text:p>
          </table:table-cell>
          <table:table-cell table:style-name="ce5" table:formula="of:=(AVERAGE([.D32:.F32])/(AVERAGE([.K32:.M32])+(AVERAGE([.N32:.P32])/2)))" office:value-type="float" office:value="0.0132398672304108" calcext:value-type="float">
            <text:p>0.01</text:p>
          </table:table-cell>
          <table:table-cell table:style-name="ce5" table:formula="of:=AVERAGE([.D32:.F32])/[.J32]" office:value-type="float" office:value="14.8087399763784" calcext:value-type="float">
            <text:p>14.8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ATAINDIA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20804" calcext:value-type="float">
            <text:p>20804</text:p>
          </table:table-cell>
          <table:table-cell table:style-name="ce3" office:value-type="float" office:value="160.27" calcext:value-type="float">
            <text:p>160.27</text:p>
          </table:table-cell>
          <table:table-cell table:style-name="ce3" office:value-type="float" office:value="344.85" calcext:value-type="float">
            <text:p>344.85</text:p>
          </table:table-cell>
          <table:table-cell table:style-name="ce3" office:value-type="float" office:value="581.71" calcext:value-type="float">
            <text:p>581.71</text:p>
          </table:table-cell>
          <table:table-cell table:style-name="ce3" office:value-type="float" office:value="77.88" calcext:value-type="float">
            <text:p>77.88</text:p>
          </table:table-cell>
          <table:table-cell table:style-name="ce3" office:value-type="float" office:value="82.17" calcext:value-type="float">
            <text:p>82.17</text:p>
          </table:table-cell>
          <table:table-cell table:style-name="ce3" office:value-type="float" office:value="85.74" calcext:value-type="float">
            <text:p>85.74</text:p>
          </table:table-cell>
          <table:table-cell table:style-name="ce5" table:formula="of:=AVERAGE([.G33:.I33])" office:value-type="float" office:value="81.93" calcext:value-type="float">
            <text:p>81.93</text:p>
          </table:table-cell>
          <table:table-cell table:style-name="ce3" office:value-type="float" office:value="560.78" calcext:value-type="float">
            <text:p>560.78</text:p>
          </table:table-cell>
          <table:table-cell table:style-name="ce3" office:value-type="float" office:value="629.72" calcext:value-type="float">
            <text:p>629.72</text:p>
          </table:table-cell>
          <table:table-cell table:style-name="ce3" office:value-type="float" office:value="800.68" calcext:value-type="float">
            <text:p>800.68</text:p>
          </table:table-cell>
          <table:table-cell table:style-name="ce3" office:value-type="float" office:value="105.93" calcext:value-type="float">
            <text:p>105.93</text:p>
          </table:table-cell>
          <table:table-cell table:style-name="ce3" office:value-type="float" office:value="102.54" calcext:value-type="float">
            <text:p>102.54</text:p>
          </table:table-cell>
          <table:table-cell table:style-name="ce3" office:value-type="float" office:value="1037.86" calcext:value-type="float">
            <text:p>1037.86</text:p>
          </table:table-cell>
          <table:table-cell table:style-name="ce5" table:formula="of:=[.C33]/AVERAGE([.D33:.F33])" office:value-type="float" office:value="57.4257243543148" calcext:value-type="float">
            <text:p>57.43</text:p>
          </table:table-cell>
          <table:table-cell table:style-name="ce5" table:formula="of:=(AVERAGE([.D33:.F33])/(AVERAGE([.K33:.M33])+(AVERAGE([.N33:.P33])/2)))" office:value-type="float" office:value="0.415717894922055" calcext:value-type="float">
            <text:p>0.42</text:p>
          </table:table-cell>
          <table:table-cell table:style-name="ce5" table:formula="of:=AVERAGE([.D33:.F33])/[.J33]" office:value-type="float" office:value="4.42178282273486" calcext:value-type="float">
            <text:p>4.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ERGEPAINT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81962" calcext:value-type="float">
            <text:p>81962</text:p>
          </table:table-cell>
          <table:table-cell table:style-name="ce3" office:value-type="float" office:value="421.9" calcext:value-type="float">
            <text:p>421.9</text:p>
          </table:table-cell>
          <table:table-cell table:style-name="ce3" office:value-type="float" office:value="610.84" calcext:value-type="float">
            <text:p>610.84</text:p>
          </table:table-cell>
          <table:table-cell table:style-name="ce3" office:value-type="float" office:value="724.64" calcext:value-type="float">
            <text:p>724.64</text:p>
          </table:table-cell>
          <table:table-cell table:style-name="ce3" office:value-type="float" office:value="292.87" calcext:value-type="float">
            <text:p>292.87</text:p>
          </table:table-cell>
          <table:table-cell table:style-name="ce3" office:value-type="float" office:value="292.77" calcext:value-type="float">
            <text:p>292.77</text:p>
          </table:table-cell>
          <table:table-cell table:style-name="ce3" office:value-type="float" office:value="434.95" calcext:value-type="float">
            <text:p>434.95</text:p>
          </table:table-cell>
          <table:table-cell table:style-name="ce5" table:formula="of:=AVERAGE([.G34:.I34])" office:value-type="float" office:value="340.196666666667" calcext:value-type="float">
            <text:p>340.20</text:p>
          </table:table-cell>
          <table:table-cell table:style-name="ce3" office:value-type="float" office:value="1402.66" calcext:value-type="float">
            <text:p>1402.66</text:p>
          </table:table-cell>
          <table:table-cell table:style-name="ce3" office:value-type="float" office:value="1573.36" calcext:value-type="float">
            <text:p>1573.36</text:p>
          </table:table-cell>
          <table:table-cell table:style-name="ce3" office:value-type="float" office:value="1706.59" calcext:value-type="float">
            <text:p>1706.59</text:p>
          </table:table-cell>
          <table:table-cell table:style-name="ce3" office:value-type="float" office:value="345.48" calcext:value-type="float">
            <text:p>345.48</text:p>
          </table:table-cell>
          <table:table-cell table:style-name="ce3" office:value-type="float" office:value="536.05" calcext:value-type="float">
            <text:p>536.05</text:p>
          </table:table-cell>
          <table:table-cell table:style-name="ce3" office:value-type="float" office:value="525.67" calcext:value-type="float">
            <text:p>525.67</text:p>
          </table:table-cell>
          <table:table-cell table:style-name="ce5" table:formula="of:=[.C34]/AVERAGE([.D34:.F34])" office:value-type="float" office:value="139.916238946614" calcext:value-type="float">
            <text:p>139.92</text:p>
          </table:table-cell>
          <table:table-cell table:style-name="ce5" table:formula="of:=(AVERAGE([.D34:.F34])/(AVERAGE([.K34:.M34])+(AVERAGE([.N34:.P34])/2)))" office:value-type="float" office:value="0.326273947729479" calcext:value-type="float">
            <text:p>0.33</text:p>
          </table:table-cell>
          <table:table-cell table:style-name="ce5" table:formula="of:=AVERAGE([.D34:.F34])/[.J34]" office:value-type="float" office:value="1.72192555286648" calcext:value-type="float">
            <text:p>1.7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EL</text:p>
          </table:table-cell>
          <table:table-cell office:value-type="string" calcext:value-type="string">
            <text:p>INDUSTRIAL MANUFACTURING</text:p>
          </table:table-cell>
          <table:table-cell table:style-name="ce3" office:value-type="float" office:value="43773" calcext:value-type="float">
            <text:p>43773</text:p>
          </table:table-cell>
          <table:table-cell table:style-name="ce3" office:value-type="float" office:value="-686.59" calcext:value-type="float">
            <text:p>-686.59</text:p>
          </table:table-cell>
          <table:table-cell table:style-name="ce3" office:value-type="float" office:value="1513.88" calcext:value-type="float">
            <text:p>1513.88</text:p>
          </table:table-cell>
          <table:table-cell table:style-name="ce3" office:value-type="float" office:value="2570.41" calcext:value-type="float">
            <text:p>2570.41</text:p>
          </table:table-cell>
          <table:table-cell table:style-name="ce3" office:value-type="float" office:value="807.11" calcext:value-type="float">
            <text:p>807.11</text:p>
          </table:table-cell>
          <table:table-cell table:style-name="ce3" office:value-type="float" office:value="729.22" calcext:value-type="float">
            <text:p>729.22</text:p>
          </table:table-cell>
          <table:table-cell table:style-name="ce3" office:value-type="float" office:value="746.58" calcext:value-type="float">
            <text:p>746.58</text:p>
          </table:table-cell>
          <table:table-cell table:style-name="ce5" table:formula="of:=AVERAGE([.G35:.I35])" office:value-type="float" office:value="760.97" calcext:value-type="float">
            <text:p>760.97</text:p>
          </table:table-cell>
          <table:table-cell table:style-name="ce3" office:value-type="float" office:value="9900.19" calcext:value-type="float">
            <text:p>9900.19</text:p>
          </table:table-cell>
          <table:table-cell table:style-name="ce3" office:value-type="float" office:value="10448.75" calcext:value-type="float">
            <text:p>10448.75</text:p>
          </table:table-cell>
          <table:table-cell table:style-name="ce3" office:value-type="float" office:value="12867.93" calcext:value-type="float">
            <text:p>12867.93</text:p>
          </table:table-cell>
          <table:table-cell table:style-name="ce3" office:value-type="float" office:value="1035.62" calcext:value-type="float">
            <text:p>1035.62</text:p>
          </table:table-cell>
          <table:table-cell table:style-name="ce3" office:value-type="float" office:value="1147.03" calcext:value-type="float">
            <text:p>1147.03</text:p>
          </table:table-cell>
          <table:table-cell table:style-name="ce3" office:value-type="float" office:value="1396.89" calcext:value-type="float">
            <text:p>1396.89</text:p>
          </table:table-cell>
          <table:table-cell table:style-name="ce5" table:formula="of:=[.C35]/AVERAGE([.D35:.F35])" office:value-type="float" office:value="38.6493804632545" calcext:value-type="float">
            <text:p>38.65</text:p>
          </table:table-cell>
          <table:table-cell table:style-name="ce5" table:formula="of:=(AVERAGE([.D35:.F35])/(AVERAGE([.K35:.M35])+(AVERAGE([.N35:.P35])/2)))" office:value-type="float" office:value="0.0970587294296168" calcext:value-type="float">
            <text:p>0.10</text:p>
          </table:table-cell>
          <table:table-cell table:style-name="ce5" table:formula="of:=AVERAGE([.D35:.F35])/[.J35]" office:value-type="float" office:value="1.48831973227153" calcext:value-type="float">
            <text:p>1.4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HARATFORG</text:p>
          </table:table-cell>
          <table:table-cell office:value-type="string" calcext:value-type="string">
            <text:p>INDUSTRIAL MANUFACTURING</text:p>
          </table:table-cell>
          <table:table-cell table:style-name="ce3" office:value-type="float" office:value="37593" calcext:value-type="float">
            <text:p>37593</text:p>
          </table:table-cell>
          <table:table-cell table:style-name="ce3" office:value-type="float" office:value="967.36" calcext:value-type="float">
            <text:p>967.36</text:p>
          </table:table-cell>
          <table:table-cell table:style-name="ce3" office:value-type="float" office:value="911.47" calcext:value-type="float">
            <text:p>911.47</text:p>
          </table:table-cell>
          <table:table-cell table:style-name="ce3" office:value-type="float" office:value="1521.95" calcext:value-type="float">
            <text:p>1521.95</text:p>
          </table:table-cell>
          <table:table-cell table:style-name="ce3" office:value-type="float" office:value="584.97" calcext:value-type="float">
            <text:p>584.97</text:p>
          </table:table-cell>
          <table:table-cell table:style-name="ce3" office:value-type="float" office:value="1177.1" calcext:value-type="float">
            <text:p>1177.1</text:p>
          </table:table-cell>
          <table:table-cell table:style-name="ce3" office:value-type="float" office:value="961.76" calcext:value-type="float">
            <text:p>961.76</text:p>
          </table:table-cell>
          <table:table-cell table:style-name="ce5" table:formula="of:=AVERAGE([.G36:.I36])" office:value-type="float" office:value="907.943333333333" calcext:value-type="float">
            <text:p>907.94</text:p>
          </table:table-cell>
          <table:table-cell table:style-name="ce3" office:value-type="float" office:value="3753.88" calcext:value-type="float">
            <text:p>3753.88</text:p>
          </table:table-cell>
          <table:table-cell table:style-name="ce3" office:value-type="float" office:value="4108.81" calcext:value-type="float">
            <text:p>4108.81</text:p>
          </table:table-cell>
          <table:table-cell table:style-name="ce3" office:value-type="float" office:value="3967.39" calcext:value-type="float">
            <text:p>3967.39</text:p>
          </table:table-cell>
          <table:table-cell table:style-name="ce3" office:value-type="float" office:value="1541.76" calcext:value-type="float">
            <text:p>1541.76</text:p>
          </table:table-cell>
          <table:table-cell table:style-name="ce3" office:value-type="float" office:value="2063.56" calcext:value-type="float">
            <text:p>2063.56</text:p>
          </table:table-cell>
          <table:table-cell table:style-name="ce3" office:value-type="float" office:value="2263.31" calcext:value-type="float">
            <text:p>2263.31</text:p>
          </table:table-cell>
          <table:table-cell table:style-name="ce5" table:formula="of:=[.C36]/AVERAGE([.D36:.F36])" office:value-type="float" office:value="33.1626862072819" calcext:value-type="float">
            <text:p>33.16</text:p>
          </table:table-cell>
          <table:table-cell table:style-name="ce5" table:formula="of:=(AVERAGE([.D36:.F36])/(AVERAGE([.K36:.M36])+(AVERAGE([.N36:.P36])/2)))" office:value-type="float" office:value="0.230336563062692" calcext:value-type="float">
            <text:p>0.23</text:p>
          </table:table-cell>
          <table:table-cell table:style-name="ce5" table:formula="of:=AVERAGE([.D36:.F36])/[.J36]" office:value-type="float" office:value="1.24852872609524" calcext:value-type="float">
            <text:p>1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HEL</text:p>
          </table:table-cell>
          <table:table-cell office:value-type="string" calcext:value-type="string">
            <text:p>INDUSTRIAL MANUFACTURING</text:p>
          </table:table-cell>
          <table:table-cell table:style-name="ce3" office:value-type="float" office:value="23068" calcext:value-type="float">
            <text:p>23068</text:p>
          </table:table-cell>
          <table:table-cell table:style-name="ce3" office:value-type="float" office:value="989.07" calcext:value-type="float">
            <text:p>989.07</text:p>
          </table:table-cell>
          <table:table-cell table:style-name="ce3" office:value-type="float" office:value="-3860.15" calcext:value-type="float">
            <text:p>-3860.15</text:p>
          </table:table-cell>
          <table:table-cell table:style-name="ce3" office:value-type="float" office:value="-2891.52" calcext:value-type="float">
            <text:p>-2891.52</text:p>
          </table:table-cell>
          <table:table-cell table:style-name="ce3" office:value-type="float" office:value="281.25" calcext:value-type="float">
            <text:p>281.25</text:p>
          </table:table-cell>
          <table:table-cell table:style-name="ce3" office:value-type="float" office:value="426.11" calcext:value-type="float">
            <text:p>426.11</text:p>
          </table:table-cell>
          <table:table-cell table:style-name="ce3" office:value-type="float" office:value="434.5" calcext:value-type="float">
            <text:p>434.5</text:p>
          </table:table-cell>
          <table:table-cell table:style-name="ce5" table:formula="of:=AVERAGE([.G37:.I37])" office:value-type="float" office:value="380.62" calcext:value-type="float">
            <text:p>380.62</text:p>
          </table:table-cell>
          <table:table-cell table:style-name="ce3" office:value-type="float" office:value="22334.21" calcext:value-type="float">
            <text:p>22334.21</text:p>
          </table:table-cell>
          <table:table-cell table:style-name="ce3" office:value-type="float" office:value="23610.7" calcext:value-type="float">
            <text:p>23610.7</text:p>
          </table:table-cell>
          <table:table-cell table:style-name="ce3" office:value-type="float" office:value="23219.29" calcext:value-type="float">
            <text:p>23219.29</text:p>
          </table:table-cell>
          <table:table-cell table:style-name="ce3" office:value-type="float" office:value="9274.91" calcext:value-type="float">
            <text:p>9274.91</text:p>
          </table:table-cell>
          <table:table-cell table:style-name="ce3" office:value-type="float" office:value="9981.52" calcext:value-type="float">
            <text:p>9981.52</text:p>
          </table:table-cell>
          <table:table-cell table:style-name="ce3" office:value-type="float" office:value="9455.83" calcext:value-type="float">
            <text:p>9455.83</text:p>
          </table:table-cell>
          <table:table-cell table:style-name="ce5" table:formula="of:=[.C37]/AVERAGE([.D37:.F37])" office:value-type="float" office:value="-12.0091625308021" calcext:value-type="float">
            <text:p>-12.01</text:p>
          </table:table-cell>
          <table:table-cell table:style-name="ce5" table:formula="of:=(AVERAGE([.D37:.F37])/(AVERAGE([.K37:.M37])+(AVERAGE([.N37:.P37])/2)))" office:value-type="float" office:value="-0.0689963748945915" calcext:value-type="float">
            <text:p>-0.07</text:p>
          </table:table-cell>
          <table:table-cell table:style-name="ce5" table:formula="of:=AVERAGE([.D37:.F37])/[.J37]" office:value-type="float" office:value="-5.04667822675284" calcext:value-type="float">
            <text:p>-5.0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PCL</text:p>
          </table:table-cell>
          <table:table-cell office:value-type="string" calcext:value-type="string">
            <text:p>OIL &amp; GAS</text:p>
          </table:table-cell>
          <table:table-cell table:style-name="ce3" office:value-type="float" office:value="97182" calcext:value-type="float">
            <text:p>97182</text:p>
          </table:table-cell>
          <table:table-cell table:style-name="ce3" office:value-type="float" office:value="11068.37" calcext:value-type="float">
            <text:p>11068.37</text:p>
          </table:table-cell>
          <table:table-cell table:style-name="ce3" office:value-type="float" office:value="10157.15" calcext:value-type="float">
            <text:p>10157.15</text:p>
          </table:table-cell>
          <table:table-cell table:style-name="ce3" office:value-type="float" office:value="7973.46" calcext:value-type="float">
            <text:p>7973.46</text:p>
          </table:table-cell>
          <table:table-cell table:style-name="ce3" office:value-type="float" office:value="7752.5" calcext:value-type="float">
            <text:p>7752.5</text:p>
          </table:table-cell>
          <table:table-cell table:style-name="ce3" office:value-type="float" office:value="10541.3" calcext:value-type="float">
            <text:p>10541.3</text:p>
          </table:table-cell>
          <table:table-cell table:style-name="ce3" office:value-type="float" office:value="12289.41" calcext:value-type="float">
            <text:p>12289.41</text:p>
          </table:table-cell>
          <table:table-cell table:style-name="ce5" table:formula="of:=AVERAGE([.G38:.I38])" office:value-type="float" office:value="10194.4033333333" calcext:value-type="float">
            <text:p>10194.40</text:p>
          </table:table-cell>
          <table:table-cell table:style-name="ce3" office:value-type="float" office:value="45810.16" calcext:value-type="float">
            <text:p>45810.16</text:p>
          </table:table-cell>
          <table:table-cell table:style-name="ce3" office:value-type="float" office:value="53109.72" calcext:value-type="float">
            <text:p>53109.72</text:p>
          </table:table-cell>
          <table:table-cell table:style-name="ce3" office:value-type="float" office:value="60221.51" calcext:value-type="float">
            <text:p>60221.51</text:p>
          </table:table-cell>
          <table:table-cell table:style-name="ce3" office:value-type="float" office:value="36022.24" calcext:value-type="float">
            <text:p>36022.24</text:p>
          </table:table-cell>
          <table:table-cell table:style-name="ce3" office:value-type="float" office:value="42981.63" calcext:value-type="float">
            <text:p>42981.63</text:p>
          </table:table-cell>
          <table:table-cell table:style-name="ce3" office:value-type="float" office:value="52049.81" calcext:value-type="float">
            <text:p>52049.81</text:p>
          </table:table-cell>
          <table:table-cell table:style-name="ce5" table:formula="of:=[.C38]/AVERAGE([.D38:.F38])" office:value-type="float" office:value="9.98480083893341" calcext:value-type="float">
            <text:p>9.98</text:p>
          </table:table-cell>
          <table:table-cell table:style-name="ce5" table:formula="of:=(AVERAGE([.D38:.F38])/(AVERAGE([.K38:.M38])+(AVERAGE([.N38:.P38])/2)))" office:value-type="float" office:value="0.129964881995109" calcext:value-type="float">
            <text:p>0.13</text:p>
          </table:table-cell>
          <table:table-cell table:style-name="ce5" table:formula="of:=AVERAGE([.D38:.F38])/[.J38]" office:value-type="float" office:value="0.954738891045119" calcext:value-type="float">
            <text:p>0.9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HARTIARTL</text:p>
          </table:table-cell>
          <table:table-cell office:value-type="string" calcext:value-type="string">
            <text:p>TELECOM</text:p>
          </table:table-cell>
          <table:table-cell table:style-name="ce3" office:value-type="float" office:value="297019" calcext:value-type="float">
            <text:p>297019</text:p>
          </table:table-cell>
          <table:table-cell table:style-name="ce3" office:value-type="float" office:value="29853.8" calcext:value-type="float">
            <text:p>29853.8</text:p>
          </table:table-cell>
          <table:table-cell table:style-name="ce3" office:value-type="float" office:value="20070.2" calcext:value-type="float">
            <text:p>20070.2</text:p>
          </table:table-cell>
          <table:table-cell table:style-name="ce3" office:value-type="float" office:value="18128.7" calcext:value-type="float">
            <text:p>18128.7</text:p>
          </table:table-cell>
          <table:table-cell table:style-name="ce3" office:value-type="float" office:value="26300.8" calcext:value-type="float">
            <text:p>26300.8</text:p>
          </table:table-cell>
          <table:table-cell table:style-name="ce3" office:value-type="float" office:value="29477.5" calcext:value-type="float">
            <text:p>29477.5</text:p>
          </table:table-cell>
          <table:table-cell table:style-name="ce3" office:value-type="float" office:value="20716.8" calcext:value-type="float">
            <text:p>20716.8</text:p>
          </table:table-cell>
          <table:table-cell table:style-name="ce5" table:formula="of:=AVERAGE([.G39:.I39])" office:value-type="float" office:value="25498.3666666667" calcext:value-type="float">
            <text:p>25498.37</text:p>
          </table:table-cell>
          <table:table-cell table:style-name="ce3" office:value-type="float" office:value="78239.9" calcext:value-type="float">
            <text:p>78239.9</text:p>
          </table:table-cell>
          <table:table-cell table:style-name="ce3" office:value-type="float" office:value="93013.4" calcext:value-type="float">
            <text:p>93013.4</text:p>
          </table:table-cell>
          <table:table-cell table:style-name="ce3" office:value-type="float" office:value="131487.6" calcext:value-type="float">
            <text:p>131487.6</text:p>
          </table:table-cell>
          <table:table-cell table:style-name="ce3" office:value-type="float" office:value="92932.8" calcext:value-type="float">
            <text:p>92932.8</text:p>
          </table:table-cell>
          <table:table-cell table:style-name="ce3" office:value-type="float" office:value="96064.9" calcext:value-type="float">
            <text:p>96064.9</text:p>
          </table:table-cell>
          <table:table-cell table:style-name="ce3" office:value-type="float" office:value="125474.2" calcext:value-type="float">
            <text:p>125474.2</text:p>
          </table:table-cell>
          <table:table-cell table:style-name="ce5" table:formula="of:=[.C39]/AVERAGE([.D39:.F39])" office:value-type="float" office:value="13.0936318470832" calcext:value-type="float">
            <text:p>13.09</text:p>
          </table:table-cell>
          <table:table-cell table:style-name="ce5" table:formula="of:=(AVERAGE([.D39:.F39])/(AVERAGE([.K39:.M39])+(AVERAGE([.N39:.P39])/2)))" office:value-type="float" office:value="0.147948097822749" calcext:value-type="float">
            <text:p>0.15</text:p>
          </table:table-cell>
          <table:table-cell table:style-name="ce5" table:formula="of:=AVERAGE([.D39:.F39])/[.J39]" office:value-type="float" office:value="0.889634760919327" calcext:value-type="float">
            <text:p>0.8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IOCON</text:p>
          </table:table-cell>
          <table:table-cell office:value-type="string" calcext:value-type="string">
            <text:p>PHARMA</text:p>
          </table:table-cell>
          <table:table-cell table:style-name="ce3" office:value-type="float" office:value="48694" calcext:value-type="float">
            <text:p>48694</text:p>
          </table:table-cell>
          <table:table-cell table:style-name="ce3" office:value-type="float" office:value="1154.6" calcext:value-type="float">
            <text:p>1154.6</text:p>
          </table:table-cell>
          <table:table-cell table:style-name="ce3" office:value-type="float" office:value="1283.1" calcext:value-type="float">
            <text:p>1283.1</text:p>
          </table:table-cell>
          <table:table-cell table:style-name="ce3" office:value-type="float" office:value="1159.7" calcext:value-type="float">
            <text:p>1159.7</text:p>
          </table:table-cell>
          <table:table-cell table:style-name="ce3" office:value-type="float" office:value="1492" calcext:value-type="float">
            <text:p>1492</text:p>
          </table:table-cell>
          <table:table-cell table:style-name="ce3" office:value-type="float" office:value="1836.5" calcext:value-type="float">
            <text:p>1836.5</text:p>
          </table:table-cell>
          <table:table-cell table:style-name="ce3" office:value-type="float" office:value="1746.3" calcext:value-type="float">
            <text:p>1746.3</text:p>
          </table:table-cell>
          <table:table-cell table:style-name="ce5" table:formula="of:=AVERAGE([.G40:.I40])" office:value-type="float" office:value="1691.6" calcext:value-type="float">
            <text:p>1691.60</text:p>
          </table:table-cell>
          <table:table-cell table:style-name="ce3" office:value-type="float" office:value="3038.5" calcext:value-type="float">
            <text:p>3038.5</text:p>
          </table:table-cell>
          <table:table-cell table:style-name="ce3" office:value-type="float" office:value="4008" calcext:value-type="float">
            <text:p>4008</text:p>
          </table:table-cell>
          <table:table-cell table:style-name="ce3" office:value-type="float" office:value="4210.1" calcext:value-type="float">
            <text:p>4210.1</text:p>
          </table:table-cell>
          <table:table-cell table:style-name="ce3" office:value-type="float" office:value="2447" calcext:value-type="float">
            <text:p>2447</text:p>
          </table:table-cell>
          <table:table-cell table:style-name="ce3" office:value-type="float" office:value="3022.9" calcext:value-type="float">
            <text:p>3022.9</text:p>
          </table:table-cell>
          <table:table-cell table:style-name="ce3" office:value-type="float" office:value="5772.3" calcext:value-type="float">
            <text:p>5772.3</text:p>
          </table:table-cell>
          <table:table-cell table:style-name="ce5" table:formula="of:=[.C40]/AVERAGE([.D40:.F40])" office:value-type="float" office:value="40.607661088564" calcext:value-type="float">
            <text:p>40.61</text:p>
          </table:table-cell>
          <table:table-cell table:style-name="ce5" table:formula="of:=(AVERAGE([.D40:.F40])/(AVERAGE([.K40:.M40])+(AVERAGE([.N40:.P40])/2)))" office:value-type="float" office:value="0.213145156034294" calcext:value-type="float">
            <text:p>0.21</text:p>
          </table:table-cell>
          <table:table-cell table:style-name="ce5" table:formula="of:=AVERAGE([.D40:.F40])/[.J40]" office:value-type="float" office:value="0.708875226609916" calcext:value-type="float">
            <text:p>0.7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BTC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9076" calcext:value-type="float">
            <text:p>9076</text:p>
          </table:table-cell>
          <table:table-cell table:style-name="ce3" office:value-type="float" office:value="1213.05" calcext:value-type="float">
            <text:p>1213.05</text:p>
          </table:table-cell>
          <table:table-cell table:style-name="ce3" office:value-type="float" office:value="1104.18" calcext:value-type="float">
            <text:p>1104.18</text:p>
          </table:table-cell>
          <table:table-cell table:style-name="ce3" office:value-type="float" office:value="1411.51" calcext:value-type="float">
            <text:p>1411.51</text:p>
          </table:table-cell>
          <table:table-cell table:style-name="ce3" office:value-type="float" office:value="431.76" calcext:value-type="float">
            <text:p>431.76</text:p>
          </table:table-cell>
          <table:table-cell table:style-name="ce3" office:value-type="float" office:value="413.8" calcext:value-type="float">
            <text:p>413.8</text:p>
          </table:table-cell>
          <table:table-cell table:style-name="ce3" office:value-type="float" office:value="262.73" calcext:value-type="float">
            <text:p>262.73</text:p>
          </table:table-cell>
          <table:table-cell table:style-name="ce5" table:formula="of:=AVERAGE([.G41:.I41])" office:value-type="float" office:value="369.43" calcext:value-type="float">
            <text:p>369.43</text:p>
          </table:table-cell>
          <table:table-cell table:style-name="ce3" office:value-type="float" office:value="2014.77" calcext:value-type="float">
            <text:p>2014.77</text:p>
          </table:table-cell>
          <table:table-cell table:style-name="ce3" office:value-type="float" office:value="2320.45" calcext:value-type="float">
            <text:p>2320.45</text:p>
          </table:table-cell>
          <table:table-cell table:style-name="ce3" office:value-type="float" office:value="3158.88" calcext:value-type="float">
            <text:p>3158.88</text:p>
          </table:table-cell>
          <table:table-cell table:style-name="ce3" office:value-type="float" office:value="649.93" calcext:value-type="float">
            <text:p>649.93</text:p>
          </table:table-cell>
          <table:table-cell table:style-name="ce3" office:value-type="float" office:value="546.3" calcext:value-type="float">
            <text:p>546.3</text:p>
          </table:table-cell>
          <table:table-cell table:style-name="ce3" office:value-type="float" office:value="863.44" calcext:value-type="float">
            <text:p>863.44</text:p>
          </table:table-cell>
          <table:table-cell table:style-name="ce5" table:formula="of:=[.C41]/AVERAGE([.D41:.F41])" office:value-type="float" office:value="7.3021985979178" calcext:value-type="float">
            <text:p>7.30</text:p>
          </table:table-cell>
          <table:table-cell table:style-name="ce5" table:formula="of:=(AVERAGE([.D41:.F41])/(AVERAGE([.K41:.M41])+(AVERAGE([.N41:.P41])/2)))" office:value-type="float" office:value="0.437443504672431" calcext:value-type="float">
            <text:p>0.44</text:p>
          </table:table-cell>
          <table:table-cell table:style-name="ce5" table:formula="of:=AVERAGE([.D41:.F41])/[.J41]" office:value-type="float" office:value="3.36440823250232" calcext:value-type="float">
            <text:p>3.3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OSCHLTD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45089" calcext:value-type="float">
            <text:p>45089</text:p>
          </table:table-cell>
          <table:table-cell table:style-name="ce3" office:value-type="float" office:value="593.2" calcext:value-type="float">
            <text:p>593.2</text:p>
          </table:table-cell>
          <table:table-cell table:style-name="ce3" office:value-type="float" office:value="1336.1" calcext:value-type="float">
            <text:p>1336.1</text:p>
          </table:table-cell>
          <table:table-cell table:style-name="ce3" office:value-type="float" office:value="715.4" calcext:value-type="float">
            <text:p>715.4</text:p>
          </table:table-cell>
          <table:table-cell table:style-name="ce3" office:value-type="float" office:value="584.8" calcext:value-type="float">
            <text:p>584.8</text:p>
          </table:table-cell>
          <table:table-cell table:style-name="ce3" office:value-type="float" office:value="435.7" calcext:value-type="float">
            <text:p>435.7</text:p>
          </table:table-cell>
          <table:table-cell table:style-name="ce3" office:value-type="float" office:value="199.8" calcext:value-type="float">
            <text:p>199.8</text:p>
          </table:table-cell>
          <table:table-cell table:style-name="ce5" table:formula="of:=AVERAGE([.G42:.I42])" office:value-type="float" office:value="406.766666666667" calcext:value-type="float">
            <text:p>406.77</text:p>
          </table:table-cell>
          <table:table-cell table:style-name="ce3" office:value-type="float" office:value="3231.1" calcext:value-type="float">
            <text:p>3231.1</text:p>
          </table:table-cell>
          <table:table-cell table:style-name="ce3" office:value-type="float" office:value="3669" calcext:value-type="float">
            <text:p>3669</text:p>
          </table:table-cell>
          <table:table-cell table:style-name="ce3" office:value-type="float" office:value="4491.9" calcext:value-type="float">
            <text:p>4491.9</text:p>
          </table:table-cell>
          <table:table-cell table:style-name="ce3" office:value-type="float" office:value="352.3" calcext:value-type="float">
            <text:p>352.3</text:p>
          </table:table-cell>
          <table:table-cell table:style-name="ce3" office:value-type="float" office:value="381.6" calcext:value-type="float">
            <text:p>381.6</text:p>
          </table:table-cell>
          <table:table-cell table:style-name="ce3" office:value-type="float" office:value="459.5" calcext:value-type="float">
            <text:p>459.5</text:p>
          </table:table-cell>
          <table:table-cell table:style-name="ce5" table:formula="of:=[.C42]/AVERAGE([.D42:.F42])" office:value-type="float" office:value="51.1464438310583" calcext:value-type="float">
            <text:p>51.15</text:p>
          </table:table-cell>
          <table:table-cell table:style-name="ce5" table:formula="of:=(AVERAGE([.D42:.F42])/(AVERAGE([.K42:.M42])+(AVERAGE([.N42:.P42])/2)))" office:value-type="float" office:value="0.22059939776623" calcext:value-type="float">
            <text:p>0.22</text:p>
          </table:table-cell>
          <table:table-cell table:style-name="ce5" table:formula="of:=AVERAGE([.D42:.F42])/[.J42]" office:value-type="float" office:value="2.16725395394575" calcext:value-type="float">
            <text:p>2.1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RITANNIA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82882" calcext:value-type="float">
            <text:p>82882</text:p>
          </table:table-cell>
          <table:table-cell table:style-name="ce3" office:value-type="float" office:value="1248.77" calcext:value-type="float">
            <text:p>1248.77</text:p>
          </table:table-cell>
          <table:table-cell table:style-name="ce3" office:value-type="float" office:value="1155.78" calcext:value-type="float">
            <text:p>1155.78</text:p>
          </table:table-cell>
          <table:table-cell table:style-name="ce3" office:value-type="float" office:value="1484.53" calcext:value-type="float">
            <text:p>1484.53</text:p>
          </table:table-cell>
          <table:table-cell table:style-name="ce3" office:value-type="float" office:value="422.93" calcext:value-type="float">
            <text:p>422.93</text:p>
          </table:table-cell>
          <table:table-cell table:style-name="ce3" office:value-type="float" office:value="401.21" calcext:value-type="float">
            <text:p>401.21</text:p>
          </table:table-cell>
          <table:table-cell table:style-name="ce3" office:value-type="float" office:value="244.17" calcext:value-type="float">
            <text:p>244.17</text:p>
          </table:table-cell>
          <table:table-cell table:style-name="ce5" table:formula="of:=AVERAGE([.G43:.I43])" office:value-type="float" office:value="356.103333333333" calcext:value-type="float">
            <text:p>356.10</text:p>
          </table:table-cell>
          <table:table-cell table:style-name="ce3" office:value-type="float" office:value="1647.97" calcext:value-type="float">
            <text:p>1647.97</text:p>
          </table:table-cell>
          <table:table-cell table:style-name="ce3" office:value-type="float" office:value="1851.41" calcext:value-type="float">
            <text:p>1851.41</text:p>
          </table:table-cell>
          <table:table-cell table:style-name="ce3" office:value-type="float" office:value="2565.3" calcext:value-type="float">
            <text:p>2565.3</text:p>
          </table:table-cell>
          <table:table-cell table:style-name="ce3" office:value-type="float" office:value="120.58" calcext:value-type="float">
            <text:p>120.58</text:p>
          </table:table-cell>
          <table:table-cell table:style-name="ce3" office:value-type="float" office:value="100.61" calcext:value-type="float">
            <text:p>100.61</text:p>
          </table:table-cell>
          <table:table-cell table:style-name="ce3" office:value-type="float" office:value="825.76" calcext:value-type="float">
            <text:p>825.76</text:p>
          </table:table-cell>
          <table:table-cell table:style-name="ce5" table:formula="of:=[.C43]/AVERAGE([.D43:.F43])" office:value-type="float" office:value="63.934400938011" calcext:value-type="float">
            <text:p>63.93</text:p>
          </table:table-cell>
          <table:table-cell table:style-name="ce5" table:formula="of:=(AVERAGE([.D43:.F43])/(AVERAGE([.K43:.M43])+(AVERAGE([.N43:.P43])/2)))" office:value-type="float" office:value="0.590313980165919" calcext:value-type="float">
            <text:p>0.59</text:p>
          </table:table-cell>
          <table:table-cell table:style-name="ce5" table:formula="of:=AVERAGE([.D43:.F43])/[.J43]" office:value-type="float" office:value="3.64040400258352" calcext:value-type="float">
            <text:p>3.6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SC</text:p>
          </table:table-cell>
          <table:table-cell office:value-type="string" calcext:value-type="string">
            <text:p>POWER</text:p>
          </table:table-cell>
          <table:table-cell table:style-name="ce3" office:value-type="float" office:value="11109" calcext:value-type="float">
            <text:p>11109</text:p>
          </table:table-cell>
          <table:table-cell table:style-name="ce3" office:value-type="float" office:value="2468.58" calcext:value-type="float">
            <text:p>2468.58</text:p>
          </table:table-cell>
          <table:table-cell table:style-name="ce3" office:value-type="float" office:value="2293.93" calcext:value-type="float">
            <text:p>2293.93</text:p>
          </table:table-cell>
          <table:table-cell table:style-name="ce3" office:value-type="float" office:value="3003.32" calcext:value-type="float">
            <text:p>3003.32</text:p>
          </table:table-cell>
          <table:table-cell table:style-name="ce3" office:value-type="float" office:value="894.43" calcext:value-type="float">
            <text:p>894.43</text:p>
          </table:table-cell>
          <table:table-cell table:style-name="ce3" office:value-type="float" office:value="837.84" calcext:value-type="float">
            <text:p>837.84</text:p>
          </table:table-cell>
          <table:table-cell table:style-name="ce3" office:value-type="float" office:value="746.4" calcext:value-type="float">
            <text:p>746.4</text:p>
          </table:table-cell>
          <table:table-cell table:style-name="ce5" table:formula="of:=AVERAGE([.G44:.I44])" office:value-type="float" office:value="826.223333333333" calcext:value-type="float">
            <text:p>826.22</text:p>
          </table:table-cell>
          <table:table-cell table:style-name="ce3" office:value-type="float" office:value="5616.45" calcext:value-type="float">
            <text:p>5616.45</text:p>
          </table:table-cell>
          <table:table-cell table:style-name="ce3" office:value-type="float" office:value="6359.77" calcext:value-type="float">
            <text:p>6359.77</text:p>
          </table:table-cell>
          <table:table-cell table:style-name="ce3" office:value-type="float" office:value="6766.8" calcext:value-type="float">
            <text:p>6766.8</text:p>
          </table:table-cell>
          <table:table-cell table:style-name="ce3" office:value-type="float" office:value="18880.25" calcext:value-type="float">
            <text:p>18880.25</text:p>
          </table:table-cell>
          <table:table-cell table:style-name="ce3" office:value-type="float" office:value="18053.99" calcext:value-type="float">
            <text:p>18053.99</text:p>
          </table:table-cell>
          <table:table-cell table:style-name="ce3" office:value-type="float" office:value="17892.05" calcext:value-type="float">
            <text:p>17892.05</text:p>
          </table:table-cell>
          <table:table-cell table:style-name="ce5" table:formula="of:=[.C44]/AVERAGE([.D44:.F44])" office:value-type="float" office:value="4.29149234531274" calcext:value-type="float">
            <text:p>4.29</text:p>
          </table:table-cell>
          <table:table-cell table:style-name="ce5" table:formula="of:=(AVERAGE([.D44:.F44])/(AVERAGE([.K44:.M44])+(AVERAGE([.N44:.P44])/2)))" office:value-type="float" office:value="0.168251196779455" calcext:value-type="float">
            <text:p>0.17</text:p>
          </table:table-cell>
          <table:table-cell table:style-name="ce5" table:formula="of:=AVERAGE([.D44:.F44])/[.J44]" office:value-type="float" office:value="3.13306329604183" calcext:value-type="float">
            <text:p>3.1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DILAHC</text:p>
          </table:table-cell>
          <table:table-cell office:value-type="string" calcext:value-type="string">
            <text:p>PHARMA</text:p>
          </table:table-cell>
          <table:table-cell table:style-name="ce3" office:value-type="float" office:value="65913" calcext:value-type="float">
            <text:p>65913</text:p>
          </table:table-cell>
          <table:table-cell table:style-name="ce3" office:value-type="float" office:value="919.3" calcext:value-type="float">
            <text:p>919.3</text:p>
          </table:table-cell>
          <table:table-cell table:style-name="ce3" office:value-type="float" office:value="1281.9" calcext:value-type="float">
            <text:p>1281.9</text:p>
          </table:table-cell>
          <table:table-cell table:style-name="ce3" office:value-type="float" office:value="2505.4" calcext:value-type="float">
            <text:p>2505.4</text:p>
          </table:table-cell>
          <table:table-cell table:style-name="ce3" office:value-type="float" office:value="1049.3" calcext:value-type="float">
            <text:p>1049.3</text:p>
          </table:table-cell>
          <table:table-cell table:style-name="ce3" office:value-type="float" office:value="1057.4" calcext:value-type="float">
            <text:p>1057.4</text:p>
          </table:table-cell>
          <table:table-cell table:style-name="ce3" office:value-type="float" office:value="904.1" calcext:value-type="float">
            <text:p>904.1</text:p>
          </table:table-cell>
          <table:table-cell table:style-name="ce5" table:formula="of:=AVERAGE([.G45:.I45])" office:value-type="float" office:value="1003.6" calcext:value-type="float">
            <text:p>1003.60</text:p>
          </table:table-cell>
          <table:table-cell table:style-name="ce3" office:value-type="float" office:value="6083" calcext:value-type="float">
            <text:p>6083</text:p>
          </table:table-cell>
          <table:table-cell table:style-name="ce3" office:value-type="float" office:value="7342.5" calcext:value-type="float">
            <text:p>7342.5</text:p>
          </table:table-cell>
          <table:table-cell table:style-name="ce3" office:value-type="float" office:value="8269.4" calcext:value-type="float">
            <text:p>8269.4</text:p>
          </table:table-cell>
          <table:table-cell table:style-name="ce3" office:value-type="float" office:value="2764.7" calcext:value-type="float">
            <text:p>2764.7</text:p>
          </table:table-cell>
          <table:table-cell table:style-name="ce3" office:value-type="float" office:value="4209.1" calcext:value-type="float">
            <text:p>4209.1</text:p>
          </table:table-cell>
          <table:table-cell table:style-name="ce3" office:value-type="float" office:value="3496.9" calcext:value-type="float">
            <text:p>3496.9</text:p>
          </table:table-cell>
          <table:table-cell table:style-name="ce5" table:formula="of:=[.C45]/AVERAGE([.D45:.F45])" office:value-type="float" office:value="42.0131304975991" calcext:value-type="float">
            <text:p>42.01</text:p>
          </table:table-cell>
          <table:table-cell table:style-name="ce5" table:formula="of:=(AVERAGE([.D45:.F45])/(AVERAGE([.K45:.M45])+(AVERAGE([.N45:.P45])/2)))" office:value-type="float" office:value="0.17477000770509" calcext:value-type="float">
            <text:p>0.17</text:p>
          </table:table-cell>
          <table:table-cell table:style-name="ce5" table:formula="of:=AVERAGE([.D45:.F45])/[.J45]" office:value-type="float" office:value="1.56323900624419" calcext:value-type="float">
            <text:p>1.5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NBK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24915" calcext:value-type="float">
            <text:p>24915</text:p>
          </table:table-cell>
          <table:table-cell table:style-name="ce3" office:value-type="float" office:value="18236.72" calcext:value-type="float">
            <text:p>18236.72</text:p>
          </table:table-cell>
          <table:table-cell table:style-name="ce3" office:value-type="float" office:value="-5289.14" calcext:value-type="float">
            <text:p>-5289.14</text:p>
          </table:table-cell>
          <table:table-cell table:style-name="ce3" office:value-type="float" office:value="59117.67" calcext:value-type="float">
            <text:p>59117.67</text:p>
          </table:table-cell>
          <table:table-cell table:style-name="ce3" office:value-type="float" office:value="605.72" calcext:value-type="float">
            <text:p>605.72</text:p>
          </table:table-cell>
          <table:table-cell table:style-name="ce3" office:value-type="float" office:value="337.82" calcext:value-type="float">
            <text:p>337.82</text:p>
          </table:table-cell>
          <table:table-cell table:style-name="ce3" office:value-type="float" office:value="922.72" calcext:value-type="float">
            <text:p>922.72</text:p>
          </table:table-cell>
          <table:table-cell table:style-name="ce5" table:formula="of:=AVERAGE([.G46:.I46])" office:value-type="float" office:value="622.086666666667" calcext:value-type="float">
            <text:p>622.09</text:p>
          </table:table-cell>
          <table:table-cell table:style-name="ce3" office:value-type="float" office:value="599123.02" calcext:value-type="float">
            <text:p>599123.02</text:p>
          </table:table-cell>
          <table:table-cell table:style-name="ce3" office:value-type="float" office:value="625408.32" calcext:value-type="float">
            <text:p>625408.32</text:p>
          </table:table-cell>
          <table:table-cell table:style-name="ce3" office:value-type="float" office:value="1010985.02" calcext:value-type="float">
            <text:p>1010985.02</text:p>
          </table:table-cell>
          <table:table-cell table:style-name="ce3" office:value-type="float" office:value="77422.11" calcext:value-type="float">
            <text:p>77422.11</text:p>
          </table:table-cell>
          <table:table-cell table:style-name="ce3" office:value-type="float" office:value="77215.33" calcext:value-type="float">
            <text:p>77215.33</text:p>
          </table:table-cell>
          <table:table-cell table:style-name="ce3" office:value-type="float" office:value="108989.25" calcext:value-type="float">
            <text:p>108989.25</text:p>
          </table:table-cell>
          <table:table-cell table:style-name="ce5" table:formula="of:=[.C46]/AVERAGE([.D46:.F46])" office:value-type="float" office:value="1.03718505104749" calcext:value-type="float">
            <text:p>1.04</text:p>
          </table:table-cell>
          <table:table-cell table:style-name="ce5" table:formula="of:=(AVERAGE([.D46:.F46])/(AVERAGE([.K46:.M46])+(AVERAGE([.N46:.P46])/2)))" office:value-type="float" office:value="0.0304415772115697" calcext:value-type="float">
            <text:p>0.03</text:p>
          </table:table-cell>
          <table:table-cell table:style-name="ce5" table:formula="of:=AVERAGE([.D46:.F46])/[.J46]" office:value-type="float" office:value="38.6147964377954" calcext:value-type="float">
            <text:p>38.6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TROLIND</text:p>
          </table:table-cell>
          <table:table-cell office:value-type="string" calcext:value-type="string">
            <text:p>OIL &amp; GAS</text:p>
          </table:table-cell>
          <table:table-cell table:style-name="ce3" office:value-type="float" office:value="14179" calcext:value-type="float">
            <text:p>14179</text:p>
          </table:table-cell>
          <table:table-cell table:style-name="ce3" office:value-type="float" office:value="549.48" calcext:value-type="float">
            <text:p>549.48</text:p>
          </table:table-cell>
          <table:table-cell table:style-name="ce3" office:value-type="float" office:value="879.49" calcext:value-type="float">
            <text:p>879.49</text:p>
          </table:table-cell>
          <table:table-cell table:style-name="ce3" office:value-type="float" office:value="892.79" calcext:value-type="float">
            <text:p>892.79</text:p>
          </table:table-cell>
          <table:table-cell table:style-name="ce3" office:value-type="float" office:value="78.31" calcext:value-type="float">
            <text:p>78.31</text:p>
          </table:table-cell>
          <table:table-cell table:style-name="ce3" office:value-type="float" office:value="100.7" calcext:value-type="float">
            <text:p>100.7</text:p>
          </table:table-cell>
          <table:table-cell table:style-name="ce3" office:value-type="float" office:value="23.76" calcext:value-type="float">
            <text:p>23.76</text:p>
          </table:table-cell>
          <table:table-cell table:style-name="ce5" table:formula="of:=AVERAGE([.G47:.I47])" office:value-type="float" office:value="67.59" calcext:value-type="float">
            <text:p>67.59</text:p>
          </table:table-cell>
          <table:table-cell table:style-name="ce3" office:value-type="float" office:value="925.24" calcext:value-type="float">
            <text:p>925.24</text:p>
          </table:table-cell>
          <table:table-cell table:style-name="ce3" office:value-type="float" office:value="840.44" calcext:value-type="float">
            <text:p>840.44</text:p>
          </table:table-cell>
          <table:table-cell table:style-name="ce3" office:value-type="float" office:value="946.63" calcext:value-type="float">
            <text:p>946.63</text:p>
          </table:table-cell>
          <table:table-cell table:style-name="ce3" office:value-type="float" office:value="15.87" calcext:value-type="float">
            <text:p>15.87</text:p>
          </table:table-cell>
          <table:table-cell table:style-name="ce3" office:value-type="float" office:value="21.39" calcext:value-type="float">
            <text:p>21.39</text:p>
          </table:table-cell>
          <table:table-cell table:style-name="ce3" office:value-type="float" office:value="32.64" calcext:value-type="float">
            <text:p>32.64</text:p>
          </table:table-cell>
          <table:table-cell table:style-name="ce5" table:formula="of:=[.C47]/AVERAGE([.D47:.F47])" office:value-type="float" office:value="18.3210150919992" calcext:value-type="float">
            <text:p>18.32</text:p>
          </table:table-cell>
          <table:table-cell table:style-name="ce5" table:formula="of:=(AVERAGE([.D47:.F47])/(AVERAGE([.K47:.M47])+(AVERAGE([.N47:.P47])/2)))" office:value-type="float" office:value="0.8451184088874" calcext:value-type="float">
            <text:p>0.85</text:p>
          </table:table-cell>
          <table:table-cell table:style-name="ce5" table:formula="of:=AVERAGE([.D47:.F47])/[.J47]" office:value-type="float" office:value="11.4502145287764" calcext:value-type="float">
            <text:p>11.4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HOLAFIN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42030" calcext:value-type="float">
            <text:p>42030</text:p>
          </table:table-cell>
          <table:table-cell table:style-name="ce3" office:value-type="float" office:value="-9317.34" calcext:value-type="float">
            <text:p>-9317.34</text:p>
          </table:table-cell>
          <table:table-cell table:style-name="ce3" office:value-type="float" office:value="-2074.77" calcext:value-type="float">
            <text:p>-2074.77</text:p>
          </table:table-cell>
          <table:table-cell table:style-name="ce3" office:value-type="float" office:value="-8841.95" calcext:value-type="float">
            <text:p>-8841.95</text:p>
          </table:table-cell>
          <table:table-cell table:style-name="ce3" office:value-type="float" office:value="76.86" calcext:value-type="float">
            <text:p>76.86</text:p>
          </table:table-cell>
          <table:table-cell table:style-name="ce3" office:value-type="float" office:value="71.56" calcext:value-type="float">
            <text:p>71.56</text:p>
          </table:table-cell>
          <table:table-cell table:style-name="ce3" office:value-type="float" office:value="32.89" calcext:value-type="float">
            <text:p>32.89</text:p>
          </table:table-cell>
          <table:table-cell table:style-name="ce5" table:formula="of:=AVERAGE([.G48:.I48])" office:value-type="float" office:value="60.4366666666667" calcext:value-type="float">
            <text:p>60.44</text:p>
          </table:table-cell>
          <table:table-cell table:style-name="ce3" office:value-type="float" office:value="11066.59" calcext:value-type="float">
            <text:p>11066.59</text:p>
          </table:table-cell>
          <table:table-cell table:style-name="ce3" office:value-type="float" office:value="8522.63" calcext:value-type="float">
            <text:p>8522.63</text:p>
          </table:table-cell>
          <table:table-cell table:style-name="ce3" office:value-type="float" office:value="10130.64" calcext:value-type="float">
            <text:p>10130.64</text:p>
          </table:table-cell>
          <table:table-cell table:style-name="ce3" office:value-type="float" office:value="40214.82" calcext:value-type="float">
            <text:p>40214.82</text:p>
          </table:table-cell>
          <table:table-cell table:style-name="ce3" office:value-type="float" office:value="47335.89" calcext:value-type="float">
            <text:p>47335.89</text:p>
          </table:table-cell>
          <table:table-cell table:style-name="ce3" office:value-type="float" office:value="54913.72" calcext:value-type="float">
            <text:p>54913.72</text:p>
          </table:table-cell>
          <table:table-cell table:style-name="ce5" table:formula="of:=[.C48]/AVERAGE([.D48:.F48])" office:value-type="float" office:value="-6.23157191389173" calcext:value-type="float">
            <text:p>-6.23</text:p>
          </table:table-cell>
          <table:table-cell table:style-name="ce5" table:formula="of:=(AVERAGE([.D48:.F48])/(AVERAGE([.K48:.M48])+(AVERAGE([.N48:.P48])/2)))" office:value-type="float" office:value="-0.200432333857427" calcext:value-type="float">
            <text:p>-0.20</text:p>
          </table:table-cell>
          <table:table-cell table:style-name="ce5" table:formula="of:=AVERAGE([.D48:.F48])/[.J48]" office:value-type="float" office:value="-111.59924990348" calcext:value-type="float">
            <text:p>-111.6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IPLA</text:p>
          </table:table-cell>
          <table:table-cell office:value-type="string" calcext:value-type="string">
            <text:p>PHARMA</text:p>
          </table:table-cell>
          <table:table-cell table:style-name="ce3" office:value-type="float" office:value="78816" calcext:value-type="float">
            <text:p>78816</text:p>
          </table:table-cell>
          <table:table-cell table:style-name="ce3" office:value-type="float" office:value="1462.76" calcext:value-type="float">
            <text:p>1462.76</text:p>
          </table:table-cell>
          <table:table-cell table:style-name="ce3" office:value-type="float" office:value="1691.15" calcext:value-type="float">
            <text:p>1691.15</text:p>
          </table:table-cell>
          <table:table-cell table:style-name="ce3" office:value-type="float" office:value="3068.45" calcext:value-type="float">
            <text:p>3068.45</text:p>
          </table:table-cell>
          <table:table-cell table:style-name="ce3" office:value-type="float" office:value="816.21" calcext:value-type="float">
            <text:p>816.21</text:p>
          </table:table-cell>
          <table:table-cell table:style-name="ce3" office:value-type="float" office:value="527.15" calcext:value-type="float">
            <text:p>527.15</text:p>
          </table:table-cell>
          <table:table-cell table:style-name="ce3" office:value-type="float" office:value="1000.01" calcext:value-type="float">
            <text:p>1000.01</text:p>
          </table:table-cell>
          <table:table-cell table:style-name="ce5" table:formula="of:=AVERAGE([.G49:.I49])" office:value-type="float" office:value="781.123333333333" calcext:value-type="float">
            <text:p>781.12</text:p>
          </table:table-cell>
          <table:table-cell table:style-name="ce3" office:value-type="float" office:value="3832.22" calcext:value-type="float">
            <text:p>3832.22</text:p>
          </table:table-cell>
          <table:table-cell table:style-name="ce3" office:value-type="float" office:value="3771.51" calcext:value-type="float">
            <text:p>3771.51</text:p>
          </table:table-cell>
          <table:table-cell table:style-name="ce3" office:value-type="float" office:value="4393.14" calcext:value-type="float">
            <text:p>4393.14</text:p>
          </table:table-cell>
          <table:table-cell table:style-name="ce3" office:value-type="float" office:value="4259.05" calcext:value-type="float">
            <text:p>4259.05</text:p>
          </table:table-cell>
          <table:table-cell table:style-name="ce3" office:value-type="float" office:value="4646.15" calcext:value-type="float">
            <text:p>4646.15</text:p>
          </table:table-cell>
          <table:table-cell table:style-name="ce3" office:value-type="float" office:value="2972.37" calcext:value-type="float">
            <text:p>2972.37</text:p>
          </table:table-cell>
          <table:table-cell table:style-name="ce5" table:formula="of:=[.C49]/AVERAGE([.D49:.F49])" office:value-type="float" office:value="37.9997300059784" calcext:value-type="float">
            <text:p>38.00</text:p>
          </table:table-cell>
          <table:table-cell table:style-name="ce5" table:formula="of:=(AVERAGE([.D49:.F49])/(AVERAGE([.K49:.M49])+(AVERAGE([.N49:.P49])/2)))" office:value-type="float" office:value="0.346926833728682" calcext:value-type="float">
            <text:p>0.35</text:p>
          </table:table-cell>
          <table:table-cell table:style-name="ce5" table:formula="of:=AVERAGE([.D49:.F49])/[.J49]" office:value-type="float" office:value="2.6553041133069" calcext:value-type="float">
            <text:p>2.6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UB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11957" calcext:value-type="float">
            <text:p>11957</text:p>
          </table:table-cell>
          <table:table-cell table:style-name="ce3" office:value-type="float" office:value="-183.1" calcext:value-type="float">
            <text:p>-183.1</text:p>
          </table:table-cell>
          <table:table-cell table:style-name="ce3" office:value-type="float" office:value="418.6" calcext:value-type="float">
            <text:p>418.6</text:p>
          </table:table-cell>
          <table:table-cell table:style-name="ce3" office:value-type="float" office:value="1836.23" calcext:value-type="float">
            <text:p>1836.23</text:p>
          </table:table-cell>
          <table:table-cell table:style-name="ce3" office:value-type="float" office:value="61.35" calcext:value-type="float">
            <text:p>61.35</text:p>
          </table:table-cell>
          <table:table-cell table:style-name="ce3" office:value-type="float" office:value="89.47" calcext:value-type="float">
            <text:p>89.47</text:p>
          </table:table-cell>
          <table:table-cell table:style-name="ce3" office:value-type="float" office:value="75.03" calcext:value-type="float">
            <text:p>75.03</text:p>
          </table:table-cell>
          <table:table-cell table:style-name="ce5" table:formula="of:=AVERAGE([.G50:.I50])" office:value-type="float" office:value="75.2833333333333" calcext:value-type="float">
            <text:p>75.28</text:p>
          </table:table-cell>
          <table:table-cell table:style-name="ce3" office:value-type="float" office:value="32852.62" calcext:value-type="float">
            <text:p>32852.62</text:p>
          </table:table-cell>
          <table:table-cell table:style-name="ce3" office:value-type="float" office:value="38447.95" calcext:value-type="float">
            <text:p>38447.95</text:p>
          </table:table-cell>
          <table:table-cell table:style-name="ce3" office:value-type="float" office:value="40832.49" calcext:value-type="float">
            <text:p>40832.49</text:p>
          </table:table-cell>
          <table:table-cell table:style-name="ce3" office:value-type="float" office:value="2921.41" calcext:value-type="float">
            <text:p>2921.41</text:p>
          </table:table-cell>
          <table:table-cell table:style-name="ce3" office:value-type="float" office:value="1970.17" calcext:value-type="float">
            <text:p>1970.17</text:p>
          </table:table-cell>
          <table:table-cell table:style-name="ce3" office:value-type="float" office:value="3604.98" calcext:value-type="float">
            <text:p>3604.98</text:p>
          </table:table-cell>
          <table:table-cell table:style-name="ce5" table:formula="of:=[.C50]/AVERAGE([.D50:.F50])" office:value-type="float" office:value="17.3145149223113" calcext:value-type="float">
            <text:p>17.31</text:p>
          </table:table-cell>
          <table:table-cell table:style-name="ce5" table:formula="of:=(AVERAGE([.D50:.F50])/(AVERAGE([.K50:.M50])+(AVERAGE([.N50:.P50])/2)))" office:value-type="float" office:value="0.0178012213985507" calcext:value-type="float">
            <text:p>0.02</text:p>
          </table:table-cell>
          <table:table-cell table:style-name="ce5" table:formula="of:=AVERAGE([.D50:.F50])/[.J50]" office:value-type="float" office:value="9.17303520035422" calcext:value-type="float">
            <text:p>9.1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ALINDIA</text:p>
          </table:table-cell>
          <table:table-cell office:value-type="string" calcext:value-type="string">
            <text:p>METALS</text:p>
          </table:table-cell>
          <table:table-cell table:style-name="ce3" office:value-type="float" office:value="89698" calcext:value-type="float">
            <text:p>89698</text:p>
          </table:table-cell>
          <table:table-cell table:style-name="ce3" office:value-type="float" office:value="21114.92" calcext:value-type="float">
            <text:p>21114.92</text:p>
          </table:table-cell>
          <table:table-cell table:style-name="ce3" office:value-type="float" office:value="16355.52" calcext:value-type="float">
            <text:p>16355.52</text:p>
          </table:table-cell>
          <table:table-cell table:style-name="ce3" office:value-type="float" office:value="4146.54" calcext:value-type="float">
            <text:p>4146.54</text:p>
          </table:table-cell>
          <table:table-cell table:style-name="ce3" office:value-type="float" office:value="8529.3" calcext:value-type="float">
            <text:p>8529.3</text:p>
          </table:table-cell>
          <table:table-cell table:style-name="ce3" office:value-type="float" office:value="7056.95" calcext:value-type="float">
            <text:p>7056.95</text:p>
          </table:table-cell>
          <table:table-cell table:style-name="ce3" office:value-type="float" office:value="5644.53" calcext:value-type="float">
            <text:p>5644.53</text:p>
          </table:table-cell>
          <table:table-cell table:style-name="ce5" table:formula="of:=AVERAGE([.G51:.I51])" office:value-type="float" office:value="7076.92666666667" calcext:value-type="float">
            <text:p>7076.93</text:p>
          </table:table-cell>
          <table:table-cell table:style-name="ce3" office:value-type="float" office:value="48319.1" calcext:value-type="float">
            <text:p>48319.1</text:p>
          </table:table-cell>
          <table:table-cell table:style-name="ce3" office:value-type="float" office:value="46097.8" calcext:value-type="float">
            <text:p>46097.8</text:p>
          </table:table-cell>
          <table:table-cell table:style-name="ce3" office:value-type="float" office:value="48463.66" calcext:value-type="float">
            <text:p>48463.66</text:p>
          </table:table-cell>
          <table:table-cell table:style-name="ce3" office:value-type="float" office:value="56610.38" calcext:value-type="float">
            <text:p>56610.38</text:p>
          </table:table-cell>
          <table:table-cell table:style-name="ce3" office:value-type="float" office:value="60060.71" calcext:value-type="float">
            <text:p>60060.71</text:p>
          </table:table-cell>
          <table:table-cell table:style-name="ce3" office:value-type="float" office:value="69006.85" calcext:value-type="float">
            <text:p>69006.85</text:p>
          </table:table-cell>
          <table:table-cell table:style-name="ce5" table:formula="of:=[.C51]/AVERAGE([.D51:.F51])" office:value-type="float" office:value="6.46596653577458" calcext:value-type="float">
            <text:p>6.47</text:p>
          </table:table-cell>
          <table:table-cell table:style-name="ce5" table:formula="of:=(AVERAGE([.D51:.F51])/(AVERAGE([.K51:.M51])+(AVERAGE([.N51:.P51])/2)))" office:value-type="float" office:value="0.1765529568127" calcext:value-type="float">
            <text:p>0.18</text:p>
          </table:table-cell>
          <table:table-cell table:style-name="ce5" table:formula="of:=AVERAGE([.D51:.F51])/[.J51]" office:value-type="float" office:value="1.96021907814974" calcext:value-type="float">
            <text:p>1.9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FORGE</text:p>
          </table:table-cell>
          <table:table-cell office:value-type="string" calcext:value-type="string">
            <text:p>IT</text:p>
          </table:table-cell>
          <table:table-cell table:style-name="ce3" office:value-type="float" office:value="27559" calcext:value-type="float">
            <text:p>27559</text:p>
          </table:table-cell>
          <table:table-cell table:style-name="ce3" office:value-type="float" office:value="452.7" calcext:value-type="float">
            <text:p>452.7</text:p>
          </table:table-cell>
          <table:table-cell table:style-name="ce3" office:value-type="float" office:value="296.9" calcext:value-type="float">
            <text:p>296.9</text:p>
          </table:table-cell>
          <table:table-cell table:style-name="ce3" office:value-type="float" office:value="762.3" calcext:value-type="float">
            <text:p>762.3</text:p>
          </table:table-cell>
          <table:table-cell table:style-name="ce3" office:value-type="float" office:value="70.3" calcext:value-type="float">
            <text:p>70.3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8.2" calcext:value-type="float">
            <text:p>78.2</text:p>
          </table:table-cell>
          <table:table-cell table:style-name="ce5" table:formula="of:=AVERAGE([.G52:.I52])" office:value-type="float" office:value="73.6666666666667" calcext:value-type="float">
            <text:p>73.67</text:p>
          </table:table-cell>
          <table:table-cell table:style-name="ce3" office:value-type="float" office:value="616.6" calcext:value-type="float">
            <text:p>616.6</text:p>
          </table:table-cell>
          <table:table-cell table:style-name="ce3" office:value-type="float" office:value="794.2" calcext:value-type="float">
            <text:p>794.2</text:p>
          </table:table-cell>
          <table:table-cell table:style-name="ce3" office:value-type="float" office:value="842.5" calcext:value-type="float">
            <text:p>842.5</text:p>
          </table:table-cell>
          <table:table-cell table:style-name="ce3" office:value-type="float" office:value="137.5" calcext:value-type="float">
            <text:p>137.5</text:p>
          </table:table-cell>
          <table:table-cell table:style-name="ce3" office:value-type="float" office:value="209.4" calcext:value-type="float">
            <text:p>209.4</text:p>
          </table:table-cell>
          <table:table-cell table:style-name="ce3" office:value-type="float" office:value="175.3" calcext:value-type="float">
            <text:p>175.3</text:p>
          </table:table-cell>
          <table:table-cell table:style-name="ce5" table:formula="of:=[.C52]/AVERAGE([.D52:.F52])" office:value-type="float" office:value="54.6841722336133" calcext:value-type="float">
            <text:p>54.68</text:p>
          </table:table-cell>
          <table:table-cell table:style-name="ce5" table:formula="of:=(AVERAGE([.D52:.F52])/(AVERAGE([.K52:.M52])+(AVERAGE([.N52:.P52])/2)))" office:value-type="float" office:value="0.601296531975819" calcext:value-type="float">
            <text:p>0.60</text:p>
          </table:table-cell>
          <table:table-cell table:style-name="ce5" table:formula="of:=AVERAGE([.D52:.F52])/[.J52]" office:value-type="float" office:value="6.84117647058823" calcext:value-type="float">
            <text:p>6.8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LPAL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47477" calcext:value-type="float">
            <text:p>4747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929.58" calcext:value-type="float">
            <text:p>929.58</text:p>
          </table:table-cell>
          <table:table-cell table:style-name="ce3" office:value-type="float" office:value="783.86" calcext:value-type="float">
            <text:p>783.86</text:p>
          </table:table-cell>
          <table:table-cell table:style-name="ce3" office:value-type="float" office:value="138.81" calcext:value-type="float">
            <text:p>138.81</text:p>
          </table:table-cell>
          <table:table-cell table:style-name="ce3" office:value-type="float" office:value="60.4" calcext:value-type="float">
            <text:p>60.4</text:p>
          </table:table-cell>
          <table:table-cell table:style-name="ce3" office:value-type="float" office:value="57.76" calcext:value-type="float">
            <text:p>57.76</text:p>
          </table:table-cell>
          <table:table-cell table:style-name="ce5" table:formula="of:=AVERAGE([.G53:.I53])" office:value-type="float" office:value="85.6566666666667" calcext:value-type="float">
            <text:p>85.66</text:p>
          </table:table-cell>
          <table:table-cell table:style-name="ce3" office:value-type="float" office:value="1051.1" calcext:value-type="float">
            <text:p>1051.1</text:p>
          </table:table-cell>
          <table:table-cell table:style-name="ce3" office:value-type="float" office:value="870.3" calcext:value-type="float">
            <text:p>870.3</text:p>
          </table:table-cell>
          <table:table-cell table:style-name="ce3" office:value-type="float" office:value="1617.95" calcext:value-type="float">
            <text:p>1617.95</text:p>
          </table:table-cell>
          <table:table-cell table:style-name="ce3" office:value-type="float" office:value="128.63" calcext:value-type="float">
            <text:p>128.63</text:p>
          </table:table-cell>
          <table:table-cell table:style-name="ce3" office:value-type="float" office:value="139.51" calcext:value-type="float">
            <text:p>139.51</text:p>
          </table:table-cell>
          <table:table-cell table:style-name="ce3" office:value-type="float" office:value="110.2" calcext:value-type="float">
            <text:p>110.2</text:p>
          </table:table-cell>
          <table:table-cell table:style-name="ce5" table:formula="of:=[.C53]/AVERAGE([.D53:.F53])" office:value-type="float" office:value="52.8218688344632" calcext:value-type="float">
            <text:p>52.82</text:p>
          </table:table-cell>
          <table:table-cell table:style-name="ce5" table:formula="of:=(AVERAGE([.D53:.F53])/(AVERAGE([.K53:.M53])+(AVERAGE([.N53:.P53])/2)))" office:value-type="float" office:value="0.723193116839926" calcext:value-type="float">
            <text:p>0.72</text:p>
          </table:table-cell>
          <table:table-cell table:style-name="ce5" table:formula="of:=AVERAGE([.D53:.F53])/[.J53]" office:value-type="float" office:value="10.4932093240456" calcext:value-type="float">
            <text:p>10.4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COR</text:p>
          </table:table-cell>
          <table:table-cell office:value-type="string" calcext:value-type="string">
            <text:p>SERVICES</text:p>
          </table:table-cell>
          <table:table-cell table:style-name="ce3" office:value-type="float" office:value="40298" calcext:value-type="float">
            <text:p>40298</text:p>
          </table:table-cell>
          <table:table-cell table:style-name="ce3" office:value-type="float" office:value="1313.29" calcext:value-type="float">
            <text:p>1313.29</text:p>
          </table:table-cell>
          <table:table-cell table:style-name="ce3" office:value-type="float" office:value="-1941.38" calcext:value-type="float">
            <text:p>-1941.38</text:p>
          </table:table-cell>
          <table:table-cell table:style-name="ce3" office:value-type="float" office:value="4285.78" calcext:value-type="float">
            <text:p>4285.78</text:p>
          </table:table-cell>
          <table:table-cell table:style-name="ce3" office:value-type="float" office:value="808.03" calcext:value-type="float">
            <text:p>808.03</text:p>
          </table:table-cell>
          <table:table-cell table:style-name="ce3" office:value-type="float" office:value="786.1" calcext:value-type="float">
            <text:p>786.1</text:p>
          </table:table-cell>
          <table:table-cell table:style-name="ce3" office:value-type="float" office:value="752.14" calcext:value-type="float">
            <text:p>752.14</text:p>
          </table:table-cell>
          <table:table-cell table:style-name="ce5" table:formula="of:=AVERAGE([.G54:.I54])" office:value-type="float" office:value="782.09" calcext:value-type="float">
            <text:p>782.09</text:p>
          </table:table-cell>
          <table:table-cell table:style-name="ce3" office:value-type="float" office:value="1163.84" calcext:value-type="float">
            <text:p>1163.84</text:p>
          </table:table-cell>
          <table:table-cell table:style-name="ce3" office:value-type="float" office:value="2043.76" calcext:value-type="float">
            <text:p>2043.76</text:p>
          </table:table-cell>
          <table:table-cell table:style-name="ce3" office:value-type="float" office:value="1177.11" calcext:value-type="float">
            <text:p>1177.11</text:p>
          </table:table-cell>
          <table:table-cell table:style-name="ce3" office:value-type="float" office:value="318.72" calcext:value-type="float">
            <text:p>318.72</text:p>
          </table:table-cell>
          <table:table-cell table:style-name="ce3" office:value-type="float" office:value="320.11" calcext:value-type="float">
            <text:p>320.11</text:p>
          </table:table-cell>
          <table:table-cell table:style-name="ce3" office:value-type="float" office:value="457.03" calcext:value-type="float">
            <text:p>457.03</text:p>
          </table:table-cell>
          <table:table-cell table:style-name="ce5" table:formula="of:=[.C54]/AVERAGE([.D54:.F54])" office:value-type="float" office:value="33.0520082347055" calcext:value-type="float">
            <text:p>33.05</text:p>
          </table:table-cell>
          <table:table-cell table:style-name="ce5" table:formula="of:=(AVERAGE([.D54:.F54])/(AVERAGE([.K54:.M54])+(AVERAGE([.N54:.P54])/2)))" office:value-type="float" office:value="0.741527863375393" calcext:value-type="float">
            <text:p>0.74</text:p>
          </table:table-cell>
          <table:table-cell table:style-name="ce5" table:formula="of:=AVERAGE([.D54:.F54])/[.J54]" office:value-type="float" office:value="1.55893822961552" calcext:value-type="float">
            <text:p>1.5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ROMANDEL</text:p>
          </table:table-cell>
          <table:table-cell office:value-type="string" calcext:value-type="string">
            <text:p>FERTILISERS &amp; PESTICIDES</text:p>
          </table:table-cell>
          <table:table-cell table:style-name="ce3" office:value-type="float" office:value="25325" calcext:value-type="float">
            <text:p>25325</text:p>
          </table:table-cell>
          <table:table-cell table:style-name="ce3" office:value-type="float" office:value="526.4" calcext:value-type="float">
            <text:p>526.4</text:p>
          </table:table-cell>
          <table:table-cell table:style-name="ce3" office:value-type="float" office:value="1861.97" calcext:value-type="float">
            <text:p>1861.97</text:p>
          </table:table-cell>
          <table:table-cell table:style-name="ce3" office:value-type="float" office:value="4150.15" calcext:value-type="float">
            <text:p>4150.15</text:p>
          </table:table-cell>
          <table:table-cell table:style-name="ce3" office:value-type="float" office:value="273.05" calcext:value-type="float">
            <text:p>273.05</text:p>
          </table:table-cell>
          <table:table-cell table:style-name="ce3" office:value-type="float" office:value="256.09" calcext:value-type="float">
            <text:p>256.09</text:p>
          </table:table-cell>
          <table:table-cell table:style-name="ce3" office:value-type="float" office:value="195.04" calcext:value-type="float">
            <text:p>195.04</text:p>
          </table:table-cell>
          <table:table-cell table:style-name="ce5" table:formula="of:=AVERAGE([.G55:.I55])" office:value-type="float" office:value="241.393333333333" calcext:value-type="float">
            <text:p>241.39</text:p>
          </table:table-cell>
          <table:table-cell table:style-name="ce3" office:value-type="float" office:value="7078.51" calcext:value-type="float">
            <text:p>7078.51</text:p>
          </table:table-cell>
          <table:table-cell table:style-name="ce3" office:value-type="float" office:value="5366.51" calcext:value-type="float">
            <text:p>5366.51</text:p>
          </table:table-cell>
          <table:table-cell table:style-name="ce3" office:value-type="float" office:value="3301.85" calcext:value-type="float">
            <text:p>3301.85</text:p>
          </table:table-cell>
          <table:table-cell table:style-name="ce3" office:value-type="float" office:value="137.02" calcext:value-type="float">
            <text:p>137.02</text:p>
          </table:table-cell>
          <table:table-cell table:style-name="ce3" office:value-type="float" office:value="464.56" calcext:value-type="float">
            <text:p>464.56</text:p>
          </table:table-cell>
          <table:table-cell table:style-name="ce3" office:value-type="float" office:value="443.22" calcext:value-type="float">
            <text:p>443.22</text:p>
          </table:table-cell>
          <table:table-cell table:style-name="ce5" table:formula="of:=[.C55]/AVERAGE([.D55:.F55])" office:value-type="float" office:value="11.619601989441" calcext:value-type="float">
            <text:p>11.62</text:p>
          </table:table-cell>
          <table:table-cell table:style-name="ce5" table:formula="of:=(AVERAGE([.D55:.F55])/(AVERAGE([.K55:.M55])+(AVERAGE([.N55:.P55])/2)))" office:value-type="float" office:value="0.401893877229894" calcext:value-type="float">
            <text:p>0.40</text:p>
          </table:table-cell>
          <table:table-cell table:style-name="ce5" table:formula="of:=AVERAGE([.D55:.F55])/[.J55]" office:value-type="float" office:value="9.02886022812008" calcext:value-type="float">
            <text:p>9.0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ROMPTON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29316" calcext:value-type="float">
            <text:p>29316</text:p>
          </table:table-cell>
          <table:table-cell table:style-name="ce3" office:value-type="float" office:value="298.93" calcext:value-type="float">
            <text:p>298.93</text:p>
          </table:table-cell>
          <table:table-cell table:style-name="ce3" office:value-type="float" office:value="410.92" calcext:value-type="float">
            <text:p>410.92</text:p>
          </table:table-cell>
          <table:table-cell table:style-name="ce3" office:value-type="float" office:value="830.29" calcext:value-type="float">
            <text:p>830.29</text:p>
          </table:table-cell>
          <table:table-cell table:style-name="ce3" office:value-type="float" office:value="15.95" calcext:value-type="float">
            <text:p>15.95</text:p>
          </table:table-cell>
          <table:table-cell table:style-name="ce3" office:value-type="float" office:value="49.4" calcext:value-type="float">
            <text:p>49.4</text:p>
          </table:table-cell>
          <table:table-cell table:style-name="ce3" office:value-type="float" office:value="20.18" calcext:value-type="float">
            <text:p>20.18</text:p>
          </table:table-cell>
          <table:table-cell table:style-name="ce5" table:formula="of:=AVERAGE([.G56:.I56])" office:value-type="float" office:value="28.51" calcext:value-type="float">
            <text:p>28.51</text:p>
          </table:table-cell>
          <table:table-cell table:style-name="ce3" office:value-type="float" office:value="1205.76" calcext:value-type="float">
            <text:p>1205.76</text:p>
          </table:table-cell>
          <table:table-cell table:style-name="ce3" office:value-type="float" office:value="1084.66" calcext:value-type="float">
            <text:p>1084.66</text:p>
          </table:table-cell>
          <table:table-cell table:style-name="ce3" office:value-type="float" office:value="1365.64" calcext:value-type="float">
            <text:p>1365.64</text:p>
          </table:table-cell>
          <table:table-cell table:style-name="ce3" office:value-type="float" office:value="366.55" calcext:value-type="float">
            <text:p>366.55</text:p>
          </table:table-cell>
          <table:table-cell table:style-name="ce3" office:value-type="float" office:value="198.83" calcext:value-type="float">
            <text:p>198.83</text:p>
          </table:table-cell>
          <table:table-cell table:style-name="ce3" office:value-type="float" office:value="320.23" calcext:value-type="float">
            <text:p>320.23</text:p>
          </table:table-cell>
          <table:table-cell table:style-name="ce5" table:formula="of:=[.C56]/AVERAGE([.D56:.F56])" office:value-type="float" office:value="57.1038996454868" calcext:value-type="float">
            <text:p>57.10</text:p>
          </table:table-cell>
          <table:table-cell table:style-name="ce5" table:formula="of:=(AVERAGE([.D56:.F56])/(AVERAGE([.K56:.M56])+(AVERAGE([.N56:.P56])/2)))" office:value-type="float" office:value="0.375747920460908" calcext:value-type="float">
            <text:p>0.38</text:p>
          </table:table-cell>
          <table:table-cell table:style-name="ce5" table:formula="of:=AVERAGE([.D56:.F56])/[.J56]" office:value-type="float" office:value="18.0070150824272" calcext:value-type="float">
            <text:p>18.0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UMMINSIND</text:p>
          </table:table-cell>
          <table:table-cell office:value-type="string" calcext:value-type="string">
            <text:p>INDUSTRIAL MANUFACTURING</text:p>
          </table:table-cell>
          <table:table-cell table:style-name="ce3" office:value-type="float" office:value="23769" calcext:value-type="float">
            <text:p>23769</text:p>
          </table:table-cell>
          <table:table-cell table:style-name="ce3" office:value-type="float" office:value="631.9" calcext:value-type="float">
            <text:p>631.9</text:p>
          </table:table-cell>
          <table:table-cell table:style-name="ce3" office:value-type="float" office:value="553.23" calcext:value-type="float">
            <text:p>553.23</text:p>
          </table:table-cell>
          <table:table-cell table:style-name="ce3" office:value-type="float" office:value="600.7" calcext:value-type="float">
            <text:p>600.7</text:p>
          </table:table-cell>
          <table:table-cell table:style-name="ce3" office:value-type="float" office:value="191.04" calcext:value-type="float">
            <text:p>191.04</text:p>
          </table:table-cell>
          <table:table-cell table:style-name="ce3" office:value-type="float" office:value="283.02" calcext:value-type="float">
            <text:p>283.02</text:p>
          </table:table-cell>
          <table:table-cell table:style-name="ce3" office:value-type="float" office:value="258.16" calcext:value-type="float">
            <text:p>258.16</text:p>
          </table:table-cell>
          <table:table-cell table:style-name="ce5" table:formula="of:=AVERAGE([.G57:.I57])" office:value-type="float" office:value="244.073333333333" calcext:value-type="float">
            <text:p>244.07</text:p>
          </table:table-cell>
          <table:table-cell table:style-name="ce3" office:value-type="float" office:value="1455.98" calcext:value-type="float">
            <text:p>1455.98</text:p>
          </table:table-cell>
          <table:table-cell table:style-name="ce3" office:value-type="float" office:value="1534.13" calcext:value-type="float">
            <text:p>1534.13</text:p>
          </table:table-cell>
          <table:table-cell table:style-name="ce3" office:value-type="float" office:value="1567.57" calcext:value-type="float">
            <text:p>1567.57</text:p>
          </table:table-cell>
          <table:table-cell table:style-name="ce3" office:value-type="float" office:value="140.2" calcext:value-type="float">
            <text:p>140.2</text:p>
          </table:table-cell>
          <table:table-cell table:style-name="ce3" office:value-type="float" office:value="243.16" calcext:value-type="float">
            <text:p>243.16</text:p>
          </table:table-cell>
          <table:table-cell table:style-name="ce3" office:value-type="float" office:value="226.46" calcext:value-type="float">
            <text:p>226.46</text:p>
          </table:table-cell>
          <table:table-cell table:style-name="ce5" table:formula="of:=[.C57]/AVERAGE([.D57:.F57])" office:value-type="float" office:value="39.9293325792489" calcext:value-type="float">
            <text:p>39.93</text:p>
          </table:table-cell>
          <table:table-cell table:style-name="ce5" table:formula="of:=(AVERAGE([.D57:.F57])/(AVERAGE([.K57:.M57])+(AVERAGE([.N57:.P57])/2)))" office:value-type="float" office:value="0.367259012172525" calcext:value-type="float">
            <text:p>0.37</text:p>
          </table:table-cell>
          <table:table-cell table:style-name="ce5" table:formula="of:=AVERAGE([.D57:.F57])/[.J57]" office:value-type="float" office:value="2.43892545956133" calcext:value-type="float">
            <text:p>2.4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LF</text:p>
          </table:table-cell>
          <table:table-cell office:value-type="string" calcext:value-type="string">
            <text:p>CONSTRUCTION</text:p>
          </table:table-cell>
          <table:table-cell table:style-name="ce3" office:value-type="float" office:value="81883" calcext:value-type="float">
            <text:p>81883</text:p>
          </table:table-cell>
          <table:table-cell table:style-name="ce3" office:value-type="float" office:value="270.32" calcext:value-type="float">
            <text:p>270.32</text:p>
          </table:table-cell>
          <table:table-cell table:style-name="ce3" office:value-type="float" office:value="2043" calcext:value-type="float">
            <text:p>2043</text:p>
          </table:table-cell>
          <table:table-cell table:style-name="ce3" office:value-type="float" office:value="325.04" calcext:value-type="float">
            <text:p>325.04</text:p>
          </table:table-cell>
          <table:table-cell table:style-name="ce3" office:value-type="float" office:value="3409.3" calcext:value-type="float">
            <text:p>3409.3</text:p>
          </table:table-cell>
          <table:table-cell table:style-name="ce3" office:value-type="float" office:value="604.14" calcext:value-type="float">
            <text:p>604.14</text:p>
          </table:table-cell>
          <table:table-cell table:style-name="ce3" office:value-type="float" office:value="206.31" calcext:value-type="float">
            <text:p>206.31</text:p>
          </table:table-cell>
          <table:table-cell table:style-name="ce5" table:formula="of:=AVERAGE([.G58:.I58])" office:value-type="float" office:value="1406.58333333333" calcext:value-type="float">
            <text:p>1406.58</text:p>
          </table:table-cell>
          <table:table-cell table:style-name="ce3" office:value-type="float" office:value="17085.82" calcext:value-type="float">
            <text:p>17085.82</text:p>
          </table:table-cell>
          <table:table-cell table:style-name="ce3" office:value-type="float" office:value="25853.19" calcext:value-type="float">
            <text:p>25853.19</text:p>
          </table:table-cell>
          <table:table-cell table:style-name="ce3" office:value-type="float" office:value="15734.84" calcext:value-type="float">
            <text:p>15734.84</text:p>
          </table:table-cell>
          <table:table-cell table:style-name="ce3" office:value-type="float" office:value="8139.47" calcext:value-type="float">
            <text:p>8139.47</text:p>
          </table:table-cell>
          <table:table-cell table:style-name="ce3" office:value-type="float" office:value="7012.42" calcext:value-type="float">
            <text:p>7012.42</text:p>
          </table:table-cell>
          <table:table-cell table:style-name="ce3" office:value-type="float" office:value="5690.46" calcext:value-type="float">
            <text:p>5690.46</text:p>
          </table:table-cell>
          <table:table-cell table:style-name="ce5" table:formula="of:=[.C58]/AVERAGE([.D58:.F58])" office:value-type="float" office:value="93.106702648615" calcext:value-type="float">
            <text:p>93.11</text:p>
          </table:table-cell>
          <table:table-cell table:style-name="ce5" table:formula="of:=(AVERAGE([.D58:.F58])/(AVERAGE([.K58:.M58])+(AVERAGE([.N58:.P58])/2)))" office:value-type="float" office:value="0.0381845147317046" calcext:value-type="float">
            <text:p>0.04</text:p>
          </table:table-cell>
          <table:table-cell table:style-name="ce5" table:formula="of:=AVERAGE([.D58:.F58])/[.J58]" office:value-type="float" office:value="0.625240831802832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BUR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102563" calcext:value-type="float">
            <text:p>102563</text:p>
          </table:table-cell>
          <table:table-cell table:style-name="ce3" office:value-type="float" office:value="1091.5" calcext:value-type="float">
            <text:p>1091.5</text:p>
          </table:table-cell>
          <table:table-cell table:style-name="ce3" office:value-type="float" office:value="1499.13" calcext:value-type="float">
            <text:p>1499.13</text:p>
          </table:table-cell>
          <table:table-cell table:style-name="ce3" office:value-type="float" office:value="1613.62" calcext:value-type="float">
            <text:p>1613.62</text:p>
          </table:table-cell>
          <table:table-cell table:style-name="ce3" office:value-type="float" office:value="206.96" calcext:value-type="float">
            <text:p>206.96</text:p>
          </table:table-cell>
          <table:table-cell table:style-name="ce3" office:value-type="float" office:value="234.35" calcext:value-type="float">
            <text:p>234.35</text:p>
          </table:table-cell>
          <table:table-cell table:style-name="ce3" office:value-type="float" office:value="417.46" calcext:value-type="float">
            <text:p>417.46</text:p>
          </table:table-cell>
          <table:table-cell table:style-name="ce5" table:formula="of:=AVERAGE([.G59:.I59])" office:value-type="float" office:value="286.256666666667" calcext:value-type="float">
            <text:p>286.26</text:p>
          </table:table-cell>
          <table:table-cell table:style-name="ce3" office:value-type="float" office:value="2434.44" calcext:value-type="float">
            <text:p>2434.44</text:p>
          </table:table-cell>
          <table:table-cell table:style-name="ce3" office:value-type="float" office:value="2660.31" calcext:value-type="float">
            <text:p>2660.31</text:p>
          </table:table-cell>
          <table:table-cell table:style-name="ce3" office:value-type="float" office:value="2463.88" calcext:value-type="float">
            <text:p>2463.88</text:p>
          </table:table-cell>
          <table:table-cell table:style-name="ce3" office:value-type="float" office:value="534.14" calcext:value-type="float">
            <text:p>534.14</text:p>
          </table:table-cell>
          <table:table-cell table:style-name="ce3" office:value-type="float" office:value="113.27" calcext:value-type="float">
            <text:p>113.27</text:p>
          </table:table-cell>
          <table:table-cell table:style-name="ce3" office:value-type="float" office:value="230.49" calcext:value-type="float">
            <text:p>230.49</text:p>
          </table:table-cell>
          <table:table-cell table:style-name="ce5" table:formula="of:=[.C59]/AVERAGE([.D59:.F59])" office:value-type="float" office:value="73.1852292323244" calcext:value-type="float">
            <text:p>73.19</text:p>
          </table:table-cell>
          <table:table-cell table:style-name="ce5" table:formula="of:=(AVERAGE([.D59:.F59])/(AVERAGE([.K59:.M59])+(AVERAGE([.N59:.P59])/2)))" office:value-type="float" office:value="0.52569027130707" calcext:value-type="float">
            <text:p>0.53</text:p>
          </table:table-cell>
          <table:table-cell table:style-name="ce5" table:formula="of:=AVERAGE([.D59:.F59])/[.J59]" office:value-type="float" office:value="4.89566472978795" calcext:value-type="float">
            <text:p>4.9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LBHARAT</text:p>
          </table:table-cell>
          <table:table-cell office:value-type="string" calcext:value-type="string">
            <text:p>CEMENT &amp; CEMENT PRODUCTS</text:p>
          </table:table-cell>
          <table:table-cell table:style-name="ce3" office:value-type="float" office:value="42136" calcext:value-type="float">
            <text:p>42136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2337" calcext:value-type="float">
            <text:p>233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348" calcext:value-type="float">
            <text:p>1348</text:p>
          </table:table-cell>
          <table:table-cell table:style-name="ce5" table:formula="of:=AVERAGE([.G60:.I60])" office:value-type="float" office:value="892" calcext:value-type="float">
            <text:p>892.00</text:p>
          </table:table-cell>
          <table:table-cell table:style-name="ce3" office:value-type="float" office:value="3966" calcext:value-type="float">
            <text:p>3966</text:p>
          </table:table-cell>
          <table:table-cell table:style-name="ce3" office:value-type="float" office:value="4182" calcext:value-type="float">
            <text:p>4182</text:p>
          </table:table-cell>
          <table:table-cell table:style-name="ce3" office:value-type="float" office:value="4822" calcext:value-type="float">
            <text:p>4822</text:p>
          </table:table-cell>
          <table:table-cell table:style-name="ce3" office:value-type="float" office:value="7063" calcext:value-type="float">
            <text:p>7063</text:p>
          </table:table-cell>
          <table:table-cell table:style-name="ce3" office:value-type="float" office:value="5706" calcext:value-type="float">
            <text:p>5706</text:p>
          </table:table-cell>
          <table:table-cell table:style-name="ce3" office:value-type="float" office:value="5203" calcext:value-type="float">
            <text:p>5203</text:p>
          </table:table-cell>
          <table:table-cell table:style-name="ce5" table:formula="of:=[.C60]/AVERAGE([.D60:.F60])" office:value-type="float" office:value="21.8472174213619" calcext:value-type="float">
            <text:p>21.85</text:p>
          </table:table-cell>
          <table:table-cell table:style-name="ce5" table:formula="of:=(AVERAGE([.D60:.F60])/(AVERAGE([.K60:.M60])+(AVERAGE([.N60:.P60])/2)))" office:value-type="float" office:value="0.263527054108216" calcext:value-type="float">
            <text:p>0.26</text:p>
          </table:table-cell>
          <table:table-cell table:style-name="ce5" table:formula="of:=AVERAGE([.D60:.F60])/[.J60]" office:value-type="float" office:value="2.16218236173393" calcext:value-type="float">
            <text:p>2.1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EPAKNTR</text:p>
          </table:table-cell>
          <table:table-cell office:value-type="string" calcext:value-type="string">
            <text:p>CHEMICALS</text:p>
          </table:table-cell>
          <table:table-cell table:style-name="ce3" office:value-type="float" office:value="26617" calcext:value-type="float">
            <text:p>26617</text:p>
          </table:table-cell>
          <table:table-cell table:style-name="ce3" office:value-type="float" office:value="60.28" calcext:value-type="float">
            <text:p>60.28</text:p>
          </table:table-cell>
          <table:table-cell table:style-name="ce3" office:value-type="float" office:value="764.66" calcext:value-type="float">
            <text:p>764.66</text:p>
          </table:table-cell>
          <table:table-cell table:style-name="ce3" office:value-type="float" office:value="999.04" calcext:value-type="float">
            <text:p>999.04</text:p>
          </table:table-cell>
          <table:table-cell table:style-name="ce3" office:value-type="float" office:value="255.53" calcext:value-type="float">
            <text:p>255.53</text:p>
          </table:table-cell>
          <table:table-cell table:style-name="ce3" office:value-type="float" office:value="417.43" calcext:value-type="float">
            <text:p>417.43</text:p>
          </table:table-cell>
          <table:table-cell table:style-name="ce3" office:value-type="float" office:value="209.56" calcext:value-type="float">
            <text:p>209.56</text:p>
          </table:table-cell>
          <table:table-cell table:style-name="ce5" table:formula="of:=AVERAGE([.G61:.I61])" office:value-type="float" office:value="294.173333333333" calcext:value-type="float">
            <text:p>294.17</text:p>
          </table:table-cell>
          <table:table-cell table:style-name="ce3" office:value-type="float" office:value="891.12" calcext:value-type="float">
            <text:p>891.12</text:p>
          </table:table-cell>
          <table:table-cell table:style-name="ce3" office:value-type="float" office:value="756.88" calcext:value-type="float">
            <text:p>756.88</text:p>
          </table:table-cell>
          <table:table-cell table:style-name="ce3" office:value-type="float" office:value="559.83" calcext:value-type="float">
            <text:p>559.83</text:p>
          </table:table-cell>
          <table:table-cell table:style-name="ce3" office:value-type="float" office:value="972.56" calcext:value-type="float">
            <text:p>972.56</text:p>
          </table:table-cell>
          <table:table-cell table:style-name="ce3" office:value-type="float" office:value="887.75" calcext:value-type="float">
            <text:p>887.75</text:p>
          </table:table-cell>
          <table:table-cell table:style-name="ce3" office:value-type="float" office:value="660.17" calcext:value-type="float">
            <text:p>660.17</text:p>
          </table:table-cell>
          <table:table-cell table:style-name="ce5" table:formula="of:=[.C61]/AVERAGE([.D61:.F61])" office:value-type="float" office:value="43.7784405530762" calcext:value-type="float">
            <text:p>43.78</text:p>
          </table:table-cell>
          <table:table-cell table:style-name="ce5" table:formula="of:=(AVERAGE([.D61:.F61])/(AVERAGE([.K61:.M61])+(AVERAGE([.N61:.P61])/2)))" office:value-type="float" office:value="0.525935174318857" calcext:value-type="float">
            <text:p>0.53</text:p>
          </table:table-cell>
          <table:table-cell table:style-name="ce5" table:formula="of:=AVERAGE([.D61:.F61])/[.J61]" office:value-type="float" office:value="2.06678602184653" calcext:value-type="float">
            <text:p>2.0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HANI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11665" calcext:value-type="float">
            <text:p>11665</text:p>
          </table:table-cell>
          <table:table-cell table:style-name="ce3" office:value-type="float" office:value="-2912.01" calcext:value-type="float">
            <text:p>-2912.01</text:p>
          </table:table-cell>
          <table:table-cell table:style-name="ce3" office:value-type="float" office:value="-7043.9" calcext:value-type="float">
            <text:p>-7043.9</text:p>
          </table:table-cell>
          <table:table-cell table:style-name="ce3" office:value-type="float" office:value="6040.11" calcext:value-type="float">
            <text:p>6040.11</text:p>
          </table:table-cell>
          <table:table-cell table:style-name="ce3" office:value-type="float" office:value="69.43" calcext:value-type="float">
            <text:p>69.43</text:p>
          </table:table-cell>
          <table:table-cell table:style-name="ce3" office:value-type="float" office:value="87.71" calcext:value-type="float">
            <text:p>87.71</text:p>
          </table:table-cell>
          <table:table-cell table:style-name="ce3" office:value-type="float" office:value="809.91" calcext:value-type="float">
            <text:p>809.91</text:p>
          </table:table-cell>
          <table:table-cell table:style-name="ce5" table:formula="of:=AVERAGE([.G62:.I62])" office:value-type="float" office:value="322.35" calcext:value-type="float">
            <text:p>322.35</text:p>
          </table:table-cell>
          <table:table-cell table:style-name="ce3" office:value-type="float" office:value="2818.84" calcext:value-type="float">
            <text:p>2818.84</text:p>
          </table:table-cell>
          <table:table-cell table:style-name="ce3" office:value-type="float" office:value="2792.52" calcext:value-type="float">
            <text:p>2792.52</text:p>
          </table:table-cell>
          <table:table-cell table:style-name="ce3" office:value-type="float" office:value="698.78" calcext:value-type="float">
            <text:p>698.78</text:p>
          </table:table-cell>
          <table:table-cell table:style-name="ce3" office:value-type="float" office:value="3040.53" calcext:value-type="float">
            <text:p>3040.53</text:p>
          </table:table-cell>
          <table:table-cell table:style-name="ce3" office:value-type="float" office:value="6647.82" calcext:value-type="float">
            <text:p>6647.82</text:p>
          </table:table-cell>
          <table:table-cell table:style-name="ce3" office:value-type="float" office:value="5279.74" calcext:value-type="float">
            <text:p>5279.74</text:p>
          </table:table-cell>
          <table:table-cell table:style-name="ce5" table:formula="of:=[.C62]/AVERAGE([.D62:.F62])" office:value-type="float" office:value="-8.93687113744318" calcext:value-type="float">
            <text:p>-8.94</text:p>
          </table:table-cell>
          <table:table-cell table:style-name="ce5" table:formula="of:=(AVERAGE([.D62:.F62])/(AVERAGE([.K62:.M62])+(AVERAGE([.N62:.P62])/2)))" office:value-type="float" office:value="-0.283873240789507" calcext:value-type="float">
            <text:p>-0.28</text:p>
          </table:table-cell>
          <table:table-cell table:style-name="ce5" table:formula="of:=AVERAGE([.D62:.F62])/[.J62]" office:value-type="float" office:value="-4.04922186029678" calcext:value-type="float">
            <text:p>-4.0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VISLAB</text:p>
          </table:table-cell>
          <table:table-cell office:value-type="string" calcext:value-type="string">
            <text:p>PHARMA</text:p>
          </table:table-cell>
          <table:table-cell table:style-name="ce3" office:value-type="float" office:value="126299" calcext:value-type="float">
            <text:p>126299</text:p>
          </table:table-cell>
          <table:table-cell table:style-name="ce3" office:value-type="float" office:value="775.86" calcext:value-type="float">
            <text:p>775.86</text:p>
          </table:table-cell>
          <table:table-cell table:style-name="ce3" office:value-type="float" office:value="954.3" calcext:value-type="float">
            <text:p>954.3</text:p>
          </table:table-cell>
          <table:table-cell table:style-name="ce3" office:value-type="float" office:value="1215.94" calcext:value-type="float">
            <text:p>1215.94</text:p>
          </table:table-cell>
          <table:table-cell table:style-name="ce3" office:value-type="float" office:value="273.88" calcext:value-type="float">
            <text:p>273.88</text:p>
          </table:table-cell>
          <table:table-cell table:style-name="ce3" office:value-type="float" office:value="733.07" calcext:value-type="float">
            <text:p>733.07</text:p>
          </table:table-cell>
          <table:table-cell table:style-name="ce3" office:value-type="float" office:value="1183.21" calcext:value-type="float">
            <text:p>1183.21</text:p>
          </table:table-cell>
          <table:table-cell table:style-name="ce5" table:formula="of:=AVERAGE([.G63:.I63])" office:value-type="float" office:value="730.053333333334" calcext:value-type="float">
            <text:p>730.05</text:p>
          </table:table-cell>
          <table:table-cell table:style-name="ce3" office:value-type="float" office:value="653.42" calcext:value-type="float">
            <text:p>653.42</text:p>
          </table:table-cell>
          <table:table-cell table:style-name="ce3" office:value-type="float" office:value="846.75" calcext:value-type="float">
            <text:p>846.75</text:p>
          </table:table-cell>
          <table:table-cell table:style-name="ce3" office:value-type="float" office:value="926.83" calcext:value-type="float">
            <text:p>926.83</text:p>
          </table:table-cell>
          <table:table-cell table:style-name="ce3" office:value-type="float" office:value="206.6" calcext:value-type="float">
            <text:p>206.6</text:p>
          </table:table-cell>
          <table:table-cell table:style-name="ce3" office:value-type="float" office:value="232.01" calcext:value-type="float">
            <text:p>232.01</text:p>
          </table:table-cell>
          <table:table-cell table:style-name="ce3" office:value-type="float" office:value="294.57" calcext:value-type="float">
            <text:p>294.57</text:p>
          </table:table-cell>
          <table:table-cell table:style-name="ce5" table:formula="of:=[.C63]/AVERAGE([.D63:.F63])" office:value-type="float" office:value="128.60968738332" calcext:value-type="float">
            <text:p>128.61</text:p>
          </table:table-cell>
          <table:table-cell table:style-name="ce5" table:formula="of:=(AVERAGE([.D63:.F63])/(AVERAGE([.K63:.M63])+(AVERAGE([.N63:.P63])/2)))" office:value-type="float" office:value="1.05459283574182" calcext:value-type="float">
            <text:p>1.05</text:p>
          </table:table-cell>
          <table:table-cell table:style-name="ce5" table:formula="of:=AVERAGE([.D63:.F63])/[.J63]" office:value-type="float" office:value="1.34515286554407" calcext:value-type="float">
            <text:p>1.3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XON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27213" calcext:value-type="float">
            <text:p>27213</text:p>
          </table:table-cell>
          <table:table-cell table:style-name="ce3" office:value-type="float" office:value="67.88" calcext:value-type="float">
            <text:p>67.88</text:p>
          </table:table-cell>
          <table:table-cell table:style-name="ce3" office:value-type="float" office:value="-3.06" calcext:value-type="float">
            <text:p>-3.06</text:p>
          </table:table-cell>
          <table:table-cell table:style-name="ce3" office:value-type="float" office:value="237.34" calcext:value-type="float">
            <text:p>237.34</text:p>
          </table:table-cell>
          <table:table-cell table:style-name="ce3" office:value-type="float" office:value="75.82" calcext:value-type="float">
            <text:p>75.82</text:p>
          </table:table-cell>
          <table:table-cell table:style-name="ce3" office:value-type="float" office:value="80.61" calcext:value-type="float">
            <text:p>80.61</text:p>
          </table:table-cell>
          <table:table-cell table:style-name="ce3" office:value-type="float" office:value="109.72" calcext:value-type="float">
            <text:p>109.72</text:p>
          </table:table-cell>
          <table:table-cell table:style-name="ce5" table:formula="of:=AVERAGE([.G64:.I64])" office:value-type="float" office:value="88.7166666666667" calcext:value-type="float">
            <text:p>88.72</text:p>
          </table:table-cell>
          <table:table-cell table:style-name="ce3" office:value-type="float" office:value="634.86" calcext:value-type="float">
            <text:p>634.86</text:p>
          </table:table-cell>
          <table:table-cell table:style-name="ce3" office:value-type="float" office:value="929.05" calcext:value-type="float">
            <text:p>929.05</text:p>
          </table:table-cell>
          <table:table-cell table:style-name="ce3" office:value-type="float" office:value="1033.99" calcext:value-type="float">
            <text:p>1033.99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83.58" calcext:value-type="float">
            <text:p>183.58</text:p>
          </table:table-cell>
          <table:table-cell table:style-name="ce3" office:value-type="float" office:value="121.65" calcext:value-type="float">
            <text:p>121.65</text:p>
          </table:table-cell>
          <table:table-cell table:style-name="ce5" table:formula="of:=[.C64]/AVERAGE([.D64:.F64])" office:value-type="float" office:value="270.184670373312" calcext:value-type="float">
            <text:p>270.18</text:p>
          </table:table-cell>
          <table:table-cell table:style-name="ce5" table:formula="of:=(AVERAGE([.D64:.F64])/(AVERAGE([.K64:.M64])+(AVERAGE([.N64:.P64])/2)))" office:value-type="float" office:value="0.10954315328102" calcext:value-type="float">
            <text:p>0.11</text:p>
          </table:table-cell>
          <table:table-cell table:style-name="ce5" table:formula="of:=AVERAGE([.D64:.F64])/[.J64]" office:value-type="float" office:value="1.13529964305843" calcext:value-type="float">
            <text:p>1.1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ALPATHLAB</text:p>
          </table:table-cell>
          <table:table-cell office:value-type="string" calcext:value-type="string">
            <text:p>HEALTHCARE SERVICES</text:p>
          </table:table-cell>
          <table:table-cell table:style-name="ce3" office:value-type="float" office:value="28226" calcext:value-type="float">
            <text:p>28226</text:p>
          </table:table-cell>
          <table:table-cell table:style-name="ce3" office:value-type="float" office:value="218.54" calcext:value-type="float">
            <text:p>218.54</text:p>
          </table:table-cell>
          <table:table-cell table:style-name="ce3" office:value-type="float" office:value="283.89" calcext:value-type="float">
            <text:p>283.89</text:p>
          </table:table-cell>
          <table:table-cell table:style-name="ce3" office:value-type="float" office:value="398.15" calcext:value-type="float">
            <text:p>398.15</text:p>
          </table:table-cell>
          <table:table-cell table:style-name="ce3" office:value-type="float" office:value="42.04" calcext:value-type="float">
            <text:p>42.04</text:p>
          </table:table-cell>
          <table:table-cell table:style-name="ce3" office:value-type="float" office:value="79.62" calcext:value-type="float">
            <text:p>79.62</text:p>
          </table:table-cell>
          <table:table-cell table:style-name="ce3" office:value-type="float" office:value="59.59" calcext:value-type="float">
            <text:p>59.59</text:p>
          </table:table-cell>
          <table:table-cell table:style-name="ce5" table:formula="of:=AVERAGE([.G65:.I65])" office:value-type="float" office:value="60.4166666666667" calcext:value-type="float">
            <text:p>60.42</text:p>
          </table:table-cell>
          <table:table-cell table:style-name="ce3" office:value-type="float" office:value="138.31" calcext:value-type="float">
            <text:p>138.31</text:p>
          </table:table-cell>
          <table:table-cell table:style-name="ce3" office:value-type="float" office:value="227.31" calcext:value-type="float">
            <text:p>227.31</text:p>
          </table:table-cell>
          <table:table-cell table:style-name="ce3" office:value-type="float" office:value="274.28" calcext:value-type="float">
            <text:p>274.28</text:p>
          </table:table-cell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92.97" calcext:value-type="float">
            <text:p>92.97</text:p>
          </table:table-cell>
          <table:table-cell table:style-name="ce3" office:value-type="float" office:value="110.15" calcext:value-type="float">
            <text:p>110.15</text:p>
          </table:table-cell>
          <table:table-cell table:style-name="ce5" table:formula="of:=[.C65]/AVERAGE([.D65:.F65])" office:value-type="float" office:value="94.0260720868774" calcext:value-type="float">
            <text:p>94.03</text:p>
          </table:table-cell>
          <table:table-cell table:style-name="ce5" table:formula="of:=(AVERAGE([.D65:.F65])/(AVERAGE([.K65:.M65])+(AVERAGE([.N65:.P65])/2)))" office:value-type="float" office:value="1.21360518549463" calcext:value-type="float">
            <text:p>1.21</text:p>
          </table:table-cell>
          <table:table-cell table:style-name="ce5" table:formula="of:=AVERAGE([.D65:.F65])/[.J65]" office:value-type="float" office:value="4.96871724137931" calcext:value-type="float">
            <text:p>4.9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RREDDY</text:p>
          </table:table-cell>
          <table:table-cell office:value-type="string" calcext:value-type="string">
            <text:p>PHARMA</text:p>
          </table:table-cell>
          <table:table-cell table:style-name="ce3" office:value-type="float" office:value="89632" calcext:value-type="float">
            <text:p>89632</text:p>
          </table:table-cell>
          <table:table-cell table:style-name="ce3" office:value-type="float" office:value="2870.4" calcext:value-type="float">
            <text:p>2870.4</text:p>
          </table:table-cell>
          <table:table-cell table:style-name="ce3" office:value-type="float" office:value="2984.1" calcext:value-type="float">
            <text:p>2984.1</text:p>
          </table:table-cell>
          <table:table-cell table:style-name="ce3" office:value-type="float" office:value="3570.3" calcext:value-type="float">
            <text:p>3570.3</text:p>
          </table:table-cell>
          <table:table-cell table:style-name="ce3" office:value-type="float" office:value="837.6" calcext:value-type="float">
            <text:p>837.6</text:p>
          </table:table-cell>
          <table:table-cell table:style-name="ce3" office:value-type="float" office:value="611.5" calcext:value-type="float">
            <text:p>611.5</text:p>
          </table:table-cell>
          <table:table-cell table:style-name="ce3" office:value-type="float" office:value="1256.1" calcext:value-type="float">
            <text:p>1256.1</text:p>
          </table:table-cell>
          <table:table-cell table:style-name="ce5" table:formula="of:=AVERAGE([.G66:.I66])" office:value-type="float" office:value="901.733333333333" calcext:value-type="float">
            <text:p>901.73</text:p>
          </table:table-cell>
          <table:table-cell table:style-name="ce3" office:value-type="float" office:value="5897.3" calcext:value-type="float">
            <text:p>5897.3</text:p>
          </table:table-cell>
          <table:table-cell table:style-name="ce3" office:value-type="float" office:value="7214.1" calcext:value-type="float">
            <text:p>7214.1</text:p>
          </table:table-cell>
          <table:table-cell table:style-name="ce3" office:value-type="float" office:value="8103.8" calcext:value-type="float">
            <text:p>8103.8</text:p>
          </table:table-cell>
          <table:table-cell table:style-name="ce3" office:value-type="float" office:value="2497.4" calcext:value-type="float">
            <text:p>2497.4</text:p>
          </table:table-cell>
          <table:table-cell table:style-name="ce3" office:value-type="float" office:value="410.4" calcext:value-type="float">
            <text:p>410.4</text:p>
          </table:table-cell>
          <table:table-cell table:style-name="ce3" office:value-type="float" office:value="842.4" calcext:value-type="float">
            <text:p>842.4</text:p>
          </table:table-cell>
          <table:table-cell table:style-name="ce5" table:formula="of:=[.C66]/AVERAGE([.D66:.F66])" office:value-type="float" office:value="28.5306850012732" calcext:value-type="float">
            <text:p>28.53</text:p>
          </table:table-cell>
          <table:table-cell table:style-name="ce5" table:formula="of:=(AVERAGE([.D66:.F66])/(AVERAGE([.K66:.M66])+(AVERAGE([.N66:.P66])/2)))" office:value-type="float" office:value="0.408171396647077" calcext:value-type="float">
            <text:p>0.41</text:p>
          </table:table-cell>
          <table:table-cell table:style-name="ce5" table:formula="of:=AVERAGE([.D66:.F66])/[.J66]" office:value-type="float" office:value="3.48395682389472" calcext:value-type="float">
            <text:p>3.4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ICHERMOT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71552" calcext:value-type="float">
            <text:p>71552</text:p>
          </table:table-cell>
          <table:table-cell table:style-name="ce3" office:value-type="float" office:value="2482.25" calcext:value-type="float">
            <text:p>2482.25</text:p>
          </table:table-cell>
          <table:table-cell table:style-name="ce3" office:value-type="float" office:value="1575.47" calcext:value-type="float">
            <text:p>1575.47</text:p>
          </table:table-cell>
          <table:table-cell table:style-name="ce3" office:value-type="float" office:value="1694.13" calcext:value-type="float">
            <text:p>1694.13</text:p>
          </table:table-cell>
          <table:table-cell table:style-name="ce3" office:value-type="float" office:value="748.5" calcext:value-type="float">
            <text:p>748.5</text:p>
          </table:table-cell>
          <table:table-cell table:style-name="ce3" office:value-type="float" office:value="791.51" calcext:value-type="float">
            <text:p>791.51</text:p>
          </table:table-cell>
          <table:table-cell table:style-name="ce3" office:value-type="float" office:value="545.9" calcext:value-type="float">
            <text:p>545.9</text:p>
          </table:table-cell>
          <table:table-cell table:style-name="ce5" table:formula="of:=AVERAGE([.G67:.I67])" office:value-type="float" office:value="695.303333333333" calcext:value-type="float">
            <text:p>695.30</text:p>
          </table:table-cell>
          <table:table-cell table:style-name="ce3" office:value-type="float" office:value="2265.24" calcext:value-type="float">
            <text:p>2265.24</text:p>
          </table:table-cell>
          <table:table-cell table:style-name="ce3" office:value-type="float" office:value="2097.96" calcext:value-type="float">
            <text:p>2097.96</text:p>
          </table:table-cell>
          <table:table-cell table:style-name="ce3" office:value-type="float" office:value="2024.57" calcext:value-type="float">
            <text:p>2024.57</text:p>
          </table:table-cell>
          <table:table-cell table:style-name="ce3" office:value-type="float" office:value="226.92" calcext:value-type="float">
            <text:p>226.92</text:p>
          </table:table-cell>
          <table:table-cell table:style-name="ce3" office:value-type="float" office:value="370.15" calcext:value-type="float">
            <text:p>370.15</text:p>
          </table:table-cell>
          <table:table-cell table:style-name="ce3" office:value-type="float" office:value="444.22" calcext:value-type="float">
            <text:p>444.22</text:p>
          </table:table-cell>
          <table:table-cell table:style-name="ce5" table:formula="of:=[.C67]/AVERAGE([.D67:.F67])" office:value-type="float" office:value="37.319471126681" calcext:value-type="float">
            <text:p>37.32</text:p>
          </table:table-cell>
          <table:table-cell table:style-name="ce5" table:formula="of:=(AVERAGE([.D67:.F67])/(AVERAGE([.K67:.M67])+(AVERAGE([.N67:.P67])/2)))" office:value-type="float" office:value="0.832586056280638" calcext:value-type="float">
            <text:p>0.83</text:p>
          </table:table-cell>
          <table:table-cell table:style-name="ce5" table:formula="of:=AVERAGE([.D67:.F67])/[.J67]" office:value-type="float" office:value="2.75747755176398" calcext:value-type="float">
            <text:p>2.7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MAMILTD</text:p>
          </table:table-cell>
          <table:table-cell office:value-type="string" calcext:value-type="string">
            <text:p>CONSUMER GOODS</text:p>
          </table:table-cell>
          <table:table-cell table:style-name="ce3" office:value-type="float" office:value="24832" calcext:value-type="float">
            <text:p>24832</text:p>
          </table:table-cell>
          <table:table-cell table:style-name="ce3" office:value-type="float" office:value="587.81" calcext:value-type="float">
            <text:p>587.81</text:p>
          </table:table-cell>
          <table:table-cell table:style-name="ce3" office:value-type="float" office:value="553.74" calcext:value-type="float">
            <text:p>553.74</text:p>
          </table:table-cell>
          <table:table-cell table:style-name="ce3" office:value-type="float" office:value="530.75" calcext:value-type="float">
            <text:p>530.75</text:p>
          </table:table-cell>
          <table:table-cell table:style-name="ce3" office:value-type="float" office:value="123.7" calcext:value-type="float">
            <text:p>123.7</text:p>
          </table:table-cell>
          <table:table-cell table:style-name="ce3" office:value-type="float" office:value="139.22" calcext:value-type="float">
            <text:p>139.22</text:p>
          </table:table-cell>
          <table:table-cell table:style-name="ce3" office:value-type="float" office:value="159.08" calcext:value-type="float">
            <text:p>159.08</text:p>
          </table:table-cell>
          <table:table-cell table:style-name="ce5" table:formula="of:=AVERAGE([.G68:.I68])" office:value-type="float" office:value="140.666666666667" calcext:value-type="float">
            <text:p>140.67</text:p>
          </table:table-cell>
          <table:table-cell table:style-name="ce3" office:value-type="float" office:value="713.95" calcext:value-type="float">
            <text:p>713.95</text:p>
          </table:table-cell>
          <table:table-cell table:style-name="ce3" office:value-type="float" office:value="679.94" calcext:value-type="float">
            <text:p>679.94</text:p>
          </table:table-cell>
          <table:table-cell table:style-name="ce3" office:value-type="float" office:value="792.05" calcext:value-type="float">
            <text:p>792.05</text:p>
          </table:table-cell>
          <table:table-cell table:style-name="ce3" office:value-type="float" office:value="69.72" calcext:value-type="float">
            <text:p>69.72</text:p>
          </table:table-cell>
          <table:table-cell table:style-name="ce3" office:value-type="float" office:value="62.72" calcext:value-type="float">
            <text:p>62.72</text:p>
          </table:table-cell>
          <table:table-cell table:style-name="ce3" office:value-type="float" office:value="63.55" calcext:value-type="float">
            <text:p>63.55</text:p>
          </table:table-cell>
          <table:table-cell table:style-name="ce5" table:formula="of:=[.C68]/AVERAGE([.D68:.F68])" office:value-type="float" office:value="44.5470310351014" calcext:value-type="float">
            <text:p>44.55</text:p>
          </table:table-cell>
          <table:table-cell table:style-name="ce5" table:formula="of:=(AVERAGE([.D68:.F68])/(AVERAGE([.K68:.M68])+(AVERAGE([.N68:.P68])/2)))" office:value-type="float" office:value="0.732201222889443" calcext:value-type="float">
            <text:p>0.73</text:p>
          </table:table-cell>
          <table:table-cell table:style-name="ce5" table:formula="of:=AVERAGE([.D68:.F68])/[.J68]" office:value-type="float" office:value="3.9627962085308" calcext:value-type="float">
            <text:p>3.9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NDURANCE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23181" calcext:value-type="float">
            <text:p>23181</text:p>
          </table:table-cell>
          <table:table-cell table:style-name="ce3" office:value-type="float" office:value="742.07" calcext:value-type="float">
            <text:p>742.07</text:p>
          </table:table-cell>
          <table:table-cell table:style-name="ce3" office:value-type="float" office:value="898.34" calcext:value-type="float">
            <text:p>898.34</text:p>
          </table:table-cell>
          <table:table-cell table:style-name="ce3" office:value-type="float" office:value="1011.4" calcext:value-type="float">
            <text:p>1011.4</text:p>
          </table:table-cell>
          <table:table-cell table:style-name="ce3" office:value-type="float" office:value="445.27" calcext:value-type="float">
            <text:p>445.27</text:p>
          </table:table-cell>
          <table:table-cell table:style-name="ce3" office:value-type="float" office:value="713.77" calcext:value-type="float">
            <text:p>713.77</text:p>
          </table:table-cell>
          <table:table-cell table:style-name="ce3" office:value-type="float" office:value="582.52" calcext:value-type="float">
            <text:p>582.52</text:p>
          </table:table-cell>
          <table:table-cell table:style-name="ce5" table:formula="of:=AVERAGE([.G69:.I69])" office:value-type="float" office:value="580.52" calcext:value-type="float">
            <text:p>580.52</text:p>
          </table:table-cell>
          <table:table-cell table:style-name="ce3" office:value-type="float" office:value="1757.15" calcext:value-type="float">
            <text:p>1757.15</text:p>
          </table:table-cell>
          <table:table-cell table:style-name="ce3" office:value-type="float" office:value="1784.29" calcext:value-type="float">
            <text:p>1784.29</text:p>
          </table:table-cell>
          <table:table-cell table:style-name="ce3" office:value-type="float" office:value="1564.42" calcext:value-type="float">
            <text:p>1564.42</text:p>
          </table:table-cell>
          <table:table-cell table:style-name="ce3" office:value-type="float" office:value="409.54" calcext:value-type="float">
            <text:p>409.54</text:p>
          </table:table-cell>
          <table:table-cell table:style-name="ce3" office:value-type="float" office:value="420.94" calcext:value-type="float">
            <text:p>420.94</text:p>
          </table:table-cell>
          <table:table-cell table:style-name="ce3" office:value-type="float" office:value="491.57" calcext:value-type="float">
            <text:p>491.57</text:p>
          </table:table-cell>
          <table:table-cell table:style-name="ce5" table:formula="of:=[.C69]/AVERAGE([.D69:.F69])" office:value-type="float" office:value="26.2247295243626" calcext:value-type="float">
            <text:p>26.22</text:p>
          </table:table-cell>
          <table:table-cell table:style-name="ce5" table:formula="of:=(AVERAGE([.D69:.F69])/(AVERAGE([.K69:.M69])+(AVERAGE([.N69:.P69])/2)))" office:value-type="float" office:value="0.459834035185373" calcext:value-type="float">
            <text:p>0.46</text:p>
          </table:table-cell>
          <table:table-cell table:style-name="ce5" table:formula="of:=AVERAGE([.D69:.F69])/[.J69]" office:value-type="float" office:value="1.52266358896621" calcext:value-type="float">
            <text:p>1.5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SCORTS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15749" calcext:value-type="float">
            <text:p>15749</text:p>
          </table:table-cell>
          <table:table-cell table:style-name="ce3" office:value-type="float" office:value="-234.31" calcext:value-type="float">
            <text:p>-234.31</text:p>
          </table:table-cell>
          <table:table-cell table:style-name="ce3" office:value-type="float" office:value="797.16" calcext:value-type="float">
            <text:p>797.16</text:p>
          </table:table-cell>
          <table:table-cell table:style-name="ce3" office:value-type="float" office:value="1131.26" calcext:value-type="float">
            <text:p>1131.26</text:p>
          </table:table-cell>
          <table:table-cell table:style-name="ce3" office:value-type="float" office:value="163.95" calcext:value-type="float">
            <text:p>163.95</text:p>
          </table:table-cell>
          <table:table-cell table:style-name="ce3" office:value-type="float" office:value="195.42" calcext:value-type="float">
            <text:p>195.42</text:p>
          </table:table-cell>
          <table:table-cell table:style-name="ce3" office:value-type="float" office:value="125.59" calcext:value-type="float">
            <text:p>125.59</text:p>
          </table:table-cell>
          <table:table-cell table:style-name="ce5" table:formula="of:=AVERAGE([.G70:.I70])" office:value-type="float" office:value="161.653333333333" calcext:value-type="float">
            <text:p>161.65</text:p>
          </table:table-cell>
          <table:table-cell table:style-name="ce3" office:value-type="float" office:value="1918.68" calcext:value-type="float">
            <text:p>1918.68</text:p>
          </table:table-cell>
          <table:table-cell table:style-name="ce3" office:value-type="float" office:value="1775.46" calcext:value-type="float">
            <text:p>1775.46</text:p>
          </table:table-cell>
          <table:table-cell office:value-type="float" office:value="1678.79" calcext:value-type="float">
            <text:p>1678.79</text:p>
          </table:table-cell>
          <table:table-cell table:style-name="ce3" office:value-type="float" office:value="109.16" calcext:value-type="float">
            <text:p>109.1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4.16" calcext:value-type="float">
            <text:p>174.16</text:p>
          </table:table-cell>
          <table:table-cell table:style-name="ce5" table:formula="of:=[.C70]/AVERAGE([.D70:.F70])" office:value-type="float" office:value="27.8889800544238" calcext:value-type="float">
            <text:p>27.89</text:p>
          </table:table-cell>
          <table:table-cell table:style-name="ce5" table:formula="of:=(AVERAGE([.D70:.F70])/(AVERAGE([.K70:.M70])+(AVERAGE([.N70:.P70])/2)))" office:value-type="float" office:value="0.30400765173824" calcext:value-type="float">
            <text:p>0.30</text:p>
          </table:table-cell>
          <table:table-cell table:style-name="ce5" table:formula="of:=AVERAGE([.D70:.F70])/[.J70]" office:value-type="float" office:value="3.49329841636424" calcext:value-type="float">
            <text:p>3.49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XIDEIND</text:p>
          </table:table-cell>
          <table:table-cell office:value-type="string" calcext:value-type="string">
            <text:p>AUTOMOBILE</text:p>
          </table:table-cell>
          <table:table-cell table:style-name="ce3" office:value-type="float" office:value="15644" calcext:value-type="float">
            <text:p>15644</text:p>
          </table:table-cell>
          <table:table-cell table:style-name="ce3" office:value-type="float" office:value="914.35" calcext:value-type="float">
            <text:p>914.35</text:p>
          </table:table-cell>
          <table:table-cell table:style-name="ce3" office:value-type="float" office:value="1686.77" calcext:value-type="float">
            <text:p>1686.77</text:p>
          </table:table-cell>
          <table:table-cell table:style-name="ce3" office:value-type="float" office:value="1619.19" calcext:value-type="float">
            <text:p>1619.19</text:p>
          </table:table-cell>
          <table:table-cell table:style-name="ce3" office:value-type="float" office:value="807.68" calcext:value-type="float">
            <text:p>807.68</text:p>
          </table:table-cell>
          <table:table-cell table:style-name="ce3" office:value-type="float" office:value="811.21" calcext:value-type="float">
            <text:p>811.21</text:p>
          </table:table-cell>
          <table:table-cell table:style-name="ce3" office:value-type="float" office:value="608.09" calcext:value-type="float">
            <text:p>608.09</text:p>
          </table:table-cell>
          <table:table-cell table:style-name="ce5" table:formula="of:=AVERAGE([.G71:.I71])" office:value-type="float" office:value="742.326666666667" calcext:value-type="float">
            <text:p>742.33</text:p>
          </table:table-cell>
          <table:table-cell table:style-name="ce3" office:value-type="float" office:value="3054.21" calcext:value-type="float">
            <text:p>3054.21</text:p>
          </table:table-cell>
          <table:table-cell table:style-name="ce3" office:value-type="float" office:value="3375.13" calcext:value-type="float">
            <text:p>3375.13</text:p>
          </table:table-cell>
          <table:table-cell table:style-name="ce3" office:value-type="float" office:value="3251.55" calcext:value-type="float">
            <text:p>3251.55</text:p>
          </table:table-cell>
          <table:table-cell table:style-name="ce3" office:value-type="float" office:value="11313.75" calcext:value-type="float">
            <text:p>11313.75</text:p>
          </table:table-cell>
          <table:table-cell table:style-name="ce3" office:value-type="float" office:value="12915.95" calcext:value-type="float">
            <text:p>12915.95</text:p>
          </table:table-cell>
          <table:table-cell table:style-name="ce3" office:value-type="float" office:value="14585.68" calcext:value-type="float">
            <text:p>14585.68</text:p>
          </table:table-cell>
          <table:table-cell table:style-name="ce5" table:formula="of:=[.C71]/AVERAGE([.D71:.F71])" office:value-type="float" office:value="11.1205101047079" calcext:value-type="float">
            <text:p>11.12</text:p>
          </table:table-cell>
          <table:table-cell table:style-name="ce5" table:formula="of:=(AVERAGE([.D71:.F71])/(AVERAGE([.K71:.M71])+(AVERAGE([.N71:.P71])/2)))" office:value-type="float" office:value="0.145084772099566" calcext:value-type="float">
            <text:p>0.15</text:p>
          </table:table-cell>
          <table:table-cell table:style-name="ce5" table:formula="of:=AVERAGE([.D71:.F71])/[.J71]" office:value-type="float" office:value="1.89508212916147" calcext:value-type="float">
            <text:p>1.9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EDERALBNK</text:p>
          </table:table-cell>
          <table:table-cell office:value-type="string" calcext:value-type="string">
            <text:p>FINANCIAL SERVICES</text:p>
          </table:table-cell>
          <table:table-cell table:style-name="ce3" office:value-type="float" office:value="17547" calcext:value-type="float">
            <text:p>17547</text:p>
          </table:table-cell>
          <table:table-cell table:style-name="ce3" office:value-type="float" office:value="7872.64" calcext:value-type="float">
            <text:p>7872.64</text:p>
          </table:table-cell>
          <table:table-cell table:style-name="ce3" office:value-type="float" office:value="3730.57" calcext:value-type="float">
            <text:p>3730.57</text:p>
          </table:table-cell>
          <table:table-cell table:style-name="ce3" office:value-type="float" office:value="11178.35" calcext:value-type="float">
            <text:p>11178.35</text:p>
          </table:table-cell>
          <table:table-cell table:style-name="ce3" office:value-type="float" office:value="144.17" calcext:value-type="float">
            <text:p>144.17</text:p>
          </table:table-cell>
          <table:table-cell table:style-name="ce3" office:value-type="float" office:value="154.46" calcext:value-type="float">
            <text:p>154.46</text:p>
          </table:table-cell>
          <table:table-cell table:style-name="ce3" office:value-type="float" office:value="129.93" calcext:value-type="float">
            <text:p>129.93</text:p>
          </table:table-cell>
          <table:table-cell table:style-name="ce5" table:formula="of:=AVERAGE([.G72:.I72])" office:value-type="float" office:value="142.853333333333" calcext:value-type="float">
            <text:p>142.85</text:p>
          </table:table-cell>
          <table:table-cell table:style-name="ce3" office:value-type="float" office:value="134878.93" calcext:value-type="float">
            <text:p>134878.93</text:p>
          </table:table-cell>
          <table:table-cell table:style-name="ce3" office:value-type="float" office:value="152251.91" calcext:value-type="float">
            <text:p>152251.91</text:p>
          </table:table-cell>
          <table:table-cell table:style-name="ce3" office:value-type="float" office:value="172186.1" calcext:value-type="float">
            <text:p>172186.1</text:p>
          </table:table-cell>
          <table:table-cell table:style-name="ce3" office:value-type="float" office:value="12411.88" calcext:value-type="float">
            <text:p>12411.88</text:p>
          </table:table-cell>
          <table:table-cell table:style-name="ce3" office:value-type="float" office:value="16396.73" calcext:value-type="float">
            <text:p>16396.73</text:p>
          </table:table-cell>
          <table:table-cell table:style-name="ce3" office:value-type="float" office:value="16407.61" calcext:value-type="float">
            <text:p>16407.61</text:p>
          </table:table-cell>
          <table:table-cell table:style-name="ce5" table:formula="of:=[.C72]/AVERAGE([.D72:.F72])" office:value-type="float" office:value="2.31068460632195" calcext:value-type="float">
            <text:p>2.31</text:p>
          </table:table-cell>
          <table:table-cell table:style-name="ce5" table:formula="of:=(AVERAGE([.D72:.F72])/(AVERAGE([.K72:.M72])+(AVERAGE([.N72:.P72])/2)))" office:value-type="float" office:value="0.047271998000519" calcext:value-type="float">
            <text:p>0.05</text:p>
          </table:table-cell>
          <table:table-cell table:style-name="ce5" table:formula="of:=AVERAGE([.D72:.F72])/[.J72]" office:value-type="float" office:value="53.1583908904238" calcext:value-type="float">
            <text:p>53.1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HEALTHCARE SERVICES</text:p>
          </table:table-cell>
          <table:table-cell table:style-name="ce3" office:value-type="float" office:value="17767" calcext:value-type="float">
            <text:p>17767</text:p>
          </table:table-cell>
          <table:table-cell table:style-name="ce3" office:value-type="float" office:value="-178.53" calcext:value-type="float">
            <text:p>-178.53</text:p>
          </table:table-cell>
          <table:table-cell table:style-name="ce3" office:value-type="float" office:value="171.54" calcext:value-type="float">
            <text:p>171.54</text:p>
          </table:table-cell>
          <table:table-cell table:style-name="ce3" office:value-type="float" office:value="485.49" calcext:value-type="float">
            <text:p>485.49</text:p>
          </table:table-cell>
          <table:table-cell table:style-name="ce3" office:value-type="float" office:value="83.11" calcext:value-type="float">
            <text:p>83.11</text:p>
          </table:table-cell>
          <table:table-cell table:style-name="ce3" office:value-type="float" office:value="155.89" calcext:value-type="float">
            <text:p>155.89</text:p>
          </table:table-cell>
          <table:table-cell table:style-name="ce3" office:value-type="float" office:value="218.51" calcext:value-type="float">
            <text:p>218.51</text:p>
          </table:table-cell>
          <table:table-cell table:style-name="ce5" table:formula="of:=AVERAGE([.G73:.I73])" office:value-type="float" office:value="152.503333333333" calcext:value-type="float">
            <text:p>152.50</text:p>
          </table:table-cell>
          <table:table-cell table:style-name="ce3" office:value-type="float" office:value="3590.98" calcext:value-type="float">
            <text:p>3590.98</text:p>
          </table:table-cell>
          <table:table-cell table:style-name="ce3" office:value-type="float" office:value="2578.93" calcext:value-type="float">
            <text:p>2578.93</text:p>
          </table:table-cell>
          <table:table-cell table:style-name="ce3" office:value-type="float" office:value="1233.04" calcext:value-type="float">
            <text:p>1233.04</text:p>
          </table:table-cell>
          <table:table-cell table:style-name="ce3" office:value-type="float" office:value="782.47" calcext:value-type="float">
            <text:p>782.47</text:p>
          </table:table-cell>
          <table:table-cell table:style-name="ce3" office:value-type="float" office:value="1251.68" calcext:value-type="float">
            <text:p>1251.68</text:p>
          </table:table-cell>
          <table:table-cell table:style-name="ce3" office:value-type="float" office:value="2915.1" calcext:value-type="float">
            <text:p>2915.1</text:p>
          </table:table-cell>
          <table:table-cell table:style-name="ce5" table:formula="of:=[.C73]/AVERAGE([.D73:.F73])" office:value-type="float" office:value="111.391849529781" calcext:value-type="float">
            <text:p>111.39</text:p>
          </table:table-cell>
          <table:table-cell table:style-name="ce5" table:formula="of:=(AVERAGE([.D73:.F73])/(AVERAGE([.K73:.M73])+(AVERAGE([.N73:.P73])/2)))" office:value-type="float" office:value="0.0484430642136354" calcext:value-type="float">
            <text:p>0.05</text:p>
          </table:table-cell>
          <table:table-cell table:style-name="ce5" table:formula="of:=AVERAGE([.D73:.F73])/[.J73]" office:value-type="float" office:value="1.04587877860593" calcext:value-type="float">
            <text:p>1.0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AIL</text:p>
          </table:table-cell>
          <table:table-cell office:value-type="string" calcext:value-type="string">
            <text:p>OIL &amp; GAS</text:p>
          </table:table-cell>
          <table:table-cell table:style-name="ce3" office:value-type="float" office:value="64296" calcext:value-type="float">
            <text:p>64296</text:p>
          </table:table-cell>
          <table:table-cell table:style-name="ce3" office:value-type="float" office:value="8768.71" calcext:value-type="float">
            <text:p>8768.71</text:p>
          </table:table-cell>
          <table:table-cell table:style-name="ce3" office:value-type="float" office:value="7984.2" calcext:value-type="float">
            <text:p>7984.2</text:p>
          </table:table-cell>
          <table:table-cell table:style-name="ce3" office:value-type="float" office:value="8345.36" calcext:value-type="float">
            <text:p>8345.36</text:p>
          </table:table-cell>
          <table:table-cell table:style-name="ce3" office:value-type="float" office:value="3402.04" calcext:value-type="float">
            <text:p>3402.04</text:p>
          </table:table-cell>
          <table:table-cell table:style-name="ce3" office:value-type="float" office:value="7795.81" calcext:value-type="float">
            <text:p>7795.81</text:p>
          </table:table-cell>
          <table:table-cell table:style-name="ce3" office:value-type="float" office:value="9262.94" calcext:value-type="float">
            <text:p>9262.94</text:p>
          </table:table-cell>
          <table:table-cell table:style-name="ce5" table:formula="of:=AVERAGE([.G74:.I74])" office:value-type="float" office:value="6820.26333333333" calcext:value-type="float">
            <text:p>6820.26</text:p>
          </table:table-cell>
          <table:table-cell table:style-name="ce3" office:value-type="float" office:value="11204.84" calcext:value-type="float">
            <text:p>11204.84</text:p>
          </table:table-cell>
          <table:table-cell table:style-name="ce3" office:value-type="float" office:value="10678.99" calcext:value-type="float">
            <text:p>10678.99</text:p>
          </table:table-cell>
          <table:table-cell table:style-name="ce3" office:value-type="float" office:value="12495.75" calcext:value-type="float">
            <text:p>12495.75</text:p>
          </table:table-cell>
          <table:table-cell table:style-name="ce3" office:value-type="float" office:value="8430.35" calcext:value-type="float">
            <text:p>8430.35</text:p>
          </table:table-cell>
          <table:table-cell table:style-name="ce3" office:value-type="float" office:value="11697.33" calcext:value-type="float">
            <text:p>11697.33</text:p>
          </table:table-cell>
          <table:table-cell table:style-name="ce3" office:value-type="float" office:value="13082.74" calcext:value-type="float">
            <text:p>13082.74</text:p>
          </table:table-cell>
          <table:table-cell table:style-name="ce5" table:formula="of:=[.C74]/AVERAGE([.D74:.F74])" office:value-type="float" office:value="7.68531058116754" calcext:value-type="float">
            <text:p>7.69</text:p>
          </table:table-cell>
          <table:table-cell table:style-name="ce5" table:formula="of:=(AVERAGE([.D74:.F74])/(AVERAGE([.K74:.M74])+(AVERAGE([.N74:.P74])/2)))" office:value-type="float" office:value="0.492269753391158" calcext:value-type="float">
            <text:p>0.49</text:p>
          </table:table-cell>
          <table:table-cell table:style-name="ce5" table:formula="of:=AVERAGE([.D74:.F74])/[.J74]" office:value-type="float" office:value="1.22665205009191" calcext:value-type="float">
            <text:p>1.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MRINFRA</text:p>
          </table:table-cell>
          <table:table-cell office:value-type="string" calcext:value-type="string">
            <text:p>CONSTRUCTION</text:p>
          </table:table-cell>
          <table:table-cell table:number-columns-repeated="7"/>
          <table:table-cell table:style-name="ce5" table:formula="of:=AVERAGE([.G75:.I7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75]/AVERAGE([.D75:.F75])" office:value-type="string" office:string-value="" calcext:value-type="error">
            <text:p>#DIV/0!</text:p>
          </table:table-cell>
          <table:table-cell table:style-name="ce5" table:formula="of:=(AVERAGE([.D75:.F75])/(AVERAGE([.K75:.M75])+(AVERAGE([.N75:.P75])/2)))" office:value-type="string" office:string-value="" calcext:value-type="error">
            <text:p>#DIV/0!</text:p>
          </table:table-cell>
          <table:table-cell table:style-name="ce5" table:formula="of:=AVERAGE([.D75:.F75])/[.J7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LAND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76:.I7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76]/AVERAGE([.D76:.F76])" office:value-type="string" office:string-value="" calcext:value-type="error">
            <text:p>#DIV/0!</text:p>
          </table:table-cell>
          <table:table-cell table:style-name="ce5" table:formula="of:=(AVERAGE([.D76:.F76])/(AVERAGE([.K76:.M76])+(AVERAGE([.N76:.P76])/2)))" office:value-type="string" office:string-value="" calcext:value-type="error">
            <text:p>#DIV/0!</text:p>
          </table:table-cell>
          <table:table-cell table:style-name="ce5" table:formula="of:=AVERAGE([.D76:.F76])/[.J7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LENMARK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77:.I7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77]/AVERAGE([.D77:.F77])" office:value-type="string" office:string-value="" calcext:value-type="error">
            <text:p>#DIV/0!</text:p>
          </table:table-cell>
          <table:table-cell table:style-name="ce5" table:formula="of:=(AVERAGE([.D77:.F77])/(AVERAGE([.K77:.M77])+(AVERAGE([.N77:.P77])/2)))" office:value-type="string" office:string-value="" calcext:value-type="error">
            <text:p>#DIV/0!</text:p>
          </table:table-cell>
          <table:table-cell table:style-name="ce5" table:formula="of:=AVERAGE([.D77:.F77])/[.J7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DREJAGRO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78:.I7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78]/AVERAGE([.D78:.F78])" office:value-type="string" office:string-value="" calcext:value-type="error">
            <text:p>#DIV/0!</text:p>
          </table:table-cell>
          <table:table-cell table:style-name="ce5" table:formula="of:=(AVERAGE([.D78:.F78])/(AVERAGE([.K78:.M78])+(AVERAGE([.N78:.P78])/2)))" office:value-type="string" office:string-value="" calcext:value-type="error">
            <text:p>#DIV/0!</text:p>
          </table:table-cell>
          <table:table-cell table:style-name="ce5" table:formula="of:=AVERAGE([.D78:.F78])/[.J7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DREJCP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79:.I7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79]/AVERAGE([.D79:.F79])" office:value-type="string" office:string-value="" calcext:value-type="error">
            <text:p>#DIV/0!</text:p>
          </table:table-cell>
          <table:table-cell table:style-name="ce5" table:formula="of:=(AVERAGE([.D79:.F79])/(AVERAGE([.K79:.M79])+(AVERAGE([.N79:.P79])/2)))" office:value-type="string" office:string-value="" calcext:value-type="error">
            <text:p>#DIV/0!</text:p>
          </table:table-cell>
          <table:table-cell table:style-name="ce5" table:formula="of:=AVERAGE([.D79:.F79])/[.J7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DREJIND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80:.I8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0]/AVERAGE([.D80:.F80])" office:value-type="string" office:string-value="" calcext:value-type="error">
            <text:p>#DIV/0!</text:p>
          </table:table-cell>
          <table:table-cell table:style-name="ce5" table:formula="of:=(AVERAGE([.D80:.F80])/(AVERAGE([.K80:.M80])+(AVERAGE([.N80:.P80])/2)))" office:value-type="string" office:string-value="" calcext:value-type="error">
            <text:p>#DIV/0!</text:p>
          </table:table-cell>
          <table:table-cell table:style-name="ce5" table:formula="of:=AVERAGE([.D80:.F80])/[.J8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DREJPROP</text:p>
          </table:table-cell>
          <table:table-cell office:value-type="string" calcext:value-type="string">
            <text:p>CONSTRUCTION</text:p>
          </table:table-cell>
          <table:table-cell table:number-columns-repeated="7"/>
          <table:table-cell table:style-name="ce5" table:formula="of:=AVERAGE([.G81:.I8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1]/AVERAGE([.D81:.F81])" office:value-type="string" office:string-value="" calcext:value-type="error">
            <text:p>#DIV/0!</text:p>
          </table:table-cell>
          <table:table-cell table:style-name="ce5" table:formula="of:=(AVERAGE([.D81:.F81])/(AVERAGE([.K81:.M81])+(AVERAGE([.N81:.P81])/2)))" office:value-type="string" office:string-value="" calcext:value-type="error">
            <text:p>#DIV/0!</text:p>
          </table:table-cell>
          <table:table-cell table:style-name="ce5" table:formula="of:=AVERAGE([.D81:.F81])/[.J8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ASIM</text:p>
          </table:table-cell>
          <table:table-cell office:value-type="string" calcext:value-type="string">
            <text:p>CEMENT &amp; CEMENT PRODUCTS</text:p>
          </table:table-cell>
          <table:table-cell table:number-columns-repeated="7"/>
          <table:table-cell table:style-name="ce5" table:formula="of:=AVERAGE([.G82:.I8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2]/AVERAGE([.D82:.F82])" office:value-type="string" office:string-value="" calcext:value-type="error">
            <text:p>#DIV/0!</text:p>
          </table:table-cell>
          <table:table-cell table:style-name="ce5" table:formula="of:=(AVERAGE([.D82:.F82])/(AVERAGE([.K82:.M82])+(AVERAGE([.N82:.P82])/2)))" office:value-type="string" office:string-value="" calcext:value-type="error">
            <text:p>#DIV/0!</text:p>
          </table:table-cell>
          <table:table-cell table:style-name="ce5" table:formula="of:=AVERAGE([.D82:.F82])/[.J8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JGASLTD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83:.I8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3]/AVERAGE([.D83:.F83])" office:value-type="string" office:string-value="" calcext:value-type="error">
            <text:p>#DIV/0!</text:p>
          </table:table-cell>
          <table:table-cell table:style-name="ce5" table:formula="of:=(AVERAGE([.D83:.F83])/(AVERAGE([.K83:.M83])+(AVERAGE([.N83:.P83])/2)))" office:value-type="string" office:string-value="" calcext:value-type="error">
            <text:p>#DIV/0!</text:p>
          </table:table-cell>
          <table:table-cell table:style-name="ce5" table:formula="of:=AVERAGE([.D83:.F83])/[.J8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SPL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84:.I8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4]/AVERAGE([.D84:.F84])" office:value-type="string" office:string-value="" calcext:value-type="error">
            <text:p>#DIV/0!</text:p>
          </table:table-cell>
          <table:table-cell table:style-name="ce5" table:formula="of:=(AVERAGE([.D84:.F84])/(AVERAGE([.K84:.M84])+(AVERAGE([.N84:.P84])/2)))" office:value-type="string" office:string-value="" calcext:value-type="error">
            <text:p>#DIV/0!</text:p>
          </table:table-cell>
          <table:table-cell table:style-name="ce5" table:formula="of:=AVERAGE([.D84:.F84])/[.J8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CLTECH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85:.I8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5]/AVERAGE([.D85:.F85])" office:value-type="string" office:string-value="" calcext:value-type="error">
            <text:p>#DIV/0!</text:p>
          </table:table-cell>
          <table:table-cell table:style-name="ce5" table:formula="of:=(AVERAGE([.D85:.F85])/(AVERAGE([.K85:.M85])+(AVERAGE([.N85:.P85])/2)))" office:value-type="string" office:string-value="" calcext:value-type="error">
            <text:p>#DIV/0!</text:p>
          </table:table-cell>
          <table:table-cell table:style-name="ce5" table:formula="of:=AVERAGE([.D85:.F85])/[.J8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DFCAMC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86:.I8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6]/AVERAGE([.D86:.F86])" office:value-type="string" office:string-value="" calcext:value-type="error">
            <text:p>#DIV/0!</text:p>
          </table:table-cell>
          <table:table-cell table:style-name="ce5" table:formula="of:=(AVERAGE([.D86:.F86])/(AVERAGE([.K86:.M86])+(AVERAGE([.N86:.P86])/2)))" office:value-type="string" office:string-value="" calcext:value-type="error">
            <text:p>#DIV/0!</text:p>
          </table:table-cell>
          <table:table-cell table:style-name="ce5" table:formula="of:=AVERAGE([.D86:.F86])/[.J8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DFC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87:.I8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7]/AVERAGE([.D87:.F87])" office:value-type="string" office:string-value="" calcext:value-type="error">
            <text:p>#DIV/0!</text:p>
          </table:table-cell>
          <table:table-cell table:style-name="ce5" table:formula="of:=(AVERAGE([.D87:.F87])/(AVERAGE([.K87:.M87])+(AVERAGE([.N87:.P87])/2)))" office:value-type="string" office:string-value="" calcext:value-type="error">
            <text:p>#DIV/0!</text:p>
          </table:table-cell>
          <table:table-cell table:style-name="ce5" table:formula="of:=AVERAGE([.D87:.F87])/[.J8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DFCLIFE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88:.I8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8]/AVERAGE([.D88:.F88])" office:value-type="string" office:string-value="" calcext:value-type="error">
            <text:p>#DIV/0!</text:p>
          </table:table-cell>
          <table:table-cell table:style-name="ce5" table:formula="of:=(AVERAGE([.D88:.F88])/(AVERAGE([.K88:.M88])+(AVERAGE([.N88:.P88])/2)))" office:value-type="string" office:string-value="" calcext:value-type="error">
            <text:p>#DIV/0!</text:p>
          </table:table-cell>
          <table:table-cell table:style-name="ce5" table:formula="of:=AVERAGE([.D88:.F88])/[.J8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VELLS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89:.I8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89]/AVERAGE([.D89:.F89])" office:value-type="string" office:string-value="" calcext:value-type="error">
            <text:p>#DIV/0!</text:p>
          </table:table-cell>
          <table:table-cell table:style-name="ce5" table:formula="of:=(AVERAGE([.D89:.F89])/(AVERAGE([.K89:.M89])+(AVERAGE([.N89:.P89])/2)))" office:value-type="string" office:string-value="" calcext:value-type="error">
            <text:p>#DIV/0!</text:p>
          </table:table-cell>
          <table:table-cell table:style-name="ce5" table:formula="of:=AVERAGE([.D89:.F89])/[.J8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EROMOTOCO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90:.I9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0]/AVERAGE([.D90:.F90])" office:value-type="string" office:string-value="" calcext:value-type="error">
            <text:p>#DIV/0!</text:p>
          </table:table-cell>
          <table:table-cell table:style-name="ce5" table:formula="of:=(AVERAGE([.D90:.F90])/(AVERAGE([.K90:.M90])+(AVERAGE([.N90:.P90])/2)))" office:value-type="string" office:string-value="" calcext:value-type="error">
            <text:p>#DIV/0!</text:p>
          </table:table-cell>
          <table:table-cell table:style-name="ce5" table:formula="of:=AVERAGE([.D90:.F90])/[.J9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91:.I9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1]/AVERAGE([.D91:.F91])" office:value-type="string" office:string-value="" calcext:value-type="error">
            <text:p>#DIV/0!</text:p>
          </table:table-cell>
          <table:table-cell table:style-name="ce5" table:formula="of:=(AVERAGE([.D91:.F91])/(AVERAGE([.K91:.M91])+(AVERAGE([.N91:.P91])/2)))" office:value-type="string" office:string-value="" calcext:value-type="error">
            <text:p>#DIV/0!</text:p>
          </table:table-cell>
          <table:table-cell table:style-name="ce5" table:formula="of:=AVERAGE([.D91:.F91])/[.J9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INDUSTRIAL MANUFACTURING</text:p>
          </table:table-cell>
          <table:table-cell table:number-columns-repeated="7"/>
          <table:table-cell table:style-name="ce5" table:formula="of:=AVERAGE([.G92:.I9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2]/AVERAGE([.D92:.F92])" office:value-type="string" office:string-value="" calcext:value-type="error">
            <text:p>#DIV/0!</text:p>
          </table:table-cell>
          <table:table-cell table:style-name="ce5" table:formula="of:=(AVERAGE([.D92:.F92])/(AVERAGE([.K92:.M92])+(AVERAGE([.N92:.P92])/2)))" office:value-type="string" office:string-value="" calcext:value-type="error">
            <text:p>#DIV/0!</text:p>
          </table:table-cell>
          <table:table-cell table:style-name="ce5" table:formula="of:=AVERAGE([.D92:.F92])/[.J9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NDPETRO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93:.I9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3]/AVERAGE([.D93:.F93])" office:value-type="string" office:string-value="" calcext:value-type="error">
            <text:p>#DIV/0!</text:p>
          </table:table-cell>
          <table:table-cell table:style-name="ce5" table:formula="of:=(AVERAGE([.D93:.F93])/(AVERAGE([.K93:.M93])+(AVERAGE([.N93:.P93])/2)))" office:value-type="string" office:string-value="" calcext:value-type="error">
            <text:p>#DIV/0!</text:p>
          </table:table-cell>
          <table:table-cell table:style-name="ce5" table:formula="of:=AVERAGE([.D93:.F93])/[.J9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NDUNILVR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94:.I9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4]/AVERAGE([.D94:.F94])" office:value-type="string" office:string-value="" calcext:value-type="error">
            <text:p>#DIV/0!</text:p>
          </table:table-cell>
          <table:table-cell table:style-name="ce5" table:formula="of:=(AVERAGE([.D94:.F94])/(AVERAGE([.K94:.M94])+(AVERAGE([.N94:.P94])/2)))" office:value-type="string" office:string-value="" calcext:value-type="error">
            <text:p>#DIV/0!</text:p>
          </table:table-cell>
          <table:table-cell table:style-name="ce5" table:formula="of:=AVERAGE([.D94:.F94])/[.J9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NDZINC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95:.I9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5]/AVERAGE([.D95:.F95])" office:value-type="string" office:string-value="" calcext:value-type="error">
            <text:p>#DIV/0!</text:p>
          </table:table-cell>
          <table:table-cell table:style-name="ce5" table:formula="of:=(AVERAGE([.D95:.F95])/(AVERAGE([.K95:.M95])+(AVERAGE([.N95:.P95])/2)))" office:value-type="string" office:string-value="" calcext:value-type="error">
            <text:p>#DIV/0!</text:p>
          </table:table-cell>
          <table:table-cell table:style-name="ce5" table:formula="of:=AVERAGE([.D95:.F95])/[.J9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DFC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96:.I9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6]/AVERAGE([.D96:.F96])" office:value-type="string" office:string-value="" calcext:value-type="error">
            <text:p>#DIV/0!</text:p>
          </table:table-cell>
          <table:table-cell table:style-name="ce5" table:formula="of:=(AVERAGE([.D96:.F96])/(AVERAGE([.K96:.M96])+(AVERAGE([.N96:.P96])/2)))" office:value-type="string" office:string-value="" calcext:value-type="error">
            <text:p>#DIV/0!</text:p>
          </table:table-cell>
          <table:table-cell table:style-name="ce5" table:formula="of:=AVERAGE([.D96:.F96])/[.J9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CICI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97:.I9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7]/AVERAGE([.D97:.F97])" office:value-type="string" office:string-value="" calcext:value-type="error">
            <text:p>#DIV/0!</text:p>
          </table:table-cell>
          <table:table-cell table:style-name="ce5" table:formula="of:=(AVERAGE([.D97:.F97])/(AVERAGE([.K97:.M97])+(AVERAGE([.N97:.P97])/2)))" office:value-type="string" office:string-value="" calcext:value-type="error">
            <text:p>#DIV/0!</text:p>
          </table:table-cell>
          <table:table-cell table:style-name="ce5" table:formula="of:=AVERAGE([.D97:.F97])/[.J9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CICIGI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98:.I9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8]/AVERAGE([.D98:.F98])" office:value-type="string" office:string-value="" calcext:value-type="error">
            <text:p>#DIV/0!</text:p>
          </table:table-cell>
          <table:table-cell table:style-name="ce5" table:formula="of:=(AVERAGE([.D98:.F98])/(AVERAGE([.K98:.M98])+(AVERAGE([.N98:.P98])/2)))" office:value-type="string" office:string-value="" calcext:value-type="error">
            <text:p>#DIV/0!</text:p>
          </table:table-cell>
          <table:table-cell table:style-name="ce5" table:formula="of:=AVERAGE([.D98:.F98])/[.J9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CICIPRULI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99:.I9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99]/AVERAGE([.D99:.F99])" office:value-type="string" office:string-value="" calcext:value-type="error">
            <text:p>#DIV/0!</text:p>
          </table:table-cell>
          <table:table-cell table:style-name="ce5" table:formula="of:=(AVERAGE([.D99:.F99])/(AVERAGE([.K99:.M99])+(AVERAGE([.N99:.P99])/2)))" office:value-type="string" office:string-value="" calcext:value-type="error">
            <text:p>#DIV/0!</text:p>
          </table:table-cell>
          <table:table-cell table:style-name="ce5" table:formula="of:=AVERAGE([.D99:.F99])/[.J9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SEC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00:.I10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0]/AVERAGE([.D100:.F100])" office:value-type="string" office:string-value="" calcext:value-type="error">
            <text:p>#DIV/0!</text:p>
          </table:table-cell>
          <table:table-cell table:style-name="ce5" table:formula="of:=(AVERAGE([.D100:.F100])/(AVERAGE([.K100:.M100])+(AVERAGE([.N100:.P100])/2)))" office:value-type="string" office:string-value="" calcext:value-type="error">
            <text:p>#DIV/0!</text:p>
          </table:table-cell>
          <table:table-cell table:style-name="ce5" table:formula="of:=AVERAGE([.D100:.F100])/[.J10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DFCFIRSTB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01:.I10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1]/AVERAGE([.D101:.F101])" office:value-type="string" office:string-value="" calcext:value-type="error">
            <text:p>#DIV/0!</text:p>
          </table:table-cell>
          <table:table-cell table:style-name="ce5" table:formula="of:=(AVERAGE([.D101:.F101])/(AVERAGE([.K101:.M101])+(AVERAGE([.N101:.P101])/2)))" office:value-type="string" office:string-value="" calcext:value-type="error">
            <text:p>#DIV/0!</text:p>
          </table:table-cell>
          <table:table-cell table:style-name="ce5" table:formula="of:=AVERAGE([.D101:.F101])/[.J10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TC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02:.I10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2]/AVERAGE([.D102:.F102])" office:value-type="string" office:string-value="" calcext:value-type="error">
            <text:p>#DIV/0!</text:p>
          </table:table-cell>
          <table:table-cell table:style-name="ce5" table:formula="of:=(AVERAGE([.D102:.F102])/(AVERAGE([.K102:.M102])+(AVERAGE([.N102:.P102])/2)))" office:value-type="string" office:string-value="" calcext:value-type="error">
            <text:p>#DIV/0!</text:p>
          </table:table-cell>
          <table:table-cell table:style-name="ce5" table:formula="of:=AVERAGE([.D102:.F102])/[.J10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BULHSGF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03:.I10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3]/AVERAGE([.D103:.F103])" office:value-type="string" office:string-value="" calcext:value-type="error">
            <text:p>#DIV/0!</text:p>
          </table:table-cell>
          <table:table-cell table:style-name="ce5" table:formula="of:=(AVERAGE([.D103:.F103])/(AVERAGE([.K103:.M103])+(AVERAGE([.N103:.P103])/2)))" office:value-type="string" office:string-value="" calcext:value-type="error">
            <text:p>#DIV/0!</text:p>
          </table:table-cell>
          <table:table-cell table:style-name="ce5" table:formula="of:=AVERAGE([.D103:.F103])/[.J10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DIAMART</text:p>
          </table:table-cell>
          <table:table-cell office:value-type="string" calcext:value-type="string">
            <text:p>CONSUMER SERVICES</text:p>
          </table:table-cell>
          <table:table-cell table:number-columns-repeated="7"/>
          <table:table-cell table:style-name="ce5" table:formula="of:=AVERAGE([.G104:.I10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4]/AVERAGE([.D104:.F104])" office:value-type="string" office:string-value="" calcext:value-type="error">
            <text:p>#DIV/0!</text:p>
          </table:table-cell>
          <table:table-cell table:style-name="ce5" table:formula="of:=(AVERAGE([.D104:.F104])/(AVERAGE([.K104:.M104])+(AVERAGE([.N104:.P104])/2)))" office:value-type="string" office:string-value="" calcext:value-type="error">
            <text:p>#DIV/0!</text:p>
          </table:table-cell>
          <table:table-cell table:style-name="ce5" table:formula="of:=AVERAGE([.D104:.F104])/[.J10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DHOTEL</text:p>
          </table:table-cell>
          <table:table-cell office:value-type="string" calcext:value-type="string">
            <text:p>CONSUMER SERVICES</text:p>
          </table:table-cell>
          <table:table-cell table:number-columns-repeated="7"/>
          <table:table-cell table:style-name="ce5" table:formula="of:=AVERAGE([.G105:.I10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5]/AVERAGE([.D105:.F105])" office:value-type="string" office:string-value="" calcext:value-type="error">
            <text:p>#DIV/0!</text:p>
          </table:table-cell>
          <table:table-cell table:style-name="ce5" table:formula="of:=(AVERAGE([.D105:.F105])/(AVERAGE([.K105:.M105])+(AVERAGE([.N105:.P105])/2)))" office:value-type="string" office:string-value="" calcext:value-type="error">
            <text:p>#DIV/0!</text:p>
          </table:table-cell>
          <table:table-cell table:style-name="ce5" table:formula="of:=AVERAGE([.D105:.F105])/[.J10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C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06:.I10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6]/AVERAGE([.D106:.F106])" office:value-type="string" office:string-value="" calcext:value-type="error">
            <text:p>#DIV/0!</text:p>
          </table:table-cell>
          <table:table-cell table:style-name="ce5" table:formula="of:=(AVERAGE([.D106:.F106])/(AVERAGE([.K106:.M106])+(AVERAGE([.N106:.P106])/2)))" office:value-type="string" office:string-value="" calcext:value-type="error">
            <text:p>#DIV/0!</text:p>
          </table:table-cell>
          <table:table-cell table:style-name="ce5" table:formula="of:=AVERAGE([.D106:.F106])/[.J10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CTC</text:p>
          </table:table-cell>
          <table:table-cell office:value-type="string" calcext:value-type="string">
            <text:p>SERVICES</text:p>
          </table:table-cell>
          <table:table-cell table:number-columns-repeated="7"/>
          <table:table-cell table:style-name="ce5" table:formula="of:=AVERAGE([.G107:.I10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7]/AVERAGE([.D107:.F107])" office:value-type="string" office:string-value="" calcext:value-type="error">
            <text:p>#DIV/0!</text:p>
          </table:table-cell>
          <table:table-cell table:style-name="ce5" table:formula="of:=(AVERAGE([.D107:.F107])/(AVERAGE([.K107:.M107])+(AVERAGE([.N107:.P107])/2)))" office:value-type="string" office:string-value="" calcext:value-type="error">
            <text:p>#DIV/0!</text:p>
          </table:table-cell>
          <table:table-cell table:style-name="ce5" table:formula="of:=AVERAGE([.D107:.F107])/[.J10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GL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08:.I10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8]/AVERAGE([.D108:.F108])" office:value-type="string" office:string-value="" calcext:value-type="error">
            <text:p>#DIV/0!</text:p>
          </table:table-cell>
          <table:table-cell table:style-name="ce5" table:formula="of:=(AVERAGE([.D108:.F108])/(AVERAGE([.K108:.M108])+(AVERAGE([.N108:.P108])/2)))" office:value-type="string" office:string-value="" calcext:value-type="error">
            <text:p>#DIV/0!</text:p>
          </table:table-cell>
          <table:table-cell table:style-name="ce5" table:formula="of:=AVERAGE([.D108:.F108])/[.J10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DUSTOWER</text:p>
          </table:table-cell>
          <table:table-cell office:value-type="string" calcext:value-type="string">
            <text:p>TELECOM</text:p>
          </table:table-cell>
          <table:table-cell table:number-columns-repeated="7"/>
          <table:table-cell table:style-name="ce5" table:formula="of:=AVERAGE([.G109:.I10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09]/AVERAGE([.D109:.F109])" office:value-type="string" office:string-value="" calcext:value-type="error">
            <text:p>#DIV/0!</text:p>
          </table:table-cell>
          <table:table-cell table:style-name="ce5" table:formula="of:=(AVERAGE([.D109:.F109])/(AVERAGE([.K109:.M109])+(AVERAGE([.N109:.P109])/2)))" office:value-type="string" office:string-value="" calcext:value-type="error">
            <text:p>#DIV/0!</text:p>
          </table:table-cell>
          <table:table-cell table:style-name="ce5" table:formula="of:=AVERAGE([.D109:.F109])/[.J10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DUSINDB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10:.I11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0]/AVERAGE([.D110:.F110])" office:value-type="string" office:string-value="" calcext:value-type="error">
            <text:p>#DIV/0!</text:p>
          </table:table-cell>
          <table:table-cell table:style-name="ce5" table:formula="of:=(AVERAGE([.D110:.F110])/(AVERAGE([.K110:.M110])+(AVERAGE([.N110:.P110])/2)))" office:value-type="string" office:string-value="" calcext:value-type="error">
            <text:p>#DIV/0!</text:p>
          </table:table-cell>
          <table:table-cell table:style-name="ce5" table:formula="of:=AVERAGE([.D110:.F110])/[.J11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UKRI</text:p>
          </table:table-cell>
          <table:table-cell office:value-type="string" calcext:value-type="string">
            <text:p>CONSUMER SERVICES</text:p>
          </table:table-cell>
          <table:table-cell table:number-columns-repeated="7"/>
          <table:table-cell table:style-name="ce5" table:formula="of:=AVERAGE([.G111:.I11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1]/AVERAGE([.D111:.F111])" office:value-type="string" office:string-value="" calcext:value-type="error">
            <text:p>#DIV/0!</text:p>
          </table:table-cell>
          <table:table-cell table:style-name="ce5" table:formula="of:=(AVERAGE([.D111:.F111])/(AVERAGE([.K111:.M111])+(AVERAGE([.N111:.P111])/2)))" office:value-type="string" office:string-value="" calcext:value-type="error">
            <text:p>#DIV/0!</text:p>
          </table:table-cell>
          <table:table-cell table:style-name="ce5" table:formula="of:=AVERAGE([.D111:.F111])/[.J11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12:.I11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2]/AVERAGE([.D112:.F112])" office:value-type="string" office:string-value="" calcext:value-type="error">
            <text:p>#DIV/0!</text:p>
          </table:table-cell>
          <table:table-cell table:style-name="ce5" table:formula="of:=(AVERAGE([.D112:.F112])/(AVERAGE([.K112:.M112])+(AVERAGE([.N112:.P112])/2)))" office:value-type="string" office:string-value="" calcext:value-type="error">
            <text:p>#DIV/0!</text:p>
          </table:table-cell>
          <table:table-cell table:style-name="ce5" table:formula="of:=AVERAGE([.D112:.F112])/[.J11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SERVICES</text:p>
          </table:table-cell>
          <table:table-cell table:number-columns-repeated="7"/>
          <table:table-cell table:style-name="ce5" table:formula="of:=AVERAGE([.G113:.I11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3]/AVERAGE([.D113:.F113])" office:value-type="string" office:string-value="" calcext:value-type="error">
            <text:p>#DIV/0!</text:p>
          </table:table-cell>
          <table:table-cell table:style-name="ce5" table:formula="of:=(AVERAGE([.D113:.F113])/(AVERAGE([.K113:.M113])+(AVERAGE([.N113:.P113])/2)))" office:value-type="string" office:string-value="" calcext:value-type="error">
            <text:p>#DIV/0!</text:p>
          </table:table-cell>
          <table:table-cell table:style-name="ce5" table:formula="of:=AVERAGE([.D113:.F113])/[.J11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PCALAB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14:.I11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4]/AVERAGE([.D114:.F114])" office:value-type="string" office:string-value="" calcext:value-type="error">
            <text:p>#DIV/0!</text:p>
          </table:table-cell>
          <table:table-cell table:style-name="ce5" table:formula="of:=(AVERAGE([.D114:.F114])/(AVERAGE([.K114:.M114])+(AVERAGE([.N114:.P114])/2)))" office:value-type="string" office:string-value="" calcext:value-type="error">
            <text:p>#DIV/0!</text:p>
          </table:table-cell>
          <table:table-cell table:style-name="ce5" table:formula="of:=AVERAGE([.D114:.F114])/[.J11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SWENERGY</text:p>
          </table:table-cell>
          <table:table-cell office:value-type="string" calcext:value-type="string">
            <text:p>POWER</text:p>
          </table:table-cell>
          <table:table-cell table:number-columns-repeated="7"/>
          <table:table-cell table:style-name="ce5" table:formula="of:=AVERAGE([.G115:.I11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5]/AVERAGE([.D115:.F115])" office:value-type="string" office:string-value="" calcext:value-type="error">
            <text:p>#DIV/0!</text:p>
          </table:table-cell>
          <table:table-cell table:style-name="ce5" table:formula="of:=(AVERAGE([.D115:.F115])/(AVERAGE([.K115:.M115])+(AVERAGE([.N115:.P115])/2)))" office:value-type="string" office:string-value="" calcext:value-type="error">
            <text:p>#DIV/0!</text:p>
          </table:table-cell>
          <table:table-cell table:style-name="ce5" table:formula="of:=AVERAGE([.D115:.F115])/[.J11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SWSTEEL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16:.I11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6]/AVERAGE([.D116:.F116])" office:value-type="string" office:string-value="" calcext:value-type="error">
            <text:p>#DIV/0!</text:p>
          </table:table-cell>
          <table:table-cell table:style-name="ce5" table:formula="of:=(AVERAGE([.D116:.F116])/(AVERAGE([.K116:.M116])+(AVERAGE([.N116:.P116])/2)))" office:value-type="string" office:string-value="" calcext:value-type="error">
            <text:p>#DIV/0!</text:p>
          </table:table-cell>
          <table:table-cell table:style-name="ce5" table:formula="of:=AVERAGE([.D116:.F116])/[.J11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INDALSTEL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17:.I11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7]/AVERAGE([.D117:.F117])" office:value-type="string" office:string-value="" calcext:value-type="error">
            <text:p>#DIV/0!</text:p>
          </table:table-cell>
          <table:table-cell table:style-name="ce5" table:formula="of:=(AVERAGE([.D117:.F117])/(AVERAGE([.K117:.M117])+(AVERAGE([.N117:.P117])/2)))" office:value-type="string" office:string-value="" calcext:value-type="error">
            <text:p>#DIV/0!</text:p>
          </table:table-cell>
          <table:table-cell table:style-name="ce5" table:formula="of:=AVERAGE([.D117:.F117])/[.J11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UBLFOOD</text:p>
          </table:table-cell>
          <table:table-cell office:value-type="string" calcext:value-type="string">
            <text:p>CONSUMER SERVICES</text:p>
          </table:table-cell>
          <table:table-cell table:number-columns-repeated="7"/>
          <table:table-cell table:style-name="ce5" table:formula="of:=AVERAGE([.G118:.I11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8]/AVERAGE([.D118:.F118])" office:value-type="string" office:string-value="" calcext:value-type="error">
            <text:p>#DIV/0!</text:p>
          </table:table-cell>
          <table:table-cell table:style-name="ce5" table:formula="of:=(AVERAGE([.D118:.F118])/(AVERAGE([.K118:.M118])+(AVERAGE([.N118:.P118])/2)))" office:value-type="string" office:string-value="" calcext:value-type="error">
            <text:p>#DIV/0!</text:p>
          </table:table-cell>
          <table:table-cell table:style-name="ce5" table:formula="of:=AVERAGE([.D118:.F118])/[.J11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OTAK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19:.I11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19]/AVERAGE([.D119:.F119])" office:value-type="string" office:string-value="" calcext:value-type="error">
            <text:p>#DIV/0!</text:p>
          </table:table-cell>
          <table:table-cell table:style-name="ce5" table:formula="of:=(AVERAGE([.D119:.F119])/(AVERAGE([.K119:.M119])+(AVERAGE([.N119:.P119])/2)))" office:value-type="string" office:string-value="" calcext:value-type="error">
            <text:p>#DIV/0!</text:p>
          </table:table-cell>
          <table:table-cell table:style-name="ce5" table:formula="of:=AVERAGE([.D119:.F119])/[.J11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&amp;TFH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20:.I12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0]/AVERAGE([.D120:.F120])" office:value-type="string" office:string-value="" calcext:value-type="error">
            <text:p>#DIV/0!</text:p>
          </table:table-cell>
          <table:table-cell table:style-name="ce5" table:formula="of:=(AVERAGE([.D120:.F120])/(AVERAGE([.K120:.M120])+(AVERAGE([.N120:.P120])/2)))" office:value-type="string" office:string-value="" calcext:value-type="error">
            <text:p>#DIV/0!</text:p>
          </table:table-cell>
          <table:table-cell table:style-name="ce5" table:formula="of:=AVERAGE([.D120:.F120])/[.J12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TTS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21:.I12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1]/AVERAGE([.D121:.F121])" office:value-type="string" office:string-value="" calcext:value-type="error">
            <text:p>#DIV/0!</text:p>
          </table:table-cell>
          <table:table-cell table:style-name="ce5" table:formula="of:=(AVERAGE([.D121:.F121])/(AVERAGE([.K121:.M121])+(AVERAGE([.N121:.P121])/2)))" office:value-type="string" office:string-value="" calcext:value-type="error">
            <text:p>#DIV/0!</text:p>
          </table:table-cell>
          <table:table-cell table:style-name="ce5" table:formula="of:=AVERAGE([.D121:.F121])/[.J12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CHSGF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22:.I12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2]/AVERAGE([.D122:.F122])" office:value-type="string" office:string-value="" calcext:value-type="error">
            <text:p>#DIV/0!</text:p>
          </table:table-cell>
          <table:table-cell table:style-name="ce5" table:formula="of:=(AVERAGE([.D122:.F122])/(AVERAGE([.K122:.M122])+(AVERAGE([.N122:.P122])/2)))" office:value-type="string" office:string-value="" calcext:value-type="error">
            <text:p>#DIV/0!</text:p>
          </table:table-cell>
          <table:table-cell table:style-name="ce5" table:formula="of:=AVERAGE([.D122:.F122])/[.J12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TI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23:.I12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3]/AVERAGE([.D123:.F123])" office:value-type="string" office:string-value="" calcext:value-type="error">
            <text:p>#DIV/0!</text:p>
          </table:table-cell>
          <table:table-cell table:style-name="ce5" table:formula="of:=(AVERAGE([.D123:.F123])/(AVERAGE([.K123:.M123])+(AVERAGE([.N123:.P123])/2)))" office:value-type="string" office:string-value="" calcext:value-type="error">
            <text:p>#DIV/0!</text:p>
          </table:table-cell>
          <table:table-cell table:style-name="ce5" table:formula="of:=AVERAGE([.D123:.F123])/[.J12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CONSTRUCTION</text:p>
          </table:table-cell>
          <table:table-cell table:number-columns-repeated="7"/>
          <table:table-cell table:style-name="ce5" table:formula="of:=AVERAGE([.G124:.I12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4]/AVERAGE([.D124:.F124])" office:value-type="string" office:string-value="" calcext:value-type="error">
            <text:p>#DIV/0!</text:p>
          </table:table-cell>
          <table:table-cell table:style-name="ce5" table:formula="of:=(AVERAGE([.D124:.F124])/(AVERAGE([.K124:.M124])+(AVERAGE([.N124:.P124])/2)))" office:value-type="string" office:string-value="" calcext:value-type="error">
            <text:p>#DIV/0!</text:p>
          </table:table-cell>
          <table:table-cell table:style-name="ce5" table:formula="of:=AVERAGE([.D124:.F124])/[.J12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AURUSLABS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25:.I12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5]/AVERAGE([.D125:.F125])" office:value-type="string" office:string-value="" calcext:value-type="error">
            <text:p>#DIV/0!</text:p>
          </table:table-cell>
          <table:table-cell table:style-name="ce5" table:formula="of:=(AVERAGE([.D125:.F125])/(AVERAGE([.K125:.M125])+(AVERAGE([.N125:.P125])/2)))" office:value-type="string" office:string-value="" calcext:value-type="error">
            <text:p>#DIV/0!</text:p>
          </table:table-cell>
          <table:table-cell table:style-name="ce5" table:formula="of:=AVERAGE([.D125:.F125])/[.J12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PIN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26:.I12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6]/AVERAGE([.D126:.F126])" office:value-type="string" office:string-value="" calcext:value-type="error">
            <text:p>#DIV/0!</text:p>
          </table:table-cell>
          <table:table-cell table:style-name="ce5" table:formula="of:=(AVERAGE([.D126:.F126])/(AVERAGE([.K126:.M126])+(AVERAGE([.N126:.P126])/2)))" office:value-type="string" office:string-value="" calcext:value-type="error">
            <text:p>#DIV/0!</text:p>
          </table:table-cell>
          <table:table-cell table:style-name="ce5" table:formula="of:=AVERAGE([.D126:.F126])/[.J12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RF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127:.I12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7]/AVERAGE([.D127:.F127])" office:value-type="string" office:string-value="" calcext:value-type="error">
            <text:p>#DIV/0!</text:p>
          </table:table-cell>
          <table:table-cell table:style-name="ce5" table:formula="of:=(AVERAGE([.D127:.F127])/(AVERAGE([.K127:.M127])+(AVERAGE([.N127:.P127])/2)))" office:value-type="string" office:string-value="" calcext:value-type="error">
            <text:p>#DIV/0!</text:p>
          </table:table-cell>
          <table:table-cell table:style-name="ce5" table:formula="of:=AVERAGE([.D127:.F127])/[.J12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28:.I12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8]/AVERAGE([.D128:.F128])" office:value-type="string" office:string-value="" calcext:value-type="error">
            <text:p>#DIV/0!</text:p>
          </table:table-cell>
          <table:table-cell table:style-name="ce5" table:formula="of:=(AVERAGE([.D128:.F128])/(AVERAGE([.K128:.M128])+(AVERAGE([.N128:.P128])/2)))" office:value-type="string" office:string-value="" calcext:value-type="error">
            <text:p>#DIV/0!</text:p>
          </table:table-cell>
          <table:table-cell table:style-name="ce5" table:formula="of:=AVERAGE([.D128:.F128])/[.J12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&amp;MF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29:.I12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29]/AVERAGE([.D129:.F129])" office:value-type="string" office:string-value="" calcext:value-type="error">
            <text:p>#DIV/0!</text:p>
          </table:table-cell>
          <table:table-cell table:style-name="ce5" table:formula="of:=(AVERAGE([.D129:.F129])/(AVERAGE([.K129:.M129])+(AVERAGE([.N129:.P129])/2)))" office:value-type="string" office:string-value="" calcext:value-type="error">
            <text:p>#DIV/0!</text:p>
          </table:table-cell>
          <table:table-cell table:style-name="ce5" table:formula="of:=AVERAGE([.D129:.F129])/[.J12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&amp;M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130:.I13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0]/AVERAGE([.D130:.F130])" office:value-type="string" office:string-value="" calcext:value-type="error">
            <text:p>#DIV/0!</text:p>
          </table:table-cell>
          <table:table-cell table:style-name="ce5" table:formula="of:=(AVERAGE([.D130:.F130])/(AVERAGE([.K130:.M130])+(AVERAGE([.N130:.P130])/2)))" office:value-type="string" office:string-value="" calcext:value-type="error">
            <text:p>#DIV/0!</text:p>
          </table:table-cell>
          <table:table-cell table:style-name="ce5" table:formula="of:=AVERAGE([.D130:.F130])/[.J1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APPURAM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31:.I13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1]/AVERAGE([.D131:.F131])" office:value-type="string" office:string-value="" calcext:value-type="error">
            <text:p>#DIV/0!</text:p>
          </table:table-cell>
          <table:table-cell table:style-name="ce5" table:formula="of:=(AVERAGE([.D131:.F131])/(AVERAGE([.K131:.M131])+(AVERAGE([.N131:.P131])/2)))" office:value-type="string" office:string-value="" calcext:value-type="error">
            <text:p>#DIV/0!</text:p>
          </table:table-cell>
          <table:table-cell table:style-name="ce5" table:formula="of:=AVERAGE([.D131:.F131])/[.J13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ICO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32:.I13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2]/AVERAGE([.D132:.F132])" office:value-type="string" office:string-value="" calcext:value-type="error">
            <text:p>#DIV/0!</text:p>
          </table:table-cell>
          <table:table-cell table:style-name="ce5" table:formula="of:=(AVERAGE([.D132:.F132])/(AVERAGE([.K132:.M132])+(AVERAGE([.N132:.P132])/2)))" office:value-type="string" office:string-value="" calcext:value-type="error">
            <text:p>#DIV/0!</text:p>
          </table:table-cell>
          <table:table-cell table:style-name="ce5" table:formula="of:=AVERAGE([.D132:.F132])/[.J13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RUTI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133:.I13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3]/AVERAGE([.D133:.F133])" office:value-type="string" office:string-value="" calcext:value-type="error">
            <text:p>#DIV/0!</text:p>
          </table:table-cell>
          <table:table-cell table:style-name="ce5" table:formula="of:=(AVERAGE([.D133:.F133])/(AVERAGE([.K133:.M133])+(AVERAGE([.N133:.P133])/2)))" office:value-type="string" office:string-value="" calcext:value-type="error">
            <text:p>#DIV/0!</text:p>
          </table:table-cell>
          <table:table-cell table:style-name="ce5" table:formula="of:=AVERAGE([.D133:.F133])/[.J13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FSL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34:.I13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4]/AVERAGE([.D134:.F134])" office:value-type="string" office:string-value="" calcext:value-type="error">
            <text:p>#DIV/0!</text:p>
          </table:table-cell>
          <table:table-cell table:style-name="ce5" table:formula="of:=(AVERAGE([.D134:.F134])/(AVERAGE([.K134:.M134])+(AVERAGE([.N134:.P134])/2)))" office:value-type="string" office:string-value="" calcext:value-type="error">
            <text:p>#DIV/0!</text:p>
          </table:table-cell>
          <table:table-cell table:style-name="ce5" table:formula="of:=AVERAGE([.D134:.F134])/[.J13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DTREE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35:.I13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5]/AVERAGE([.D135:.F135])" office:value-type="string" office:string-value="" calcext:value-type="error">
            <text:p>#DIV/0!</text:p>
          </table:table-cell>
          <table:table-cell table:style-name="ce5" table:formula="of:=(AVERAGE([.D135:.F135])/(AVERAGE([.K135:.M135])+(AVERAGE([.N135:.P135])/2)))" office:value-type="string" office:string-value="" calcext:value-type="error">
            <text:p>#DIV/0!</text:p>
          </table:table-cell>
          <table:table-cell table:style-name="ce5" table:formula="of:=AVERAGE([.D135:.F135])/[.J13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PHASIS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36:.I13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6]/AVERAGE([.D136:.F136])" office:value-type="string" office:string-value="" calcext:value-type="error">
            <text:p>#DIV/0!</text:p>
          </table:table-cell>
          <table:table-cell table:style-name="ce5" table:formula="of:=(AVERAGE([.D136:.F136])/(AVERAGE([.K136:.M136])+(AVERAGE([.N136:.P136])/2)))" office:value-type="string" office:string-value="" calcext:value-type="error">
            <text:p>#DIV/0!</text:p>
          </table:table-cell>
          <table:table-cell table:style-name="ce5" table:formula="of:=AVERAGE([.D136:.F136])/[.J13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THOOTF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37:.I13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7]/AVERAGE([.D137:.F137])" office:value-type="string" office:string-value="" calcext:value-type="error">
            <text:p>#DIV/0!</text:p>
          </table:table-cell>
          <table:table-cell table:style-name="ce5" table:formula="of:=(AVERAGE([.D137:.F137])/(AVERAGE([.K137:.M137])+(AVERAGE([.N137:.P137])/2)))" office:value-type="string" office:string-value="" calcext:value-type="error">
            <text:p>#DIV/0!</text:p>
          </table:table-cell>
          <table:table-cell table:style-name="ce5" table:formula="of:=AVERAGE([.D137:.F137])/[.J13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TCOPHARM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38:.I13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8]/AVERAGE([.D138:.F138])" office:value-type="string" office:string-value="" calcext:value-type="error">
            <text:p>#DIV/0!</text:p>
          </table:table-cell>
          <table:table-cell table:style-name="ce5" table:formula="of:=(AVERAGE([.D138:.F138])/(AVERAGE([.K138:.M138])+(AVERAGE([.N138:.P138])/2)))" office:value-type="string" office:string-value="" calcext:value-type="error">
            <text:p>#DIV/0!</text:p>
          </table:table-cell>
          <table:table-cell table:style-name="ce5" table:formula="of:=AVERAGE([.D138:.F138])/[.J13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MDC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39:.I13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39]/AVERAGE([.D139:.F139])" office:value-type="string" office:string-value="" calcext:value-type="error">
            <text:p>#DIV/0!</text:p>
          </table:table-cell>
          <table:table-cell table:style-name="ce5" table:formula="of:=(AVERAGE([.D139:.F139])/(AVERAGE([.K139:.M139])+(AVERAGE([.N139:.P139])/2)))" office:value-type="string" office:string-value="" calcext:value-type="error">
            <text:p>#DIV/0!</text:p>
          </table:table-cell>
          <table:table-cell table:style-name="ce5" table:formula="of:=AVERAGE([.D139:.F139])/[.J13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TPC</text:p>
          </table:table-cell>
          <table:table-cell office:value-type="string" calcext:value-type="string">
            <text:p>POWER</text:p>
          </table:table-cell>
          <table:table-cell table:number-columns-repeated="7"/>
          <table:table-cell table:style-name="ce5" table:formula="of:=AVERAGE([.G140:.I14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0]/AVERAGE([.D140:.F140])" office:value-type="string" office:string-value="" calcext:value-type="error">
            <text:p>#DIV/0!</text:p>
          </table:table-cell>
          <table:table-cell table:style-name="ce5" table:formula="of:=(AVERAGE([.D140:.F140])/(AVERAGE([.K140:.M140])+(AVERAGE([.N140:.P140])/2)))" office:value-type="string" office:string-value="" calcext:value-type="error">
            <text:p>#DIV/0!</text:p>
          </table:table-cell>
          <table:table-cell table:style-name="ce5" table:formula="of:=AVERAGE([.D140:.F140])/[.J14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VINFLUOR</text:p>
          </table:table-cell>
          <table:table-cell office:value-type="string" calcext:value-type="string">
            <text:p>CHEMICALS</text:p>
          </table:table-cell>
          <table:table-cell table:number-columns-repeated="7"/>
          <table:table-cell table:style-name="ce5" table:formula="of:=AVERAGE([.G141:.I14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1]/AVERAGE([.D141:.F141])" office:value-type="string" office:string-value="" calcext:value-type="error">
            <text:p>#DIV/0!</text:p>
          </table:table-cell>
          <table:table-cell table:style-name="ce5" table:formula="of:=(AVERAGE([.D141:.F141])/(AVERAGE([.K141:.M141])+(AVERAGE([.N141:.P141])/2)))" office:value-type="string" office:string-value="" calcext:value-type="error">
            <text:p>#DIV/0!</text:p>
          </table:table-cell>
          <table:table-cell table:style-name="ce5" table:formula="of:=AVERAGE([.D141:.F141])/[.J14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STLEIND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42:.I14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2]/AVERAGE([.D142:.F142])" office:value-type="string" office:string-value="" calcext:value-type="error">
            <text:p>#DIV/0!</text:p>
          </table:table-cell>
          <table:table-cell table:style-name="ce5" table:formula="of:=(AVERAGE([.D142:.F142])/(AVERAGE([.K142:.M142])+(AVERAGE([.N142:.P142])/2)))" office:value-type="string" office:string-value="" calcext:value-type="error">
            <text:p>#DIV/0!</text:p>
          </table:table-cell>
          <table:table-cell table:style-name="ce5" table:formula="of:=AVERAGE([.D142:.F142])/[.J14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M-INDIA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43:.I14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3]/AVERAGE([.D143:.F143])" office:value-type="string" office:string-value="" calcext:value-type="error">
            <text:p>#DIV/0!</text:p>
          </table:table-cell>
          <table:table-cell table:style-name="ce5" table:formula="of:=(AVERAGE([.D143:.F143])/(AVERAGE([.K143:.M143])+(AVERAGE([.N143:.P143])/2)))" office:value-type="string" office:string-value="" calcext:value-type="error">
            <text:p>#DIV/0!</text:p>
          </table:table-cell>
          <table:table-cell table:style-name="ce5" table:formula="of:=AVERAGE([.D143:.F143])/[.J14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EROIRLTY</text:p>
          </table:table-cell>
          <table:table-cell office:value-type="string" calcext:value-type="string">
            <text:p>CONSTRUCTION</text:p>
          </table:table-cell>
          <table:table-cell table:number-columns-repeated="7"/>
          <table:table-cell table:style-name="ce5" table:formula="of:=AVERAGE([.G144:.I14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4]/AVERAGE([.D144:.F144])" office:value-type="string" office:string-value="" calcext:value-type="error">
            <text:p>#DIV/0!</text:p>
          </table:table-cell>
          <table:table-cell table:style-name="ce5" table:formula="of:=(AVERAGE([.D144:.F144])/(AVERAGE([.K144:.M144])+(AVERAGE([.N144:.P144])/2)))" office:value-type="string" office:string-value="" calcext:value-type="error">
            <text:p>#DIV/0!</text:p>
          </table:table-cell>
          <table:table-cell table:style-name="ce5" table:formula="of:=AVERAGE([.D144:.F144])/[.J14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NGC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45:.I14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5]/AVERAGE([.D145:.F145])" office:value-type="string" office:string-value="" calcext:value-type="error">
            <text:p>#DIV/0!</text:p>
          </table:table-cell>
          <table:table-cell table:style-name="ce5" table:formula="of:=(AVERAGE([.D145:.F145])/(AVERAGE([.K145:.M145])+(AVERAGE([.N145:.P145])/2)))" office:value-type="string" office:string-value="" calcext:value-type="error">
            <text:p>#DIV/0!</text:p>
          </table:table-cell>
          <table:table-cell table:style-name="ce5" table:formula="of:=AVERAGE([.D145:.F145])/[.J14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46:.I14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6]/AVERAGE([.D146:.F146])" office:value-type="string" office:string-value="" calcext:value-type="error">
            <text:p>#DIV/0!</text:p>
          </table:table-cell>
          <table:table-cell table:style-name="ce5" table:formula="of:=(AVERAGE([.D146:.F146])/(AVERAGE([.K146:.M146])+(AVERAGE([.N146:.P146])/2)))" office:value-type="string" office:string-value="" calcext:value-type="error">
            <text:p>#DIV/0!</text:p>
          </table:table-cell>
          <table:table-cell table:style-name="ce5" table:formula="of:=AVERAGE([.D146:.F146])/[.J14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IND</text:p>
          </table:table-cell>
          <table:table-cell office:value-type="string" calcext:value-type="string">
            <text:p>FERTILISERS &amp; PESTICIDES</text:p>
          </table:table-cell>
          <table:table-cell table:number-columns-repeated="7"/>
          <table:table-cell table:style-name="ce5" table:formula="of:=AVERAGE([.G147:.I14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7]/AVERAGE([.D147:.F147])" office:value-type="string" office:string-value="" calcext:value-type="error">
            <text:p>#DIV/0!</text:p>
          </table:table-cell>
          <table:table-cell table:style-name="ce5" table:formula="of:=(AVERAGE([.D147:.F147])/(AVERAGE([.K147:.M147])+(AVERAGE([.N147:.P147])/2)))" office:value-type="string" office:string-value="" calcext:value-type="error">
            <text:p>#DIV/0!</text:p>
          </table:table-cell>
          <table:table-cell table:style-name="ce5" table:formula="of:=AVERAGE([.D147:.F147])/[.J14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GEIND</text:p>
          </table:table-cell>
          <table:table-cell office:value-type="string" calcext:value-type="string">
            <text:p>TEXTILES</text:p>
          </table:table-cell>
          <table:table-cell table:number-columns-repeated="7"/>
          <table:table-cell table:style-name="ce5" table:formula="of:=AVERAGE([.G148:.I14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8]/AVERAGE([.D148:.F148])" office:value-type="string" office:string-value="" calcext:value-type="error">
            <text:p>#DIV/0!</text:p>
          </table:table-cell>
          <table:table-cell table:style-name="ce5" table:formula="of:=(AVERAGE([.D148:.F148])/(AVERAGE([.K148:.M148])+(AVERAGE([.N148:.P148])/2)))" office:value-type="string" office:string-value="" calcext:value-type="error">
            <text:p>#DIV/0!</text:p>
          </table:table-cell>
          <table:table-cell table:style-name="ce5" table:formula="of:=AVERAGE([.D148:.F148])/[.J14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TRONET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49:.I14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49]/AVERAGE([.D149:.F149])" office:value-type="string" office:string-value="" calcext:value-type="error">
            <text:p>#DIV/0!</text:p>
          </table:table-cell>
          <table:table-cell table:style-name="ce5" table:formula="of:=(AVERAGE([.D149:.F149])/(AVERAGE([.K149:.M149])+(AVERAGE([.N149:.P149])/2)))" office:value-type="string" office:string-value="" calcext:value-type="error">
            <text:p>#DIV/0!</text:p>
          </table:table-cell>
          <table:table-cell table:style-name="ce5" table:formula="of:=AVERAGE([.D149:.F149])/[.J14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FIZER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50:.I15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0]/AVERAGE([.D150:.F150])" office:value-type="string" office:string-value="" calcext:value-type="error">
            <text:p>#DIV/0!</text:p>
          </table:table-cell>
          <table:table-cell table:style-name="ce5" table:formula="of:=(AVERAGE([.D150:.F150])/(AVERAGE([.K150:.M150])+(AVERAGE([.N150:.P150])/2)))" office:value-type="string" office:string-value="" calcext:value-type="error">
            <text:p>#DIV/0!</text:p>
          </table:table-cell>
          <table:table-cell table:style-name="ce5" table:formula="of:=AVERAGE([.D150:.F150])/[.J15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DILITIND</text:p>
          </table:table-cell>
          <table:table-cell office:value-type="string" calcext:value-type="string">
            <text:p>CHEMICALS</text:p>
          </table:table-cell>
          <table:table-cell table:number-columns-repeated="7"/>
          <table:table-cell table:style-name="ce5" table:formula="of:=AVERAGE([.G151:.I15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1]/AVERAGE([.D151:.F151])" office:value-type="string" office:string-value="" calcext:value-type="error">
            <text:p>#DIV/0!</text:p>
          </table:table-cell>
          <table:table-cell table:style-name="ce5" table:formula="of:=(AVERAGE([.D151:.F151])/(AVERAGE([.K151:.M151])+(AVERAGE([.N151:.P151])/2)))" office:value-type="string" office:string-value="" calcext:value-type="error">
            <text:p>#DIV/0!</text:p>
          </table:table-cell>
          <table:table-cell table:style-name="ce5" table:formula="of:=AVERAGE([.D151:.F151])/[.J15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L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52:.I15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2]/AVERAGE([.D152:.F152])" office:value-type="string" office:string-value="" calcext:value-type="error">
            <text:p>#DIV/0!</text:p>
          </table:table-cell>
          <table:table-cell table:style-name="ce5" table:formula="of:=(AVERAGE([.D152:.F152])/(AVERAGE([.K152:.M152])+(AVERAGE([.N152:.P152])/2)))" office:value-type="string" office:string-value="" calcext:value-type="error">
            <text:p>#DIV/0!</text:p>
          </table:table-cell>
          <table:table-cell table:style-name="ce5" table:formula="of:=AVERAGE([.D152:.F152])/[.J15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LYCAB</text:p>
          </table:table-cell>
          <table:table-cell office:value-type="string" calcext:value-type="string">
            <text:p>INDUSTRIAL MANUFACTURING</text:p>
          </table:table-cell>
          <table:table-cell table:number-columns-repeated="7"/>
          <table:table-cell table:style-name="ce5" table:formula="of:=AVERAGE([.G153:.I15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3]/AVERAGE([.D153:.F153])" office:value-type="string" office:string-value="" calcext:value-type="error">
            <text:p>#DIV/0!</text:p>
          </table:table-cell>
          <table:table-cell table:style-name="ce5" table:formula="of:=(AVERAGE([.D153:.F153])/(AVERAGE([.K153:.M153])+(AVERAGE([.N153:.P153])/2)))" office:value-type="string" office:string-value="" calcext:value-type="error">
            <text:p>#DIV/0!</text:p>
          </table:table-cell>
          <table:table-cell table:style-name="ce5" table:formula="of:=AVERAGE([.D153:.F153])/[.J15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FC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54:.I15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4]/AVERAGE([.D154:.F154])" office:value-type="string" office:string-value="" calcext:value-type="error">
            <text:p>#DIV/0!</text:p>
          </table:table-cell>
          <table:table-cell table:style-name="ce5" table:formula="of:=(AVERAGE([.D154:.F154])/(AVERAGE([.K154:.M154])+(AVERAGE([.N154:.P154])/2)))" office:value-type="string" office:string-value="" calcext:value-type="error">
            <text:p>#DIV/0!</text:p>
          </table:table-cell>
          <table:table-cell table:style-name="ce5" table:formula="of:=AVERAGE([.D154:.F154])/[.J15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string" calcext:value-type="string">
            <text:p>POWER</text:p>
          </table:table-cell>
          <table:table-cell table:number-columns-repeated="7"/>
          <table:table-cell table:style-name="ce5" table:formula="of:=AVERAGE([.G155:.I15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5]/AVERAGE([.D155:.F155])" office:value-type="string" office:string-value="" calcext:value-type="error">
            <text:p>#DIV/0!</text:p>
          </table:table-cell>
          <table:table-cell table:style-name="ce5" table:formula="of:=(AVERAGE([.D155:.F155])/(AVERAGE([.K155:.M155])+(AVERAGE([.N155:.P155])/2)))" office:value-type="string" office:string-value="" calcext:value-type="error">
            <text:p>#DIV/0!</text:p>
          </table:table-cell>
          <table:table-cell table:style-name="ce5" table:formula="of:=AVERAGE([.D155:.F155])/[.J15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CONSTRUCTION</text:p>
          </table:table-cell>
          <table:table-cell table:number-columns-repeated="7"/>
          <table:table-cell table:style-name="ce5" table:formula="of:=AVERAGE([.G156:.I15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6]/AVERAGE([.D156:.F156])" office:value-type="string" office:string-value="" calcext:value-type="error">
            <text:p>#DIV/0!</text:p>
          </table:table-cell>
          <table:table-cell table:style-name="ce5" table:formula="of:=(AVERAGE([.D156:.F156])/(AVERAGE([.K156:.M156])+(AVERAGE([.N156:.P156])/2)))" office:value-type="string" office:string-value="" calcext:value-type="error">
            <text:p>#DIV/0!</text:p>
          </table:table-cell>
          <table:table-cell table:style-name="ce5" table:formula="of:=AVERAGE([.D156:.F156])/[.J15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GHH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57:.I15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7]/AVERAGE([.D157:.F157])" office:value-type="string" office:string-value="" calcext:value-type="error">
            <text:p>#DIV/0!</text:p>
          </table:table-cell>
          <table:table-cell table:style-name="ce5" table:formula="of:=(AVERAGE([.D157:.F157])/(AVERAGE([.K157:.M157])+(AVERAGE([.N157:.P157])/2)))" office:value-type="string" office:string-value="" calcext:value-type="error">
            <text:p>#DIV/0!</text:p>
          </table:table-cell>
          <table:table-cell table:style-name="ce5" table:formula="of:=AVERAGE([.D157:.F157])/[.J15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NB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58:.I15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8]/AVERAGE([.D158:.F158])" office:value-type="string" office:string-value="" calcext:value-type="error">
            <text:p>#DIV/0!</text:p>
          </table:table-cell>
          <table:table-cell table:style-name="ce5" table:formula="of:=(AVERAGE([.D158:.F158])/(AVERAGE([.K158:.M158])+(AVERAGE([.N158:.P158])/2)))" office:value-type="string" office:string-value="" calcext:value-type="error">
            <text:p>#DIV/0!</text:p>
          </table:table-cell>
          <table:table-cell table:style-name="ce5" table:formula="of:=AVERAGE([.D158:.F158])/[.J15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BL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59:.I15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59]/AVERAGE([.D159:.F159])" office:value-type="string" office:string-value="" calcext:value-type="error">
            <text:p>#DIV/0!</text:p>
          </table:table-cell>
          <table:table-cell table:style-name="ce5" table:formula="of:=(AVERAGE([.D159:.F159])/(AVERAGE([.K159:.M159])+(AVERAGE([.N159:.P159])/2)))" office:value-type="string" office:string-value="" calcext:value-type="error">
            <text:p>#DIV/0!</text:p>
          </table:table-cell>
          <table:table-cell table:style-name="ce5" table:formula="of:=AVERAGE([.D159:.F159])/[.J15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CLTD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60:.I16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0]/AVERAGE([.D160:.F160])" office:value-type="string" office:string-value="" calcext:value-type="error">
            <text:p>#DIV/0!</text:p>
          </table:table-cell>
          <table:table-cell table:style-name="ce5" table:formula="of:=(AVERAGE([.D160:.F160])/(AVERAGE([.K160:.M160])+(AVERAGE([.N160:.P160])/2)))" office:value-type="string" office:string-value="" calcext:value-type="error">
            <text:p>#DIV/0!</text:p>
          </table:table-cell>
          <table:table-cell table:style-name="ce5" table:formula="of:=AVERAGE([.D160:.F160])/[.J16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LIANCE</text:p>
          </table:table-cell>
          <table:table-cell office:value-type="string" calcext:value-type="string">
            <text:p>OIL &amp; GAS</text:p>
          </table:table-cell>
          <table:table-cell table:number-columns-repeated="7"/>
          <table:table-cell table:style-name="ce5" table:formula="of:=AVERAGE([.G161:.I16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1]/AVERAGE([.D161:.F161])" office:value-type="string" office:string-value="" calcext:value-type="error">
            <text:p>#DIV/0!</text:p>
          </table:table-cell>
          <table:table-cell table:style-name="ce5" table:formula="of:=(AVERAGE([.D161:.F161])/(AVERAGE([.K161:.M161])+(AVERAGE([.N161:.P161])/2)))" office:value-type="string" office:string-value="" calcext:value-type="error">
            <text:p>#DIV/0!</text:p>
          </table:table-cell>
          <table:table-cell table:style-name="ce5" table:formula="of:=AVERAGE([.D161:.F161])/[.J16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BICARD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62:.I16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2]/AVERAGE([.D162:.F162])" office:value-type="string" office:string-value="" calcext:value-type="error">
            <text:p>#DIV/0!</text:p>
          </table:table-cell>
          <table:table-cell table:style-name="ce5" table:formula="of:=(AVERAGE([.D162:.F162])/(AVERAGE([.K162:.M162])+(AVERAGE([.N162:.P162])/2)))" office:value-type="string" office:string-value="" calcext:value-type="error">
            <text:p>#DIV/0!</text:p>
          </table:table-cell>
          <table:table-cell table:style-name="ce5" table:formula="of:=AVERAGE([.D162:.F162])/[.J16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BILIFE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63:.I16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3]/AVERAGE([.D163:.F163])" office:value-type="string" office:string-value="" calcext:value-type="error">
            <text:p>#DIV/0!</text:p>
          </table:table-cell>
          <table:table-cell table:style-name="ce5" table:formula="of:=(AVERAGE([.D163:.F163])/(AVERAGE([.K163:.M163])+(AVERAGE([.N163:.P163])/2)))" office:value-type="string" office:string-value="" calcext:value-type="error">
            <text:p>#DIV/0!</text:p>
          </table:table-cell>
          <table:table-cell table:style-name="ce5" table:formula="of:=AVERAGE([.D163:.F163])/[.J16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RF</text:p>
          </table:table-cell>
          <table:table-cell office:value-type="string" calcext:value-type="string">
            <text:p>CHEMICALS</text:p>
          </table:table-cell>
          <table:table-cell table:number-columns-repeated="7"/>
          <table:table-cell table:style-name="ce5" table:formula="of:=AVERAGE([.G164:.I16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4]/AVERAGE([.D164:.F164])" office:value-type="string" office:string-value="" calcext:value-type="error">
            <text:p>#DIV/0!</text:p>
          </table:table-cell>
          <table:table-cell table:style-name="ce5" table:formula="of:=(AVERAGE([.D164:.F164])/(AVERAGE([.K164:.M164])+(AVERAGE([.N164:.P164])/2)))" office:value-type="string" office:string-value="" calcext:value-type="error">
            <text:p>#DIV/0!</text:p>
          </table:table-cell>
          <table:table-cell table:style-name="ce5" table:formula="of:=AVERAGE([.D164:.F164])/[.J16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NOFI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65:.I16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5]/AVERAGE([.D165:.F165])" office:value-type="string" office:string-value="" calcext:value-type="error">
            <text:p>#DIV/0!</text:p>
          </table:table-cell>
          <table:table-cell table:style-name="ce5" table:formula="of:=(AVERAGE([.D165:.F165])/(AVERAGE([.K165:.M165])+(AVERAGE([.N165:.P165])/2)))" office:value-type="string" office:string-value="" calcext:value-type="error">
            <text:p>#DIV/0!</text:p>
          </table:table-cell>
          <table:table-cell table:style-name="ce5" table:formula="of:=AVERAGE([.D165:.F165])/[.J16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REECEM</text:p>
          </table:table-cell>
          <table:table-cell office:value-type="string" calcext:value-type="string">
            <text:p>CEMENT &amp; CEMENT PRODUCTS</text:p>
          </table:table-cell>
          <table:table-cell table:number-columns-repeated="7"/>
          <table:table-cell table:style-name="ce5" table:formula="of:=AVERAGE([.G166:.I16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6]/AVERAGE([.D166:.F166])" office:value-type="string" office:string-value="" calcext:value-type="error">
            <text:p>#DIV/0!</text:p>
          </table:table-cell>
          <table:table-cell table:style-name="ce5" table:formula="of:=(AVERAGE([.D166:.F166])/(AVERAGE([.K166:.M166])+(AVERAGE([.N166:.P166])/2)))" office:value-type="string" office:string-value="" calcext:value-type="error">
            <text:p>#DIV/0!</text:p>
          </table:table-cell>
          <table:table-cell table:style-name="ce5" table:formula="of:=AVERAGE([.D166:.F166])/[.J16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RTRANSF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67:.I16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7]/AVERAGE([.D167:.F167])" office:value-type="string" office:string-value="" calcext:value-type="error">
            <text:p>#DIV/0!</text:p>
          </table:table-cell>
          <table:table-cell table:style-name="ce5" table:formula="of:=(AVERAGE([.D167:.F167])/(AVERAGE([.K167:.M167])+(AVERAGE([.N167:.P167])/2)))" office:value-type="string" office:string-value="" calcext:value-type="error">
            <text:p>#DIV/0!</text:p>
          </table:table-cell>
          <table:table-cell table:style-name="ce5" table:formula="of:=AVERAGE([.D167:.F167])/[.J16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INDUSTRIAL MANUFACTURING</text:p>
          </table:table-cell>
          <table:table-cell table:number-columns-repeated="7"/>
          <table:table-cell table:style-name="ce5" table:formula="of:=AVERAGE([.G168:.I16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8]/AVERAGE([.D168:.F168])" office:value-type="string" office:string-value="" calcext:value-type="error">
            <text:p>#DIV/0!</text:p>
          </table:table-cell>
          <table:table-cell table:style-name="ce5" table:formula="of:=(AVERAGE([.D168:.F168])/(AVERAGE([.K168:.M168])+(AVERAGE([.N168:.P168])/2)))" office:value-type="string" office:string-value="" calcext:value-type="error">
            <text:p>#DIV/0!</text:p>
          </table:table-cell>
          <table:table-cell table:style-name="ce5" table:formula="of:=AVERAGE([.D168:.F168])/[.J16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BIN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69:.I16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69]/AVERAGE([.D169:.F169])" office:value-type="string" office:string-value="" calcext:value-type="error">
            <text:p>#DIV/0!</text:p>
          </table:table-cell>
          <table:table-cell table:style-name="ce5" table:formula="of:=(AVERAGE([.D169:.F169])/(AVERAGE([.K169:.M169])+(AVERAGE([.N169:.P169])/2)))" office:value-type="string" office:string-value="" calcext:value-type="error">
            <text:p>#DIV/0!</text:p>
          </table:table-cell>
          <table:table-cell table:style-name="ce5" table:formula="of:=AVERAGE([.D169:.F169])/[.J16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IL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70:.I17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0]/AVERAGE([.D170:.F170])" office:value-type="string" office:string-value="" calcext:value-type="error">
            <text:p>#DIV/0!</text:p>
          </table:table-cell>
          <table:table-cell table:style-name="ce5" table:formula="of:=(AVERAGE([.D170:.F170])/(AVERAGE([.K170:.M170])+(AVERAGE([.N170:.P170])/2)))" office:value-type="string" office:string-value="" calcext:value-type="error">
            <text:p>#DIV/0!</text:p>
          </table:table-cell>
          <table:table-cell table:style-name="ce5" table:formula="of:=AVERAGE([.D170:.F170])/[.J17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NPHARMA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71:.I17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1]/AVERAGE([.D171:.F171])" office:value-type="string" office:string-value="" calcext:value-type="error">
            <text:p>#DIV/0!</text:p>
          </table:table-cell>
          <table:table-cell table:style-name="ce5" table:formula="of:=(AVERAGE([.D171:.F171])/(AVERAGE([.K171:.M171])+(AVERAGE([.N171:.P171])/2)))" office:value-type="string" office:string-value="" calcext:value-type="error">
            <text:p>#DIV/0!</text:p>
          </table:table-cell>
          <table:table-cell table:style-name="ce5" table:formula="of:=AVERAGE([.D171:.F171])/[.J17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NTV</text:p>
          </table:table-cell>
          <table:table-cell office:value-type="string" calcext:value-type="string">
            <text:p>MEDIA ENTERTAINMENT &amp; PUBLICATION</text:p>
          </table:table-cell>
          <table:table-cell table:number-columns-repeated="7"/>
          <table:table-cell table:style-name="ce5" table:formula="of:=AVERAGE([.G172:.I17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2]/AVERAGE([.D172:.F172])" office:value-type="string" office:string-value="" calcext:value-type="error">
            <text:p>#DIV/0!</text:p>
          </table:table-cell>
          <table:table-cell table:style-name="ce5" table:formula="of:=(AVERAGE([.D172:.F172])/(AVERAGE([.K172:.M172])+(AVERAGE([.N172:.P172])/2)))" office:value-type="string" office:string-value="" calcext:value-type="error">
            <text:p>#DIV/0!</text:p>
          </table:table-cell>
          <table:table-cell table:style-name="ce5" table:formula="of:=AVERAGE([.D172:.F172])/[.J17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YNGENE</text:p>
          </table:table-cell>
          <table:table-cell office:value-type="string" calcext:value-type="string">
            <text:p>HEALTHCARE SERVICES</text:p>
          </table:table-cell>
          <table:table-cell table:number-columns-repeated="7"/>
          <table:table-cell table:style-name="ce5" table:formula="of:=AVERAGE([.G173:.I17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3]/AVERAGE([.D173:.F173])" office:value-type="string" office:string-value="" calcext:value-type="error">
            <text:p>#DIV/0!</text:p>
          </table:table-cell>
          <table:table-cell table:style-name="ce5" table:formula="of:=(AVERAGE([.D173:.F173])/(AVERAGE([.K173:.M173])+(AVERAGE([.N173:.P173])/2)))" office:value-type="string" office:string-value="" calcext:value-type="error">
            <text:p>#DIV/0!</text:p>
          </table:table-cell>
          <table:table-cell table:style-name="ce5" table:formula="of:=AVERAGE([.D173:.F173])/[.J17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VSMOTOR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174:.I17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4]/AVERAGE([.D174:.F174])" office:value-type="string" office:string-value="" calcext:value-type="error">
            <text:p>#DIV/0!</text:p>
          </table:table-cell>
          <table:table-cell table:style-name="ce5" table:formula="of:=(AVERAGE([.D174:.F174])/(AVERAGE([.K174:.M174])+(AVERAGE([.N174:.P174])/2)))" office:value-type="string" office:string-value="" calcext:value-type="error">
            <text:p>#DIV/0!</text:p>
          </table:table-cell>
          <table:table-cell table:style-name="ce5" table:formula="of:=AVERAGE([.D174:.F174])/[.J17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CHEM</text:p>
          </table:table-cell>
          <table:table-cell office:value-type="string" calcext:value-type="string">
            <text:p>CHEMICALS</text:p>
          </table:table-cell>
          <table:table-cell table:number-columns-repeated="7"/>
          <table:table-cell table:style-name="ce5" table:formula="of:=AVERAGE([.G175:.I17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5]/AVERAGE([.D175:.F175])" office:value-type="string" office:string-value="" calcext:value-type="error">
            <text:p>#DIV/0!</text:p>
          </table:table-cell>
          <table:table-cell table:style-name="ce5" table:formula="of:=(AVERAGE([.D175:.F175])/(AVERAGE([.K175:.M175])+(AVERAGE([.N175:.P175])/2)))" office:value-type="string" office:string-value="" calcext:value-type="error">
            <text:p>#DIV/0!</text:p>
          </table:table-cell>
          <table:table-cell table:style-name="ce5" table:formula="of:=AVERAGE([.D175:.F175])/[.J17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76:.I17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6]/AVERAGE([.D176:.F176])" office:value-type="string" office:string-value="" calcext:value-type="error">
            <text:p>#DIV/0!</text:p>
          </table:table-cell>
          <table:table-cell table:style-name="ce5" table:formula="of:=(AVERAGE([.D176:.F176])/(AVERAGE([.K176:.M176])+(AVERAGE([.N176:.P176])/2)))" office:value-type="string" office:string-value="" calcext:value-type="error">
            <text:p>#DIV/0!</text:p>
          </table:table-cell>
          <table:table-cell table:style-name="ce5" table:formula="of:=AVERAGE([.D176:.F176])/[.J17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CONSUM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77:.I17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7]/AVERAGE([.D177:.F177])" office:value-type="string" office:string-value="" calcext:value-type="error">
            <text:p>#DIV/0!</text:p>
          </table:table-cell>
          <table:table-cell table:style-name="ce5" table:formula="of:=(AVERAGE([.D177:.F177])/(AVERAGE([.K177:.M177])+(AVERAGE([.N177:.P177])/2)))" office:value-type="string" office:string-value="" calcext:value-type="error">
            <text:p>#DIV/0!</text:p>
          </table:table-cell>
          <table:table-cell table:style-name="ce5" table:formula="of:=AVERAGE([.D177:.F177])/[.J17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ELXSI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78:.I17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8]/AVERAGE([.D178:.F178])" office:value-type="string" office:string-value="" calcext:value-type="error">
            <text:p>#DIV/0!</text:p>
          </table:table-cell>
          <table:table-cell table:style-name="ce5" table:formula="of:=(AVERAGE([.D178:.F178])/(AVERAGE([.K178:.M178])+(AVERAGE([.N178:.P178])/2)))" office:value-type="string" office:string-value="" calcext:value-type="error">
            <text:p>#DIV/0!</text:p>
          </table:table-cell>
          <table:table-cell table:style-name="ce5" table:formula="of:=AVERAGE([.D178:.F178])/[.J17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MOTORS</text:p>
          </table:table-cell>
          <table:table-cell office:value-type="string" calcext:value-type="string">
            <text:p>AUTOMOBILE</text:p>
          </table:table-cell>
          <table:table-cell table:number-columns-repeated="7"/>
          <table:table-cell table:style-name="ce5" table:formula="of:=AVERAGE([.G179:.I17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79]/AVERAGE([.D179:.F179])" office:value-type="string" office:string-value="" calcext:value-type="error">
            <text:p>#DIV/0!</text:p>
          </table:table-cell>
          <table:table-cell table:style-name="ce5" table:formula="of:=(AVERAGE([.D179:.F179])/(AVERAGE([.K179:.M179])+(AVERAGE([.N179:.P179])/2)))" office:value-type="string" office:string-value="" calcext:value-type="error">
            <text:p>#DIV/0!</text:p>
          </table:table-cell>
          <table:table-cell table:style-name="ce5" table:formula="of:=AVERAGE([.D179:.F179])/[.J17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POWER</text:p>
          </table:table-cell>
          <table:table-cell office:value-type="string" calcext:value-type="string">
            <text:p>POWER</text:p>
          </table:table-cell>
          <table:table-cell table:number-columns-repeated="7"/>
          <table:table-cell table:style-name="ce5" table:formula="of:=AVERAGE([.G180:.I18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0]/AVERAGE([.D180:.F180])" office:value-type="string" office:string-value="" calcext:value-type="error">
            <text:p>#DIV/0!</text:p>
          </table:table-cell>
          <table:table-cell table:style-name="ce5" table:formula="of:=(AVERAGE([.D180:.F180])/(AVERAGE([.K180:.M180])+(AVERAGE([.N180:.P180])/2)))" office:value-type="string" office:string-value="" calcext:value-type="error">
            <text:p>#DIV/0!</text:p>
          </table:table-cell>
          <table:table-cell table:style-name="ce5" table:formula="of:=AVERAGE([.D180:.F180])/[.J18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TASTEEL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81:.I18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1]/AVERAGE([.D181:.F181])" office:value-type="string" office:string-value="" calcext:value-type="error">
            <text:p>#DIV/0!</text:p>
          </table:table-cell>
          <table:table-cell table:style-name="ce5" table:formula="of:=(AVERAGE([.D181:.F181])/(AVERAGE([.K181:.M181])+(AVERAGE([.N181:.P181])/2)))" office:value-type="string" office:string-value="" calcext:value-type="error">
            <text:p>#DIV/0!</text:p>
          </table:table-cell>
          <table:table-cell table:style-name="ce5" table:formula="of:=AVERAGE([.D181:.F181])/[.J18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CHM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82:.I18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2]/AVERAGE([.D182:.F182])" office:value-type="string" office:string-value="" calcext:value-type="error">
            <text:p>#DIV/0!</text:p>
          </table:table-cell>
          <table:table-cell table:style-name="ce5" table:formula="of:=(AVERAGE([.D182:.F182])/(AVERAGE([.K182:.M182])+(AVERAGE([.N182:.P182])/2)))" office:value-type="string" office:string-value="" calcext:value-type="error">
            <text:p>#DIV/0!</text:p>
          </table:table-cell>
          <table:table-cell table:style-name="ce5" table:formula="of:=AVERAGE([.D182:.F182])/[.J18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MCOCEM</text:p>
          </table:table-cell>
          <table:table-cell office:value-type="string" calcext:value-type="string">
            <text:p>CEMENT &amp; CEMENT PRODUCTS</text:p>
          </table:table-cell>
          <table:table-cell table:number-columns-repeated="7"/>
          <table:table-cell table:style-name="ce5" table:formula="of:=AVERAGE([.G183:.I18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3]/AVERAGE([.D183:.F183])" office:value-type="string" office:string-value="" calcext:value-type="error">
            <text:p>#DIV/0!</text:p>
          </table:table-cell>
          <table:table-cell table:style-name="ce5" table:formula="of:=(AVERAGE([.D183:.F183])/(AVERAGE([.K183:.M183])+(AVERAGE([.N183:.P183])/2)))" office:value-type="string" office:string-value="" calcext:value-type="error">
            <text:p>#DIV/0!</text:p>
          </table:table-cell>
          <table:table-cell table:style-name="ce5" table:formula="of:=AVERAGE([.D183:.F183])/[.J18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84:.I18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4]/AVERAGE([.D184:.F184])" office:value-type="string" office:string-value="" calcext:value-type="error">
            <text:p>#DIV/0!</text:p>
          </table:table-cell>
          <table:table-cell table:style-name="ce5" table:formula="of:=(AVERAGE([.D184:.F184])/(AVERAGE([.K184:.M184])+(AVERAGE([.N184:.P184])/2)))" office:value-type="string" office:string-value="" calcext:value-type="error">
            <text:p>#DIV/0!</text:p>
          </table:table-cell>
          <table:table-cell table:style-name="ce5" table:formula="of:=AVERAGE([.D184:.F184])/[.J18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RNTPHARM</text:p>
          </table:table-cell>
          <table:table-cell office:value-type="string" calcext:value-type="string">
            <text:p>PHARMA</text:p>
          </table:table-cell>
          <table:table-cell table:number-columns-repeated="7"/>
          <table:table-cell table:style-name="ce5" table:formula="of:=AVERAGE([.G185:.I18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5]/AVERAGE([.D185:.F185])" office:value-type="string" office:string-value="" calcext:value-type="error">
            <text:p>#DIV/0!</text:p>
          </table:table-cell>
          <table:table-cell table:style-name="ce5" table:formula="of:=(AVERAGE([.D185:.F185])/(AVERAGE([.K185:.M185])+(AVERAGE([.N185:.P185])/2)))" office:value-type="string" office:string-value="" calcext:value-type="error">
            <text:p>#DIV/0!</text:p>
          </table:table-cell>
          <table:table-cell table:style-name="ce5" table:formula="of:=AVERAGE([.D185:.F185])/[.J18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RNTPOWER</text:p>
          </table:table-cell>
          <table:table-cell office:value-type="string" calcext:value-type="string">
            <text:p>POWER</text:p>
          </table:table-cell>
          <table:table-cell table:number-columns-repeated="7"/>
          <table:table-cell table:style-name="ce5" table:formula="of:=AVERAGE([.G186:.I18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6]/AVERAGE([.D186:.F186])" office:value-type="string" office:string-value="" calcext:value-type="error">
            <text:p>#DIV/0!</text:p>
          </table:table-cell>
          <table:table-cell table:style-name="ce5" table:formula="of:=(AVERAGE([.D186:.F186])/(AVERAGE([.K186:.M186])+(AVERAGE([.N186:.P186])/2)))" office:value-type="string" office:string-value="" calcext:value-type="error">
            <text:p>#DIV/0!</text:p>
          </table:table-cell>
          <table:table-cell table:style-name="ce5" table:formula="of:=AVERAGE([.D186:.F186])/[.J18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RENT</text:p>
          </table:table-cell>
          <table:table-cell office:value-type="string" calcext:value-type="string">
            <text:p>CONSUMER SERVICES</text:p>
          </table:table-cell>
          <table:table-cell table:number-columns-repeated="7"/>
          <table:table-cell table:style-name="ce5" table:formula="of:=AVERAGE([.G187:.I18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7]/AVERAGE([.D187:.F187])" office:value-type="string" office:string-value="" calcext:value-type="error">
            <text:p>#DIV/0!</text:p>
          </table:table-cell>
          <table:table-cell table:style-name="ce5" table:formula="of:=(AVERAGE([.D187:.F187])/(AVERAGE([.K187:.M187])+(AVERAGE([.N187:.P187])/2)))" office:value-type="string" office:string-value="" calcext:value-type="error">
            <text:p>#DIV/0!</text:p>
          </table:table-cell>
          <table:table-cell table:style-name="ce5" table:formula="of:=AVERAGE([.D187:.F187])/[.J18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PL</text:p>
          </table:table-cell>
          <table:table-cell office:value-type="string" calcext:value-type="string">
            <text:p>FERTILISERS &amp; PESTICIDES</text:p>
          </table:table-cell>
          <table:table-cell table:number-columns-repeated="7"/>
          <table:table-cell table:style-name="ce5" table:formula="of:=AVERAGE([.G188:.I18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8]/AVERAGE([.D188:.F188])" office:value-type="string" office:string-value="" calcext:value-type="error">
            <text:p>#DIV/0!</text:p>
          </table:table-cell>
          <table:table-cell table:style-name="ce5" table:formula="of:=(AVERAGE([.D188:.F188])/(AVERAGE([.K188:.M188])+(AVERAGE([.N188:.P188])/2)))" office:value-type="string" office:string-value="" calcext:value-type="error">
            <text:p>#DIV/0!</text:p>
          </table:table-cell>
          <table:table-cell table:style-name="ce5" table:formula="of:=AVERAGE([.D188:.F188])/[.J18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LTRACEMCO</text:p>
          </table:table-cell>
          <table:table-cell office:value-type="string" calcext:value-type="string">
            <text:p>CEMENT &amp; CEMENT PRODUCTS</text:p>
          </table:table-cell>
          <table:table-cell table:number-columns-repeated="7"/>
          <table:table-cell table:style-name="ce5" table:formula="of:=AVERAGE([.G189:.I18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89]/AVERAGE([.D189:.F189])" office:value-type="string" office:string-value="" calcext:value-type="error">
            <text:p>#DIV/0!</text:p>
          </table:table-cell>
          <table:table-cell table:style-name="ce5" table:formula="of:=(AVERAGE([.D189:.F189])/(AVERAGE([.K189:.M189])+(AVERAGE([.N189:.P189])/2)))" office:value-type="string" office:string-value="" calcext:value-type="error">
            <text:p>#DIV/0!</text:p>
          </table:table-cell>
          <table:table-cell table:style-name="ce5" table:formula="of:=AVERAGE([.D189:.F189])/[.J18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NION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190:.I19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0]/AVERAGE([.D190:.F190])" office:value-type="string" office:string-value="" calcext:value-type="error">
            <text:p>#DIV/0!</text:p>
          </table:table-cell>
          <table:table-cell table:style-name="ce5" table:formula="of:=(AVERAGE([.D190:.F190])/(AVERAGE([.K190:.M190])+(AVERAGE([.N190:.P190])/2)))" office:value-type="string" office:string-value="" calcext:value-type="error">
            <text:p>#DIV/0!</text:p>
          </table:table-cell>
          <table:table-cell table:style-name="ce5" table:formula="of:=AVERAGE([.D190:.F190])/[.J19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BL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1:.I19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1]/AVERAGE([.D191:.F191])" office:value-type="string" office:string-value="" calcext:value-type="error">
            <text:p>#DIV/0!</text:p>
          </table:table-cell>
          <table:table-cell table:style-name="ce5" table:formula="of:=(AVERAGE([.D191:.F191])/(AVERAGE([.K191:.M191])+(AVERAGE([.N191:.P191])/2)))" office:value-type="string" office:string-value="" calcext:value-type="error">
            <text:p>#DIV/0!</text:p>
          </table:table-cell>
          <table:table-cell table:style-name="ce5" table:formula="of:=AVERAGE([.D191:.F191])/[.J19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CDOWELL-N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2:.I192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2]/AVERAGE([.D192:.F192])" office:value-type="string" office:string-value="" calcext:value-type="error">
            <text:p>#DIV/0!</text:p>
          </table:table-cell>
          <table:table-cell table:style-name="ce5" table:formula="of:=(AVERAGE([.D192:.F192])/(AVERAGE([.K192:.M192])+(AVERAGE([.N192:.P192])/2)))" office:value-type="string" office:string-value="" calcext:value-type="error">
            <text:p>#DIV/0!</text:p>
          </table:table-cell>
          <table:table-cell table:style-name="ce5" table:formula="of:=AVERAGE([.D192:.F192])/[.J19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GUARD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3:.I193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3]/AVERAGE([.D193:.F193])" office:value-type="string" office:string-value="" calcext:value-type="error">
            <text:p>#DIV/0!</text:p>
          </table:table-cell>
          <table:table-cell table:style-name="ce5" table:formula="of:=(AVERAGE([.D193:.F193])/(AVERAGE([.K193:.M193])+(AVERAGE([.N193:.P193])/2)))" office:value-type="string" office:string-value="" calcext:value-type="error">
            <text:p>#DIV/0!</text:p>
          </table:table-cell>
          <table:table-cell table:style-name="ce5" table:formula="of:=AVERAGE([.D193:.F193])/[.J19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BL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4:.I194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4]/AVERAGE([.D194:.F194])" office:value-type="string" office:string-value="" calcext:value-type="error">
            <text:p>#DIV/0!</text:p>
          </table:table-cell>
          <table:table-cell table:style-name="ce5" table:formula="of:=(AVERAGE([.D194:.F194])/(AVERAGE([.K194:.M194])+(AVERAGE([.N194:.P194])/2)))" office:value-type="string" office:string-value="" calcext:value-type="error">
            <text:p>#DIV/0!</text:p>
          </table:table-cell>
          <table:table-cell table:style-name="ce5" table:formula="of:=AVERAGE([.D194:.F194])/[.J19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DL</text:p>
          </table:table-cell>
          <table:table-cell office:value-type="string" calcext:value-type="string">
            <text:p>METALS</text:p>
          </table:table-cell>
          <table:table-cell table:number-columns-repeated="7"/>
          <table:table-cell table:style-name="ce5" table:formula="of:=AVERAGE([.G195:.I195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5]/AVERAGE([.D195:.F195])" office:value-type="string" office:string-value="" calcext:value-type="error">
            <text:p>#DIV/0!</text:p>
          </table:table-cell>
          <table:table-cell table:style-name="ce5" table:formula="of:=(AVERAGE([.D195:.F195])/(AVERAGE([.K195:.M195])+(AVERAGE([.N195:.P195])/2)))" office:value-type="string" office:string-value="" calcext:value-type="error">
            <text:p>#DIV/0!</text:p>
          </table:table-cell>
          <table:table-cell table:style-name="ce5" table:formula="of:=AVERAGE([.D195:.F195])/[.J19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TELECOM</text:p>
          </table:table-cell>
          <table:table-cell table:number-columns-repeated="7"/>
          <table:table-cell table:style-name="ce5" table:formula="of:=AVERAGE([.G196:.I196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6]/AVERAGE([.D196:.F196])" office:value-type="string" office:string-value="" calcext:value-type="error">
            <text:p>#DIV/0!</text:p>
          </table:table-cell>
          <table:table-cell table:style-name="ce5" table:formula="of:=(AVERAGE([.D196:.F196])/(AVERAGE([.K196:.M196])+(AVERAGE([.N196:.P196])/2)))" office:value-type="string" office:string-value="" calcext:value-type="error">
            <text:p>#DIV/0!</text:p>
          </table:table-cell>
          <table:table-cell table:style-name="ce5" table:formula="of:=AVERAGE([.D196:.F196])/[.J19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OLTAS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7:.I197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7]/AVERAGE([.D197:.F197])" office:value-type="string" office:string-value="" calcext:value-type="error">
            <text:p>#DIV/0!</text:p>
          </table:table-cell>
          <table:table-cell table:style-name="ce5" table:formula="of:=(AVERAGE([.D197:.F197])/(AVERAGE([.K197:.M197])+(AVERAGE([.N197:.P197])/2)))" office:value-type="string" office:string-value="" calcext:value-type="error">
            <text:p>#DIV/0!</text:p>
          </table:table-cell>
          <table:table-cell table:style-name="ce5" table:formula="of:=AVERAGE([.D197:.F197])/[.J19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CONSUMER GOODS</text:p>
          </table:table-cell>
          <table:table-cell table:number-columns-repeated="7"/>
          <table:table-cell table:style-name="ce5" table:formula="of:=AVERAGE([.G198:.I198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8]/AVERAGE([.D198:.F198])" office:value-type="string" office:string-value="" calcext:value-type="error">
            <text:p>#DIV/0!</text:p>
          </table:table-cell>
          <table:table-cell table:style-name="ce5" table:formula="of:=(AVERAGE([.D198:.F198])/(AVERAGE([.K198:.M198])+(AVERAGE([.N198:.P198])/2)))" office:value-type="string" office:string-value="" calcext:value-type="error">
            <text:p>#DIV/0!</text:p>
          </table:table-cell>
          <table:table-cell table:style-name="ce5" table:formula="of:=AVERAGE([.D198:.F198])/[.J19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PRO</text:p>
          </table:table-cell>
          <table:table-cell office:value-type="string" calcext:value-type="string">
            <text:p>IT</text:p>
          </table:table-cell>
          <table:table-cell table:number-columns-repeated="7"/>
          <table:table-cell table:style-name="ce5" table:formula="of:=AVERAGE([.G199:.I199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199]/AVERAGE([.D199:.F199])" office:value-type="string" office:string-value="" calcext:value-type="error">
            <text:p>#DIV/0!</text:p>
          </table:table-cell>
          <table:table-cell table:style-name="ce5" table:formula="of:=(AVERAGE([.D199:.F199])/(AVERAGE([.K199:.M199])+(AVERAGE([.N199:.P199])/2)))" office:value-type="string" office:string-value="" calcext:value-type="error">
            <text:p>#DIV/0!</text:p>
          </table:table-cell>
          <table:table-cell table:style-name="ce5" table:formula="of:=AVERAGE([.D199:.F199])/[.J19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YESBANK</text:p>
          </table:table-cell>
          <table:table-cell office:value-type="string" calcext:value-type="string">
            <text:p>FINANCIAL SERVICES</text:p>
          </table:table-cell>
          <table:table-cell table:number-columns-repeated="7"/>
          <table:table-cell table:style-name="ce5" table:formula="of:=AVERAGE([.G200:.I200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200]/AVERAGE([.D200:.F200])" office:value-type="string" office:string-value="" calcext:value-type="error">
            <text:p>#DIV/0!</text:p>
          </table:table-cell>
          <table:table-cell table:style-name="ce5" table:formula="of:=(AVERAGE([.D200:.F200])/(AVERAGE([.K200:.M200])+(AVERAGE([.N200:.P200])/2)))" office:value-type="string" office:string-value="" calcext:value-type="error">
            <text:p>#DIV/0!</text:p>
          </table:table-cell>
          <table:table-cell table:style-name="ce5" table:formula="of:=AVERAGE([.D200:.F200])/[.J20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EEL</text:p>
          </table:table-cell>
          <table:table-cell office:value-type="string" calcext:value-type="string">
            <text:p>MEDIA ENTERTAINMENT &amp; PUBLICATION</text:p>
          </table:table-cell>
          <table:table-cell table:number-columns-repeated="7"/>
          <table:table-cell table:style-name="ce5" table:formula="of:=AVERAGE([.G201:.I201])" office:value-type="string" office:string-value="" calcext:value-type="error">
            <text:p>#DIV/0!</text:p>
          </table:table-cell>
          <table:table-cell table:number-columns-repeated="6"/>
          <table:table-cell table:style-name="ce5" table:formula="of:=[.C201]/AVERAGE([.D201:.F201])" office:value-type="string" office:string-value="" calcext:value-type="error">
            <text:p>#DIV/0!</text:p>
          </table:table-cell>
          <table:table-cell table:style-name="ce5" table:formula="of:=(AVERAGE([.D201:.F201])/(AVERAGE([.K201:.M201])+(AVERAGE([.N201:.P201])/2)))" office:value-type="string" office:string-value="" calcext:value-type="error">
            <text:p>#DIV/0!</text:p>
          </table:table-cell>
          <table:table-cell table:style-name="ce5" table:formula="of:=AVERAGE([.D201:.F201])/[.J20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d_nifty200list_analysis_2021.$A$1" table:cell-range-address="$ind_nifty200list_analysis_2021.$A$1:.$B$201"/>
        </table:named-expressions>
      </table:table>
      <table:named-expressions/>
      <table:database-ranges>
        <table:database-range table:name="__Anonymous_Sheet_DB__0" table:target-range-address="ind_nifty200list_analysis_2021.A1:ind_nifty200list_analysis_2021.B20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_5f_nifty200list_5f_analysis_5f_2021" style:display-name="PageStyle_ind_nifty200list_analysis_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shal1 Sharma</meta:initial-creator>
    <meta:creation-date>2021-07-15T06:24:42</meta:creation-date>
    <dc:date>2021-07-18T14:08:45.322000000</dc:date>
    <meta:generator>LibreOffice/7.1.1.2$Windows_X86_64 LibreOffice_project/fe0b08f4af1bacafe4c7ecc87ce55bb426164676</meta:generator>
    <meta:editing-duration>PT8M13S</meta:editing-duration>
    <meta:editing-cycles>1</meta:editing-cycles>
    <meta:document-statistic meta:table-count="1" meta:cell-count="2168" meta:object-count="0"/>
    <meta:user-defined meta:name="AppVersion">16.0300</meta:user-defined>
  </office:meta>
</office:document-meta>
</file>